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25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7" table:style-name="ce4">
            <text:p>3987654347</text:p>
          </table:table-cell>
          <table:table-cell office:value-type="date" office:date-value="2023-03-18T00:00:00" table:style-name="ce5">
            <text:p>1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7" table:style-name="ce4">
            <text:p>3990987667</text:p>
          </table:table-cell>
          <table:table-cell office:value-type="date" office:date-value="2022-08-24T00:00:00" table:style-name="ce5">
            <text:p>2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4" table:style-name="ce4">
            <text:p>3934567904</text:p>
          </table:table-cell>
          <table:table-cell office:value-type="date" office:date-value="2023-04-15T00:00:00" table:style-name="ce5">
            <text:p>1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4">
            <text:p>3912345692</text:p>
          </table:table-cell>
          <table:table-cell office:value-type="date" office:date-value="2022-07-29T00:00:00" table:style-name="ce5">
            <text:p>2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8" table:style-name="ce4">
            <text:p>3987654348</text:p>
          </table:table-cell>
          <table:table-cell office:value-type="date" office:date-value="2023-12-12T00:00:00" table:style-name="ce5">
            <text:p>1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6" table:style-name="ce4">
            <text:p>3998765446</text:p>
          </table:table-cell>
          <table:table-cell office:value-type="date" office:date-value="2022-09-17T00:00:00" table:style-name="ce5">
            <text:p>1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9" table:style-name="ce4">
            <text:p>3943218779</text:p>
          </table:table-cell>
          <table:table-cell office:value-type="date" office:date-value="2023-05-26T00:00:00" table:style-name="ce5">
            <text:p>2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3" table:style-name="ce4">
            <text:p>3965432123</text:p>
          </table:table-cell>
          <table:table-cell office:value-type="date" office:date-value="2022-10-22T00:00:00" table:style-name="ce5">
            <text:p>2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4" table:style-name="ce4">
            <text:p>3976543224</text:p>
          </table:table-cell>
          <table:table-cell office:value-type="date" office:date-value="2023-07-03T00:00:00" table:style-name="ce5">
            <text:p>03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70" table:style-name="ce4">
            <text:p>3990123470</text:p>
          </table:table-cell>
          <table:table-cell office:value-type="date" office:date-value="2023-01-05T00:00:00" table:style-name="ce5">
            <text:p>05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9" table:style-name="ce4">
            <text:p>3987654349</text:p>
          </table:table-cell>
          <table:table-cell office:value-type="date" office:date-value="2023-03-19T00:00:00" table:style-name="ce5">
            <text:p>1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2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2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3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3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4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4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.5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EraAssociataA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8T00:00:00" table:style-name="ce5">
            <text:p>18/03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Nano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87654335" table:style-name="ce4">
            <text:p>3987654335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90987661" table:style-name="ce4">
            <text:p>399098766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898" table:style-name="ce4">
            <text:p>3934567898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Elettronica</text:p>
          </table:table-cell>
          <table:table-cell office:value-type="float" office:value="3912345686" table:style-name="ce4">
            <text:p>3912345686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Standard</text:p>
          </table:table-cell>
          <table:table-cell office:value-type="float" office:value="3987654336" table:style-name="ce4">
            <text:p>3987654336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Micro</text:p>
          </table:table-cell>
          <table:table-cell office:value-type="float" office:value="3998765440" table:style-name="ce4">
            <text:p>3998765440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Nano</text:p>
          </table:table-cell>
          <table:table-cell office:value-type="float" office:value="3943218773" table:style-name="ce4">
            <text:p>3943218773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Elettronica</text:p>
          </table:table-cell>
          <table:table-cell office:value-type="float" office:value="3965432117" table:style-name="ce4">
            <text:p>3965432117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Standard</text:p>
          </table:table-cell>
          <table:table-cell office:value-type="float" office:value="3976543218" table:style-name="ce4">
            <text:p>3976543218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Micro</text:p>
          </table:table-cell>
          <table:table-cell office:value-type="float" office:value="3990123464" table:style-name="ce4">
            <text:p>3990123464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8</text:p>
          </table:table-cell>
          <table:table-cell office:value-type="string" table:style-name="ce4">
            <text:p>Standard</text:p>
          </table:table-cell>
          <table:table-cell office:value-type="float" office:value="3987654338" table:style-name="ce4">
            <text:p>3987654338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9</text:p>
          </table:table-cell>
          <table:table-cell office:value-type="string" table:style-name="ce4">
            <text:p>Micro</text:p>
          </table:table-cell>
          <table:table-cell office:value-type="float" office:value="3990987664" table:style-name="ce4">
            <text:p>3990987664</text:p>
          </table:table-cell>
          <table:table-cell office:value-type="date" office:date-value="2022-04-15T00:00:00" table:style-name="ce5">
            <text:p>15/04/22</text:p>
          </table:table-cell>
          <table:table-cell office:value-type="date" office:date-value="2022-05-25T00:00:00" table:style-name="ce5">
            <text:p>25/05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0</text:p>
          </table:table-cell>
          <table:table-cell office:value-type="string" table:style-name="ce4">
            <text:p>Nano</text:p>
          </table:table-cell>
          <table:table-cell office:value-type="float" office:value="3934567900" table:style-name="ce4">
            <text:p>3934567900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1</text:p>
          </table:table-cell>
          <table:table-cell office:value-type="string" table:style-name="ce4">
            <text:p>Elettronica</text:p>
          </table:table-cell>
          <table:table-cell office:value-type="float" office:value="3912345688" table:style-name="ce4">
            <text:p>3912345688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2</text:p>
          </table:table-cell>
          <table:table-cell office:value-type="string" table:style-name="ce4">
            <text:p>Standard</text:p>
          </table:table-cell>
          <table:table-cell office:value-type="float" office:value="3987654339" table:style-name="ce4">
            <text:p>3987654339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3</text:p>
          </table:table-cell>
          <table:table-cell office:value-type="string" table:style-name="ce4">
            <text:p>Micro</text:p>
          </table:table-cell>
          <table:table-cell office:value-type="float" office:value="3998765443" table:style-name="ce4">
            <text:p>3998765443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4</text:p>
          </table:table-cell>
          <table:table-cell office:value-type="string" table:style-name="ce4">
            <text:p>Nano</text:p>
          </table:table-cell>
          <table:table-cell office:value-type="float" office:value="3943218775" table:style-name="ce4">
            <text:p>394321877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5</text:p>
          </table:table-cell>
          <table:table-cell office:value-type="string" table:style-name="ce4">
            <text:p>Elettronica</text:p>
          </table:table-cell>
          <table:table-cell office:value-type="float" office:value="3965432119" table:style-name="ce4">
            <text:p>3965432119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6</text:p>
          </table:table-cell>
          <table:table-cell office:value-type="string" table:style-name="ce4">
            <text:p>Standard</text:p>
          </table:table-cell>
          <table:table-cell office:value-type="float" office:value="3976543220" table:style-name="ce4">
            <text:p>3976543220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7</text:p>
          </table:table-cell>
          <table:table-cell office:value-type="string" table:style-name="ce4">
            <text:p>Micro</text:p>
          </table:table-cell>
          <table:table-cell office:value-type="float" office:value="3990123466" table:style-name="ce4">
            <text:p>399012346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9</text:p>
          </table:table-cell>
          <table:table-cell office:value-type="string" table:style-name="ce4">
            <text:p>Standard</text:p>
          </table:table-cell>
          <table:table-cell office:value-type="float" office:value="3987654340" table:style-name="ce4">
            <text:p>3987654340</text:p>
          </table:table-cell>
          <table:table-cell office:value-type="date" office:date-value="2023-03-20T00:00:00" table:style-name="ce5">
            <text:p>20/03/23</text:p>
          </table:table-cell>
          <table:table-cell office:value-type="date" office:date-value="2023-04-30T00:00:00" table:style-name="ce5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0</text:p>
          </table:table-cell>
          <table:table-cell office:value-type="string" table:style-name="ce4">
            <text:p>Micro</text:p>
          </table:table-cell>
          <table:table-cell office:value-type="float" office:value="3990987665" table:style-name="ce4">
            <text:p>3990987665</text:p>
          </table:table-cell>
          <table:table-cell office:value-type="date" office:date-value="2022-04-25T00:00:00" table:style-name="ce5">
            <text:p>25/04/22</text:p>
          </table:table-cell>
          <table:table-cell office:value-type="date" office:date-value="2022-06-05T00:00:00" table:style-name="ce5">
            <text:p>0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1</text:p>
          </table:table-cell>
          <table:table-cell office:value-type="string" table:style-name="ce4">
            <text:p>Nano</text:p>
          </table:table-cell>
          <table:table-cell office:value-type="float" office:value="3934567901" table:style-name="ce4">
            <text:p>3934567901</text:p>
          </table:table-cell>
          <table:table-cell office:value-type="date" office:date-value="2023-05-30T00:00:00" table:style-name="ce5">
            <text:p>30/05/23</text:p>
          </table:table-cell>
          <table:table-cell office:value-type="date" office:date-value="2023-07-10T00:00:00" table:style-name="ce5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2</text:p>
          </table:table-cell>
          <table:table-cell office:value-type="string" table:style-name="ce4">
            <text:p>Elettronica</text:p>
          </table:table-cell>
          <table:table-cell office:value-type="float" office:value="3912345689" table:style-name="ce4">
            <text:p>3912345689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3</text:p>
          </table:table-cell>
          <table:table-cell office:value-type="string" table:style-name="ce4">
            <text:p>Standard</text:p>
          </table:table-cell>
          <table:table-cell office:value-type="float" office:value="3987654341" table:style-name="ce4">
            <text:p>3987654341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4</text:p>
          </table:table-cell>
          <table:table-cell office:value-type="string" table:style-name="ce4">
            <text:p>Micro</text:p>
          </table:table-cell>
          <table:table-cell office:value-type="float" office:value="3998765444" table:style-name="ce4">
            <text:p>3998765444</text:p>
          </table:table-cell>
          <table:table-cell office:value-type="date" office:date-value="2022-08-15T00:00:00" table:style-name="ce5">
            <text:p>15/08/22</text:p>
          </table:table-cell>
          <table:table-cell office:value-type="date" office:date-value="2022-09-25T00:00:00" table:style-name="ce5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5</text:p>
          </table:table-cell>
          <table:table-cell office:value-type="string" table:style-name="ce4">
            <text:p>Nano</text:p>
          </table:table-cell>
          <table:table-cell office:value-type="float" office:value="3943218776" table:style-name="ce4">
            <text:p>3943218776</text:p>
          </table:table-cell>
          <table:table-cell office:value-type="date" office:date-value="2023-09-20T00:00:00" table:style-name="ce5">
            <text:p>20/09/23</text:p>
          </table:table-cell>
          <table:table-cell office:value-type="date" office:date-value="2023-10-30T00:00:00" table:style-name="ce5">
            <text:p>3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6</text:p>
          </table:table-cell>
          <table:table-cell office:value-type="string" table:style-name="ce4">
            <text:p>Elettronica</text:p>
          </table:table-cell>
          <table:table-cell office:value-type="float" office:value="3965432120" table:style-name="ce4">
            <text:p>3965432120</text:p>
          </table:table-cell>
          <table:table-cell office:value-type="date" office:date-value="2022-10-25T00:00:00" table:style-name="ce5">
            <text:p>25/10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7</text:p>
          </table:table-cell>
          <table:table-cell office:value-type="string" table:style-name="ce4">
            <text:p>Standard</text:p>
          </table:table-cell>
          <table:table-cell office:value-type="float" office:value="3976543221" table:style-name="ce4">
            <text:p>397654322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8</text:p>
          </table:table-cell>
          <table:table-cell office:value-type="string" table:style-name="ce4">
            <text:p>Micro</text:p>
          </table:table-cell>
          <table:table-cell office:value-type="float" office:value="3990123467" table:style-name="ce4">
            <text:p>399012346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0</text:p>
          </table:table-cell>
          <table:table-cell office:value-type="string" table:style-name="ce4">
            <text:p>Standard</text:p>
          </table:table-cell>
          <table:table-cell office:value-type="float" office:value="3987654342" table:style-name="ce4">
            <text:p>3987654342</text:p>
          </table:table-cell>
          <table:table-cell office:value-type="date" office:date-value="2023-03-21T00:00:00" table:style-name="ce5">
            <text:p>21/03/23</text:p>
          </table:table-cell>
          <table:table-cell office:value-type="string" table:style-name="ce4">
            <text:p>31/04/20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1</text:p>
          </table:table-cell>
          <table:table-cell office:value-type="string" table:style-name="ce4">
            <text:p>Micro</text:p>
          </table:table-cell>
          <table:table-cell office:value-type="float" office:value="3990987666" table:style-name="ce4">
            <text:p>3990987666</text:p>
          </table:table-cell>
          <table:table-cell office:value-type="date" office:date-value="2022-04-26T00:00:00" table:style-name="ce5">
            <text:p>26/04/22</text:p>
          </table:table-cell>
          <table:table-cell office:value-type="date" office:date-value="2022-06-06T00:00:00" table:style-name="ce5">
            <text:p>0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2</text:p>
          </table:table-cell>
          <table:table-cell office:value-type="string" table:style-name="ce4">
            <text:p>Nano</text:p>
          </table:table-cell>
          <table:table-cell office:value-type="float" office:value="3934567902" table:style-name="ce4">
            <text:p>3934567902</text:p>
          </table:table-cell>
          <table:table-cell office:value-type="date" office:date-value="2023-05-31T00:00:00" table:style-name="ce5">
            <text:p>31/05/23</text:p>
          </table:table-cell>
          <table:table-cell office:value-type="date" office:date-value="2023-07-11T00:00:00" table:style-name="ce5">
            <text:p>1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3</text:p>
          </table:table-cell>
          <table:table-cell office:value-type="string" table:style-name="ce4">
            <text:p>Elettronica</text:p>
          </table:table-cell>
          <table:table-cell office:value-type="float" office:value="3912345690" table:style-name="ce4">
            <text:p>3912345690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4</text:p>
          </table:table-cell>
          <table:table-cell office:value-type="string" table:style-name="ce4">
            <text:p>Standard</text:p>
          </table:table-cell>
          <table:table-cell office:value-type="float" office:value="3987654343" table:style-name="ce4">
            <text:p>39876543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5</text:p>
          </table:table-cell>
          <table:table-cell office:value-type="string" table:style-name="ce4">
            <text:p>Micro</text:p>
          </table:table-cell>
          <table:table-cell office:value-type="float" office:value="3998765445" table:style-name="ce4">
            <text:p>3998765445</text:p>
          </table:table-cell>
          <table:table-cell office:value-type="date" office:date-value="2022-08-16T00:00:00" table:style-name="ce5">
            <text:p>16/08/22</text:p>
          </table:table-cell>
          <table:table-cell office:value-type="date" office:date-value="2022-09-26T00:00:00" table:style-name="ce5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6</text:p>
          </table:table-cell>
          <table:table-cell office:value-type="string" table:style-name="ce4">
            <text:p>Nano</text:p>
          </table:table-cell>
          <table:table-cell office:value-type="float" office:value="3943218777" table:style-name="ce4">
            <text:p>3943218777</text:p>
          </table:table-cell>
          <table:table-cell office:value-type="date" office:date-value="2023-09-21T00:00:00" table:style-name="ce5">
            <text:p>21/09/23</text:p>
          </table:table-cell>
          <table:table-cell office:value-type="date" office:date-value="2023-11-01T00:00:00" table:style-name="ce5">
            <text:p>0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7</text:p>
          </table:table-cell>
          <table:table-cell office:value-type="string" table:style-name="ce4">
            <text:p>Elettronica</text:p>
          </table:table-cell>
          <table:table-cell office:value-type="float" office:value="3965432121" table:style-name="ce4">
            <text:p>3965432121</text:p>
          </table:table-cell>
          <table:table-cell office:value-type="date" office:date-value="2022-10-26T00:00:00" table:style-name="ce5">
            <text:p>26/10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8</text:p>
          </table:table-cell>
          <table:table-cell office:value-type="string" table:style-name="ce4">
            <text:p>Standard</text:p>
          </table:table-cell>
          <table:table-cell office:value-type="float" office:value="3976543222" table:style-name="ce4">
            <text:p>397654322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468" table:style-name="ce4">
            <text:p>399012346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1</text:p>
          </table:table-cell>
          <table:table-cell office:value-type="string" table:style-name="ce4">
            <text:p>Standard</text:p>
          </table:table-cell>
          <table:table-cell office:value-type="float" office:value="3987654344" table:style-name="ce4">
            <text:p>3987654344</text:p>
          </table:table-cell>
          <table:table-cell office:value-type="date" office:date-value="2023-03-22T00:00:00" table:style-name="ce5">
            <text:p>22/03/23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2</text:p>
          </table:table-cell>
          <table:table-cell office:value-type="string" table:style-name="ce4">
            <text:p>Micro</text:p>
          </table:table-cell>
          <table:table-cell office:value-type="float" office:value="3990987667" table:style-name="ce4">
            <text:p>3990987667</text:p>
          </table:table-cell>
          <table:table-cell office:value-type="date" office:date-value="2022-04-27T00:00:00" table:style-name="ce5">
            <text:p>27/04/22</text:p>
          </table:table-cell>
          <table:table-cell office:value-type="date" office:date-value="2022-06-07T00:00:00" table:style-name="ce5">
            <text:p>0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3</text:p>
          </table:table-cell>
          <table:table-cell office:value-type="string" table:style-name="ce4">
            <text:p>Nano</text:p>
          </table:table-cell>
          <table:table-cell office:value-type="float" office:value="3934567903" table:style-name="ce4">
            <text:p>3934567903</text:p>
          </table:table-cell>
          <table:table-cell office:value-type="date" office:date-value="2023-06-01T00:00:00" table:style-name="ce5">
            <text:p>01/06/23</text:p>
          </table:table-cell>
          <table:table-cell office:value-type="date" office:date-value="2023-07-12T00:00:00" table:style-name="ce5">
            <text:p>1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4</text:p>
          </table:table-cell>
          <table:table-cell office:value-type="string" table:style-name="ce4">
            <text:p>Elettronica</text:p>
          </table:table-cell>
          <table:table-cell office:value-type="float" office:value="3912345691" table:style-name="ce4">
            <text:p>3912345691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5</text:p>
          </table:table-cell>
          <table:table-cell office:value-type="string" table:style-name="ce4">
            <text:p>Standard</text:p>
          </table:table-cell>
          <table:table-cell office:value-type="float" office:value="3987654345" table:style-name="ce4">
            <text:p>3987654345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6</text:p>
          </table:table-cell>
          <table:table-cell office:value-type="string" table:style-name="ce4">
            <text:p>Micro</text:p>
          </table:table-cell>
          <table:table-cell office:value-type="float" office:value="3998765446" table:style-name="ce4">
            <text:p>3998765446</text:p>
          </table:table-cell>
          <table:table-cell office:value-type="date" office:date-value="2022-08-17T00:00:00" table:style-name="ce5">
            <text:p>17/08/22</text:p>
          </table:table-cell>
          <table:table-cell office:value-type="date" office:date-value="2022-09-27T00:00:00" table:style-name="ce5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7</text:p>
          </table:table-cell>
          <table:table-cell office:value-type="string" table:style-name="ce4">
            <text:p>Nano</text:p>
          </table:table-cell>
          <table:table-cell office:value-type="float" office:value="3943218778" table:style-name="ce4">
            <text:p>3943218778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02T00:00:00" table:style-name="ce5">
            <text:p>0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8</text:p>
          </table:table-cell>
          <table:table-cell office:value-type="string" table:style-name="ce4">
            <text:p>Elettronica</text:p>
          </table:table-cell>
          <table:table-cell office:value-type="float" office:value="3965432122" table:style-name="ce4">
            <text:p>3965432122</text:p>
          </table:table-cell>
          <table:table-cell office:value-type="date" office:date-value="2022-10-27T00:00:00" table:style-name="ce5">
            <text:p>27/10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9</text:p>
          </table:table-cell>
          <table:table-cell office:value-type="string" table:style-name="ce4">
            <text:p>Standard</text:p>
          </table:table-cell>
          <table:table-cell office:value-type="float" office:value="3976543223" table:style-name="ce4">
            <text:p>3976543223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3-01-12T00:00:00" table:style-name="ce5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469" table:style-name="ce4">
            <text:p>399012346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2</text:p>
          </table:table-cell>
          <table:table-cell office:value-type="string" table:style-name="ce4">
            <text:p>Standard</text:p>
          </table:table-cell>
          <table:table-cell office:value-type="float" office:value="3987654346" table:style-name="ce4">
            <text:p>3987654346</text:p>
          </table:table-cell>
          <table:table-cell office:value-type="date" office:date-value="2023-03-23T00:00:00" table:style-name="ce5">
            <text:p>23/03/2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3</text:p>
          </table:table-cell>
          <table:table-cell office:value-type="string" table:style-name="ce4">
            <text:p>Micro</text:p>
          </table:table-cell>
          <table:table-cell office:value-type="float" office:value="3990987668" table:style-name="ce4">
            <text:p>3990987668</text:p>
          </table:table-cell>
          <table:table-cell office:value-type="date" office:date-value="2022-04-28T00:00:00" table:style-name="ce5">
            <text:p>28/04/22</text:p>
          </table:table-cell>
          <table:table-cell office:value-type="date" office:date-value="2022-06-08T00:00:00" table:style-name="ce5">
            <text:p>0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4</text:p>
          </table:table-cell>
          <table:table-cell office:value-type="string" table:style-name="ce4">
            <text:p>Nano</text:p>
          </table:table-cell>
          <table:table-cell office:value-type="float" office:value="3934567904" table:style-name="ce4">
            <text:p>3934567904</text:p>
          </table:table-cell>
          <table:table-cell office:value-type="date" office:date-value="2023-06-02T00:00:00" table:style-name="ce5">
            <text:p>02/06/23</text:p>
          </table:table-cell>
          <table:table-cell office:value-type="date" office:date-value="2023-07-13T00:00:00" table:style-name="ce5">
            <text:p>1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5</text:p>
          </table:table-cell>
          <table:table-cell office:value-type="string" table:style-name="ce4">
            <text:p>Elettronica</text:p>
          </table:table-cell>
          <table:table-cell office:value-type="float" office:value="3912345692" table:style-name="ce4">
            <text:p>3912345692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6</text:p>
          </table:table-cell>
          <table:table-cell office:value-type="string" table:style-name="ce4">
            <text:p>Standard</text:p>
          </table:table-cell>
          <table:table-cell office:value-type="float" office:value="3987654347" table:style-name="ce4">
            <text:p>3987654347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7</text:p>
          </table:table-cell>
          <table:table-cell office:value-type="string" table:style-name="ce4">
            <text:p>Micro</text:p>
          </table:table-cell>
          <table:table-cell office:value-type="float" office:value="3998765447" table:style-name="ce4">
            <text:p>3998765447</text:p>
          </table:table-cell>
          <table:table-cell office:value-type="date" office:date-value="2022-08-18T00:00:00" table:style-name="ce5">
            <text:p>18/08/22</text:p>
          </table:table-cell>
          <table:table-cell office:value-type="date" office:date-value="2022-09-28T00:00:00" table:style-name="ce5">
            <text:p>2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8</text:p>
          </table:table-cell>
          <table:table-cell office:value-type="string" table:style-name="ce4">
            <text:p>Nano</text:p>
          </table:table-cell>
          <table:table-cell office:value-type="float" office:value="3943218779" table:style-name="ce4">
            <text:p>3943218779</text:p>
          </table:table-cell>
          <table:table-cell office:value-type="date" office:date-value="2023-09-23T00:00:00" table:style-name="ce5">
            <text:p>23/09/23</text:p>
          </table:table-cell>
          <table:table-cell office:value-type="date" office:date-value="2023-11-03T00:00:00" table:style-name="ce5">
            <text:p>0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9</text:p>
          </table:table-cell>
          <table:table-cell office:value-type="string" table:style-name="ce4">
            <text:p>Elettronica</text:p>
          </table:table-cell>
          <table:table-cell office:value-type="float" office:value="3965432123" table:style-name="ce4">
            <text:p>3965432123</text:p>
          </table:table-cell>
          <table:table-cell office:value-type="date" office:date-value="2022-10-28T00:00:00" table:style-name="ce5">
            <text:p>28/10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0</text:p>
          </table:table-cell>
          <table:table-cell office:value-type="string" table:style-name="ce4">
            <text:p>Standard</text:p>
          </table:table-cell>
          <table:table-cell office:value-type="float" office:value="3976543224" table:style-name="ce4">
            <text:p>3976543224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3-01-13T00:00:00" table:style-name="ce5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470" table:style-name="ce4">
            <text:p>3990123470</text:p>
          </table:table-cell>
          <table:table-cell office:value-type="date" office:date-value="2023-01-08T00:00:00" table:style-name="ce5">
            <text:p>08/01/23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3</text:p>
          </table:table-cell>
          <table:table-cell office:value-type="string" table:style-name="ce4">
            <text:p>Standard</text:p>
          </table:table-cell>
          <table:table-cell office:value-type="float" office:value="3987654348" table:style-name="ce4">
            <text:p>3987654348</text:p>
          </table:table-cell>
          <table:table-cell office:value-type="date" office:date-value="2023-03-24T00:00:00" table:style-name="ce5">
            <text:p>24/03/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4</text:p>
          </table:table-cell>
          <table:table-cell office:value-type="string" table:style-name="ce4">
            <text:p>Micro</text:p>
          </table:table-cell>
          <table:table-cell office:value-type="float" office:value="3990987669" table:style-name="ce4">
            <text:p>3990987669</text:p>
          </table:table-cell>
          <table:table-cell office:value-type="date" office:date-value="2022-04-29T00:00:00" table:style-name="ce5">
            <text:p>29/04/22</text:p>
          </table:table-cell>
          <table:table-cell office:value-type="date" office:date-value="2022-06-09T00:00:00" table:style-name="ce5">
            <text:p>0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5</text:p>
          </table:table-cell>
          <table:table-cell office:value-type="string" table:style-name="ce4">
            <text:p>Nano</text:p>
          </table:table-cell>
          <table:table-cell office:value-type="float" office:value="3934567905" table:style-name="ce4">
            <text:p>3934567905</text:p>
          </table:table-cell>
          <table:table-cell office:value-type="date" office:date-value="2023-06-03T00:00:00" table:style-name="ce5">
            <text:p>03/06/23</text:p>
          </table:table-cell>
          <table:table-cell office:value-type="date" office:date-value="2023-07-14T00:00:00" table:style-name="ce5">
            <text:p>1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6</text:p>
          </table:table-cell>
          <table:table-cell office:value-type="string" table:style-name="ce4">
            <text:p>Elettronica</text:p>
          </table:table-cell>
          <table:table-cell office:value-type="float" office:value="3912345693" table:style-name="ce4">
            <text:p>3912345693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7</text:p>
          </table:table-cell>
          <table:table-cell office:value-type="string" table:style-name="ce4">
            <text:p>Standard</text:p>
          </table:table-cell>
          <table:table-cell office:value-type="float" office:value="3987654349" table:style-name="ce4">
            <text:p>3987654349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8</text:p>
          </table:table-cell>
          <table:table-cell office:value-type="string" table:style-name="ce4">
            <text:p>Micro</text:p>
          </table:table-cell>
          <table:table-cell office:value-type="float" office:value="3998765448" table:style-name="ce4">
            <text:p>3998765448</text:p>
          </table:table-cell>
          <table:table-cell office:value-type="date" office:date-value="2022-08-19T00:00:00" table:style-name="ce5">
            <text:p>19/08/22</text:p>
          </table:table-cell>
          <table:table-cell office:value-type="date" office:date-value="2022-09-29T00:00:00" table:style-name="ce5">
            <text:p>2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9</text:p>
          </table:table-cell>
          <table:table-cell office:value-type="string" table:style-name="ce4">
            <text:p>Nano</text:p>
          </table:table-cell>
          <table:table-cell office:value-type="float" office:value="3943218780" table:style-name="ce4">
            <text:p>3943218780</text:p>
          </table:table-cell>
          <table:table-cell office:value-type="date" office:date-value="2023-09-24T00:00:00" table:style-name="ce5">
            <text:p>24/09/23</text:p>
          </table:table-cell>
          <table:table-cell office:value-type="date" office:date-value="2023-11-04T00:00:00" table:style-name="ce5">
            <text:p>0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0</text:p>
          </table:table-cell>
          <table:table-cell office:value-type="string" table:style-name="ce4">
            <text:p>Elettronica</text:p>
          </table:table-cell>
          <table:table-cell office:value-type="float" office:value="3965432124" table:style-name="ce4">
            <text:p>3965432124</text:p>
          </table:table-cell>
          <table:table-cell office:value-type="date" office:date-value="2022-10-29T00:00:00" table:style-name="ce5">
            <text:p>29/10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1</text:p>
          </table:table-cell>
          <table:table-cell office:value-type="string" table:style-name="ce4">
            <text:p>Standard</text:p>
          </table:table-cell>
          <table:table-cell office:value-type="float" office:value="3976543225" table:style-name="ce4">
            <text:p>3976543225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471" table:style-name="ce4">
            <text:p>3990123471</text:p>
          </table:table-cell>
          <table:table-cell office:value-type="date" office:date-value="2023-01-09T00:00:00" table:style-name="ce5">
            <text:p>09/01/23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4</text:p>
          </table:table-cell>
          <table:table-cell office:value-type="string" table:style-name="ce4">
            <text:p>Standard</text:p>
          </table:table-cell>
          <table:table-cell office:value-type="float" office:value="3987654350" table:style-name="ce4">
            <text:p>3987654350</text:p>
          </table:table-cell>
          <table:table-cell office:value-type="date" office:date-value="2023-03-25T00:00:00" table:style-name="ce5">
            <text:p>25/03/23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5</text:p>
          </table:table-cell>
          <table:table-cell office:value-type="string" table:style-name="ce4">
            <text:p>Micro</text:p>
          </table:table-cell>
          <table:table-cell office:value-type="float" office:value="3990987670" table:style-name="ce4">
            <text:p>3990987670</text:p>
          </table:table-cell>
          <table:table-cell office:value-type="date" office:date-value="2022-04-30T00:00:00" table:style-name="ce5">
            <text:p>30/04/22</text:p>
          </table:table-cell>
          <table:table-cell office:value-type="date" office:date-value="2022-06-10T00:00:00" table:style-name="ce5">
            <text:p>1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6</text:p>
          </table:table-cell>
          <table:table-cell office:value-type="string" table:style-name="ce4">
            <text:p>Nano</text:p>
          </table:table-cell>
          <table:table-cell office:value-type="float" office:value="3934567906" table:style-name="ce4">
            <text:p>3934567906</text:p>
          </table:table-cell>
          <table:table-cell office:value-type="date" office:date-value="2023-06-04T00:00:00" table:style-name="ce5">
            <text:p>04/06/23</text:p>
          </table:table-cell>
          <table:table-cell office:value-type="date" office:date-value="2023-07-15T00:00:00" table:style-name="ce5">
            <text:p>1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7</text:p>
          </table:table-cell>
          <table:table-cell office:value-type="string" table:style-name="ce4">
            <text:p>Elettronica</text:p>
          </table:table-cell>
          <table:table-cell office:value-type="float" office:value="3912345694" table:style-name="ce4">
            <text:p>3912345694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8</text:p>
          </table:table-cell>
          <table:table-cell office:value-type="string" table:style-name="ce4">
            <text:p>Standard</text:p>
          </table:table-cell>
          <table:table-cell office:value-type="float" office:value="3987654351" table:style-name="ce4">
            <text:p>3987654351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9</text:p>
          </table:table-cell>
          <table:table-cell office:value-type="string" table:style-name="ce4">
            <text:p>Micro</text:p>
          </table:table-cell>
          <table:table-cell office:value-type="float" office:value="3998765449" table:style-name="ce4">
            <text:p>3998765449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0</text:p>
          </table:table-cell>
          <table:table-cell office:value-type="string" table:style-name="ce4">
            <text:p>Nano</text:p>
          </table:table-cell>
          <table:table-cell office:value-type="float" office:value="3943218781" table:style-name="ce4">
            <text:p>3943218781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1-05T00:00:00" table:style-name="ce5">
            <text:p>0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1</text:p>
          </table:table-cell>
          <table:table-cell office:value-type="string" table:style-name="ce4">
            <text:p>Elettronica</text:p>
          </table:table-cell>
          <table:table-cell office:value-type="float" office:value="3965432125" table:style-name="ce4">
            <text:p>3965432125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2</text:p>
          </table:table-cell>
          <table:table-cell office:value-type="string" table:style-name="ce4">
            <text:p>Standard</text:p>
          </table:table-cell>
          <table:table-cell office:value-type="float" office:value="3976543226" table:style-name="ce4">
            <text:p>3976543226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472" table:style-name="ce4">
            <text:p>3990123472</text:p>
          </table:table-cell>
          <table:table-cell office:value-type="date" office:date-value="2023-01-10T00:00:00" table:style-name="ce5">
            <text:p>10/01/23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5</text:p>
          </table:table-cell>
          <table:table-cell office:value-type="string" table:style-name="ce4">
            <text:p>Standard</text:p>
          </table:table-cell>
          <table:table-cell office:value-type="float" office:value="3987654352" table:style-name="ce4">
            <text:p>3987654352</text:p>
          </table:table-cell>
          <table:table-cell office:value-type="date" office:date-value="2023-03-26T00:00:00" table:style-name="ce5">
            <text:p>26/03/23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6</text:p>
          </table:table-cell>
          <table:table-cell office:value-type="string" table:style-name="ce4">
            <text:p>Micro</text:p>
          </table:table-cell>
          <table:table-cell office:value-type="float" office:value="3990987671" table:style-name="ce4">
            <text:p>3990987671</text:p>
          </table:table-cell>
          <table:table-cell office:value-type="date" office:date-value="2022-05-01T00:00:00" table:style-name="ce5">
            <text:p>01/05/22</text:p>
          </table:table-cell>
          <table:table-cell office:value-type="date" office:date-value="2022-06-11T00:00:00" table:style-name="ce5">
            <text:p>1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7</text:p>
          </table:table-cell>
          <table:table-cell office:value-type="string" table:style-name="ce4">
            <text:p>Nano</text:p>
          </table:table-cell>
          <table:table-cell office:value-type="float" office:value="3934567907" table:style-name="ce4">
            <text:p>3934567907</text:p>
          </table:table-cell>
          <table:table-cell office:value-type="date" office:date-value="2023-06-05T00:00:00" table:style-name="ce5">
            <text:p>05/06/23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8</text:p>
          </table:table-cell>
          <table:table-cell office:value-type="string" table:style-name="ce4">
            <text:p>Elettronica</text:p>
          </table:table-cell>
          <table:table-cell office:value-type="float" office:value="3912345695" table:style-name="ce4">
            <text:p>3912345695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9</text:p>
          </table:table-cell>
          <table:table-cell office:value-type="string" table:style-name="ce4">
            <text:p>Standard</text:p>
          </table:table-cell>
          <table:table-cell office:value-type="float" office:value="3987654353" table:style-name="ce4">
            <text:p>3987654353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0</text:p>
          </table:table-cell>
          <table:table-cell office:value-type="string" table:style-name="ce4">
            <text:p>Micro</text:p>
          </table:table-cell>
          <table:table-cell office:value-type="float" office:value="3998765450" table:style-name="ce4">
            <text:p>3998765450</text:p>
          </table:table-cell>
          <table:table-cell office:value-type="date" office:date-value="2022-08-21T00:00:00" table:style-name="ce5">
            <text:p>21/08/22</text:p>
          </table:table-cell>
          <table:table-cell office:value-type="date" office:date-value="2022-10-01T00:00:00" table:style-name="ce5">
            <text:p>0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1</text:p>
          </table:table-cell>
          <table:table-cell office:value-type="string" table:style-name="ce4">
            <text:p>Nano</text:p>
          </table:table-cell>
          <table:table-cell office:value-type="float" office:value="3943218782" table:style-name="ce4">
            <text:p>3943218782</text:p>
          </table:table-cell>
          <table:table-cell office:value-type="date" office:date-value="2023-09-26T00:00:00" table:style-name="ce5">
            <text:p>26/09/23</text:p>
          </table:table-cell>
          <table:table-cell office:value-type="date" office:date-value="2023-11-06T00:00:00" table:style-name="ce5">
            <text:p>0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2</text:p>
          </table:table-cell>
          <table:table-cell office:value-type="string" table:style-name="ce4">
            <text:p>Elettronica</text:p>
          </table:table-cell>
          <table:table-cell office:value-type="float" office:value="3965432126" table:style-name="ce4">
            <text:p>3965432126</text:p>
          </table:table-cell>
          <table:table-cell office:value-type="date" office:date-value="2022-10-31T00:00:00" table:style-name="ce5">
            <text:p>3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3</text:p>
          </table:table-cell>
          <table:table-cell office:value-type="string" table:style-name="ce4">
            <text:p>Standard</text:p>
          </table:table-cell>
          <table:table-cell office:value-type="float" office:value="3976543227" table:style-name="ce4">
            <text:p>3976543227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3-01-16T00:00:00" table:style-name="ce5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473" table:style-name="ce4">
            <text:p>3990123473</text:p>
          </table:table-cell>
          <table:table-cell office:value-type="date" office:date-value="2023-01-11T00:00:00" table:style-name="ce5">
            <text:p>11/01/23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6</text:p>
          </table:table-cell>
          <table:table-cell office:value-type="string" table:style-name="ce4">
            <text:p>Standard</text:p>
          </table:table-cell>
          <table:table-cell office:value-type="float" office:value="3987654354" table:style-name="ce4">
            <text:p>3987654354</text:p>
          </table:table-cell>
          <table:table-cell office:value-type="date" office:date-value="2023-03-27T00:00:00" table:style-name="ce5">
            <text:p>27/03/23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7</text:p>
          </table:table-cell>
          <table:table-cell office:value-type="string" table:style-name="ce4">
            <text:p>Micro</text:p>
          </table:table-cell>
          <table:table-cell office:value-type="float" office:value="3990987672" table:style-name="ce4">
            <text:p>3990987672</text:p>
          </table:table-cell>
          <table:table-cell office:value-type="date" office:date-value="2022-05-02T00:00:00" table:style-name="ce5">
            <text:p>02/05/22</text:p>
          </table:table-cell>
          <table:table-cell office:value-type="date" office:date-value="2022-06-12T00:00:00" table:style-name="ce5">
            <text:p>1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8</text:p>
          </table:table-cell>
          <table:table-cell office:value-type="string" table:style-name="ce4">
            <text:p>Nano</text:p>
          </table:table-cell>
          <table:table-cell office:value-type="float" office:value="3934567908" table:style-name="ce4">
            <text:p>3934567908</text:p>
          </table:table-cell>
          <table:table-cell office:value-type="date" office:date-value="2023-06-06T00:00:00" table:style-name="ce5">
            <text:p>06/06/23</text:p>
          </table:table-cell>
          <table:table-cell office:value-type="date" office:date-value="2023-07-17T00:00:00" table:style-name="ce5">
            <text:p>1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9</text:p>
          </table:table-cell>
          <table:table-cell office:value-type="string" table:style-name="ce4">
            <text:p>Elettronica</text:p>
          </table:table-cell>
          <table:table-cell office:value-type="float" office:value="3912345696" table:style-name="ce4">
            <text:p>3912345696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0</text:p>
          </table:table-cell>
          <table:table-cell office:value-type="string" table:style-name="ce4">
            <text:p>Standard</text:p>
          </table:table-cell>
          <table:table-cell office:value-type="float" office:value="3987654355" table:style-name="ce4">
            <text:p>3987654355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1</text:p>
          </table:table-cell>
          <table:table-cell office:value-type="string" table:style-name="ce4">
            <text:p>Micro</text:p>
          </table:table-cell>
          <table:table-cell office:value-type="float" office:value="3998765451" table:style-name="ce4">
            <text:p>3998765451</text:p>
          </table:table-cell>
          <table:table-cell office:value-type="date" office:date-value="2022-08-22T00:00:00" table:style-name="ce5">
            <text:p>22/08/22</text:p>
          </table:table-cell>
          <table:table-cell office:value-type="date" office:date-value="2022-10-02T00:00:00" table:style-name="ce5">
            <text:p>0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2</text:p>
          </table:table-cell>
          <table:table-cell office:value-type="string" table:style-name="ce4">
            <text:p>Nano</text:p>
          </table:table-cell>
          <table:table-cell office:value-type="float" office:value="3943218783" table:style-name="ce4">
            <text:p>3943218783</text:p>
          </table:table-cell>
          <table:table-cell office:value-type="date" office:date-value="2023-09-27T00:00:00" table:style-name="ce5">
            <text:p>27/09/23</text:p>
          </table:table-cell>
          <table:table-cell office:value-type="date" office:date-value="2023-11-07T00:00:00" table:style-name="ce5">
            <text:p>0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3</text:p>
          </table:table-cell>
          <table:table-cell office:value-type="string" table:style-name="ce4">
            <text:p>Elettronica</text:p>
          </table:table-cell>
          <table:table-cell office:value-type="float" office:value="3965432127" table:style-name="ce4">
            <text:p>3965432127</text:p>
          </table:table-cell>
          <table:table-cell office:value-type="date" office:date-value="2022-11-01T00:00:00" table:style-name="ce5">
            <text:p>01/11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4</text:p>
          </table:table-cell>
          <table:table-cell office:value-type="string" table:style-name="ce4">
            <text:p>Standard</text:p>
          </table:table-cell>
          <table:table-cell office:value-type="float" office:value="3976543228" table:style-name="ce4">
            <text:p>3976543228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3-01-17T00:00:00" table:style-name="ce5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474" table:style-name="ce4">
            <text:p>3990123474</text:p>
          </table:table-cell>
          <table:table-cell office:value-type="date" office:date-value="2023-01-12T00:00:00" table:style-name="ce5">
            <text:p>12/01/23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7</text:p>
          </table:table-cell>
          <table:table-cell office:value-type="string" table:style-name="ce4">
            <text:p>Standard</text:p>
          </table:table-cell>
          <table:table-cell office:value-type="float" office:value="3987654356" table:style-name="ce4">
            <text:p>3987654356</text:p>
          </table:table-cell>
          <table:table-cell office:value-type="date" office:date-value="2023-03-28T00:00:00" table:style-name="ce5">
            <text:p>28/03/2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8</text:p>
          </table:table-cell>
          <table:table-cell office:value-type="string" table:style-name="ce4">
            <text:p>Micro</text:p>
          </table:table-cell>
          <table:table-cell office:value-type="float" office:value="3990987673" table:style-name="ce4">
            <text:p>3990987673</text:p>
          </table:table-cell>
          <table:table-cell office:value-type="date" office:date-value="2022-05-03T00:00:00" table:style-name="ce5">
            <text:p>03/05/22</text:p>
          </table:table-cell>
          <table:table-cell office:value-type="date" office:date-value="2022-06-13T00:00:00" table:style-name="ce5">
            <text:p>1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909" table:style-name="ce4">
            <text:p>3934567909</text:p>
          </table:table-cell>
          <table:table-cell office:value-type="date" office:date-value="2023-06-07T00:00:00" table:style-name="ce5">
            <text:p>07/06/23</text:p>
          </table:table-cell>
          <table:table-cell office:value-type="date" office:date-value="2023-07-18T00:00:00" table:style-name="ce5">
            <text:p>1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0</text:p>
          </table:table-cell>
          <table:table-cell office:value-type="string" table:style-name="ce4">
            <text:p>Elettronica</text:p>
          </table:table-cell>
          <table:table-cell office:value-type="float" office:value="3912345697" table:style-name="ce4">
            <text:p>3912345697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1</text:p>
          </table:table-cell>
          <table:table-cell office:value-type="string" table:style-name="ce4">
            <text:p>Standard</text:p>
          </table:table-cell>
          <table:table-cell office:value-type="float" office:value="3987654357" table:style-name="ce4">
            <text:p>3987654357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2</text:p>
          </table:table-cell>
          <table:table-cell office:value-type="string" table:style-name="ce4">
            <text:p>Micro</text:p>
          </table:table-cell>
          <table:table-cell office:value-type="float" office:value="3998765452" table:style-name="ce4">
            <text:p>3998765452</text:p>
          </table:table-cell>
          <table:table-cell office:value-type="date" office:date-value="2022-08-23T00:00:00" table:style-name="ce5">
            <text:p>23/08/22</text:p>
          </table:table-cell>
          <table:table-cell office:value-type="date" office:date-value="2022-10-03T00:00:00" table:style-name="ce5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3</text:p>
          </table:table-cell>
          <table:table-cell office:value-type="string" table:style-name="ce4">
            <text:p>Nano</text:p>
          </table:table-cell>
          <table:table-cell office:value-type="float" office:value="3943218784" table:style-name="ce4">
            <text:p>3943218784</text:p>
          </table:table-cell>
          <table:table-cell office:value-type="date" office:date-value="2023-09-28T00:00:00" table:style-name="ce5">
            <text:p>28/09/23</text:p>
          </table:table-cell>
          <table:table-cell office:value-type="date" office:date-value="2023-11-08T00:00:00" table:style-name="ce5">
            <text:p>0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4</text:p>
          </table:table-cell>
          <table:table-cell office:value-type="string" table:style-name="ce4">
            <text:p>Elettronica</text:p>
          </table:table-cell>
          <table:table-cell office:value-type="float" office:value="3965432128" table:style-name="ce4">
            <text:p>3965432128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5</text:p>
          </table:table-cell>
          <table:table-cell office:value-type="string" table:style-name="ce4">
            <text:p>Standard</text:p>
          </table:table-cell>
          <table:table-cell office:value-type="float" office:value="3976543229" table:style-name="ce4">
            <text:p>3976543229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3-01-18T00:00:00" table:style-name="ce5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475" table:style-name="ce4">
            <text:p>3990123475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8</text:p>
          </table:table-cell>
          <table:table-cell office:value-type="string" table:style-name="ce4">
            <text:p>Standard</text:p>
          </table:table-cell>
          <table:table-cell office:value-type="float" office:value="3987654358" table:style-name="ce4">
            <text:p>3987654358</text:p>
          </table:table-cell>
          <table:table-cell office:value-type="date" office:date-value="2023-03-29T00:00:00" table:style-name="ce5">
            <text:p>29/03/23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9</text:p>
          </table:table-cell>
          <table:table-cell office:value-type="string" table:style-name="ce4">
            <text:p>Micro</text:p>
          </table:table-cell>
          <table:table-cell office:value-type="float" office:value="3990987674" table:style-name="ce4">
            <text:p>3990987674</text:p>
          </table:table-cell>
          <table:table-cell office:value-type="date" office:date-value="2022-05-04T00:00:00" table:style-name="ce5">
            <text:p>04/05/22</text:p>
          </table:table-cell>
          <table:table-cell office:value-type="date" office:date-value="2022-06-14T00:00:00" table:style-name="ce5">
            <text:p>1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0</text:p>
          </table:table-cell>
          <table:table-cell office:value-type="string" table:style-name="ce4">
            <text:p>Nano</text:p>
          </table:table-cell>
          <table:table-cell office:value-type="float" office:value="3934567910" table:style-name="ce4">
            <text:p>3934567910</text:p>
          </table:table-cell>
          <table:table-cell office:value-type="date" office:date-value="2023-06-08T00:00:00" table:style-name="ce5">
            <text:p>08/06/23</text:p>
          </table:table-cell>
          <table:table-cell office:value-type="date" office:date-value="2023-07-19T00:00:00" table:style-name="ce5">
            <text:p>1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1</text:p>
          </table:table-cell>
          <table:table-cell office:value-type="string" table:style-name="ce4">
            <text:p>Elettronica</text:p>
          </table:table-cell>
          <table:table-cell office:value-type="float" office:value="3912345698" table:style-name="ce4">
            <text:p>3912345698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2</text:p>
          </table:table-cell>
          <table:table-cell office:value-type="string" table:style-name="ce4">
            <text:p>Standard</text:p>
          </table:table-cell>
          <table:table-cell office:value-type="float" office:value="3987654359" table:style-name="ce4">
            <text:p>3987654359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3</text:p>
          </table:table-cell>
          <table:table-cell office:value-type="string" table:style-name="ce4">
            <text:p>Micro</text:p>
          </table:table-cell>
          <table:table-cell office:value-type="float" office:value="3998765453" table:style-name="ce4">
            <text:p>3998765453</text:p>
          </table:table-cell>
          <table:table-cell office:value-type="date" office:date-value="2022-08-24T00:00:00" table:style-name="ce5">
            <text:p>24/08/22</text:p>
          </table:table-cell>
          <table:table-cell office:value-type="date" office:date-value="2022-10-04T00:00:00" table:style-name="ce5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4</text:p>
          </table:table-cell>
          <table:table-cell office:value-type="string" table:style-name="ce4">
            <text:p>Nano</text:p>
          </table:table-cell>
          <table:table-cell office:value-type="float" office:value="3943218785" table:style-name="ce4">
            <text:p>3943218785</text:p>
          </table:table-cell>
          <table:table-cell office:value-type="date" office:date-value="2023-09-29T00:00:00" table:style-name="ce5">
            <text:p>29/09/23</text:p>
          </table:table-cell>
          <table:table-cell office:value-type="date" office:date-value="2023-11-09T00:00:00" table:style-name="ce5">
            <text:p>0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5</text:p>
          </table:table-cell>
          <table:table-cell office:value-type="string" table:style-name="ce4">
            <text:p>Elettronica</text:p>
          </table:table-cell>
          <table:table-cell office:value-type="float" office:value="3965432129" table:style-name="ce4">
            <text:p>3965432129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6</text:p>
          </table:table-cell>
          <table:table-cell office:value-type="string" table:style-name="ce4">
            <text:p>Standard</text:p>
          </table:table-cell>
          <table:table-cell office:value-type="float" office:value="3976543230" table:style-name="ce4">
            <text:p>3976543230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9T00:00:00" table:style-name="ce5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476" table:style-name="ce4">
            <text:p>3990123476</text:p>
          </table:table-cell>
          <table:table-cell office:value-type="date" office:date-value="2023-01-14T00:00:00" table:style-name="ce5">
            <text:p>14/01/23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9</text:p>
          </table:table-cell>
          <table:table-cell office:value-type="string" table:style-name="ce4">
            <text:p>Standard</text:p>
          </table:table-cell>
          <table:table-cell office:value-type="float" office:value="3987654360" table:style-name="ce4">
            <text:p>3987654360</text:p>
          </table:table-cell>
          <table:table-cell office:value-type="date" office:date-value="2023-03-30T00:00:00" table:style-name="ce5">
            <text:p>30/03/23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0</text:p>
          </table:table-cell>
          <table:table-cell office:value-type="string" table:style-name="ce4">
            <text:p>Micro</text:p>
          </table:table-cell>
          <table:table-cell office:value-type="float" office:value="3990987675" table:style-name="ce4">
            <text:p>3990987675</text:p>
          </table:table-cell>
          <table:table-cell office:value-type="date" office:date-value="2022-05-05T00:00:00" table:style-name="ce5">
            <text:p>05/05/22</text:p>
          </table:table-cell>
          <table:table-cell office:value-type="date" office:date-value="2022-06-15T00:00:00" table:style-name="ce5">
            <text:p>1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1</text:p>
          </table:table-cell>
          <table:table-cell office:value-type="string" table:style-name="ce4">
            <text:p>Nano</text:p>
          </table:table-cell>
          <table:table-cell office:value-type="float" office:value="3934567911" table:style-name="ce4">
            <text:p>3934567911</text:p>
          </table:table-cell>
          <table:table-cell office:value-type="date" office:date-value="2023-06-09T00:00:00" table:style-name="ce5">
            <text:p>09/06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2</text:p>
          </table:table-cell>
          <table:table-cell office:value-type="string" table:style-name="ce4">
            <text:p>Elettronica</text:p>
          </table:table-cell>
          <table:table-cell office:value-type="float" office:value="3912345699" table:style-name="ce4">
            <text:p>3912345699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3</text:p>
          </table:table-cell>
          <table:table-cell office:value-type="string" table:style-name="ce4">
            <text:p>Standard</text:p>
          </table:table-cell>
          <table:table-cell office:value-type="float" office:value="3987654361" table:style-name="ce4">
            <text:p>3987654361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4</text:p>
          </table:table-cell>
          <table:table-cell office:value-type="string" table:style-name="ce4">
            <text:p>Micro</text:p>
          </table:table-cell>
          <table:table-cell office:value-type="float" office:value="3998765454" table:style-name="ce4">
            <text:p>3998765454</text:p>
          </table:table-cell>
          <table:table-cell office:value-type="date" office:date-value="2022-08-25T00:00:00" table:style-name="ce5">
            <text:p>25/08/22</text:p>
          </table:table-cell>
          <table:table-cell office:value-type="date" office:date-value="2022-10-05T00:00:00" table:style-name="ce5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5</text:p>
          </table:table-cell>
          <table:table-cell office:value-type="string" table:style-name="ce4">
            <text:p>Nano</text:p>
          </table:table-cell>
          <table:table-cell office:value-type="float" office:value="3943218786" table:style-name="ce4">
            <text:p>3943218786</text:p>
          </table:table-cell>
          <table:table-cell office:value-type="date" office:date-value="2023-09-30T00:00:00" table:style-name="ce5">
            <text:p>30/09/23</text:p>
          </table:table-cell>
          <table:table-cell office:value-type="date" office:date-value="2023-11-10T00:00:00" table:style-name="ce5">
            <text:p>1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6</text:p>
          </table:table-cell>
          <table:table-cell office:value-type="string" table:style-name="ce4">
            <text:p>Elettronica</text:p>
          </table:table-cell>
          <table:table-cell office:value-type="float" office:value="3965432130" table:style-name="ce4">
            <text:p>3965432130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7</text:p>
          </table:table-cell>
          <table:table-cell office:value-type="string" table:style-name="ce4">
            <text:p>Standard</text:p>
          </table:table-cell>
          <table:table-cell office:value-type="float" office:value="3976543231" table:style-name="ce4">
            <text:p>3976543231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477" table:style-name="ce4">
            <text:p>3990123477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0</text:p>
          </table:table-cell>
          <table:table-cell office:value-type="string" table:style-name="ce4">
            <text:p>Standard</text:p>
          </table:table-cell>
          <table:table-cell office:value-type="float" office:value="3987654362" table:style-name="ce4">
            <text:p>3987654362</text:p>
          </table:table-cell>
          <table:table-cell office:value-type="date" office:date-value="2023-03-31T00:00:00" table:style-name="ce5">
            <text:p>31/03/23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1</text:p>
          </table:table-cell>
          <table:table-cell office:value-type="string" table:style-name="ce4">
            <text:p>Micro</text:p>
          </table:table-cell>
          <table:table-cell office:value-type="float" office:value="3990987676" table:style-name="ce4">
            <text:p>3990987676</text:p>
          </table:table-cell>
          <table:table-cell office:value-type="date" office:date-value="2022-05-06T00:00:00" table:style-name="ce5">
            <text:p>06/05/22</text:p>
          </table:table-cell>
          <table:table-cell office:value-type="date" office:date-value="2022-06-16T00:00:00" table:style-name="ce5">
            <text:p>1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2</text:p>
          </table:table-cell>
          <table:table-cell office:value-type="string" table:style-name="ce4">
            <text:p>Nano</text:p>
          </table:table-cell>
          <table:table-cell office:value-type="float" office:value="3934567912" table:style-name="ce4">
            <text:p>3934567912</text:p>
          </table:table-cell>
          <table:table-cell office:value-type="date" office:date-value="2023-06-10T00:00:00" table:style-name="ce5">
            <text:p>10/06/23</text:p>
          </table:table-cell>
          <table:table-cell office:value-type="date" office:date-value="2023-07-21T00:00:00" table:style-name="ce5">
            <text:p>2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3</text:p>
          </table:table-cell>
          <table:table-cell office:value-type="string" table:style-name="ce4">
            <text:p>Elettronica</text:p>
          </table:table-cell>
          <table:table-cell office:value-type="float" office:value="3912345700" table:style-name="ce4">
            <text:p>3912345700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4</text:p>
          </table:table-cell>
          <table:table-cell office:value-type="string" table:style-name="ce4">
            <text:p>Standard</text:p>
          </table:table-cell>
          <table:table-cell office:value-type="float" office:value="3987654363" table:style-name="ce4">
            <text:p>398765436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5</text:p>
          </table:table-cell>
          <table:table-cell office:value-type="string" table:style-name="ce4">
            <text:p>Micro</text:p>
          </table:table-cell>
          <table:table-cell office:value-type="float" office:value="3998765455" table:style-name="ce4">
            <text:p>3998765455</text:p>
          </table:table-cell>
          <table:table-cell office:value-type="date" office:date-value="2022-08-26T00:00:00" table:style-name="ce5">
            <text:p>26/08/22</text:p>
          </table:table-cell>
          <table:table-cell office:value-type="date" office:date-value="2022-10-06T00:00:00" table:style-name="ce5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6</text:p>
          </table:table-cell>
          <table:table-cell office:value-type="string" table:style-name="ce4">
            <text:p>Nano</text:p>
          </table:table-cell>
          <table:table-cell office:value-type="float" office:value="3943218787" table:style-name="ce4">
            <text:p>3943218787</text:p>
          </table:table-cell>
          <table:table-cell office:value-type="date" office:date-value="2023-10-01T00:00:00" table:style-name="ce5">
            <text:p>01/10/23</text:p>
          </table:table-cell>
          <table:table-cell office:value-type="date" office:date-value="2023-11-11T00:00:00" table:style-name="ce5">
            <text:p>1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7</text:p>
          </table:table-cell>
          <table:table-cell office:value-type="string" table:style-name="ce4">
            <text:p>Elettronica</text:p>
          </table:table-cell>
          <table:table-cell office:value-type="float" office:value="3965432131" table:style-name="ce4">
            <text:p>3965432131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32" table:style-name="ce4">
            <text:p>3976543232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3-01-21T00:00:00" table:style-name="ce5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478" table:style-name="ce4">
            <text:p>3990123478</text:p>
          </table:table-cell>
          <table:table-cell office:value-type="date" office:date-value="2023-01-16T00:00:00" table:style-name="ce5">
            <text:p>16/01/23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1</text:p>
          </table:table-cell>
          <table:table-cell office:value-type="string" table:style-name="ce4">
            <text:p>Standard</text:p>
          </table:table-cell>
          <table:table-cell office:value-type="float" office:value="3987654364" table:style-name="ce4">
            <text:p>3987654364</text:p>
          </table:table-cell>
          <table:table-cell office:value-type="date" office:date-value="2023-04-01T00:00:00" table:style-name="ce5">
            <text:p>01/04/23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2</text:p>
          </table:table-cell>
          <table:table-cell office:value-type="string" table:style-name="ce4">
            <text:p>Micro</text:p>
          </table:table-cell>
          <table:table-cell office:value-type="float" office:value="3990987677" table:style-name="ce4">
            <text:p>3990987677</text:p>
          </table:table-cell>
          <table:table-cell office:value-type="date" office:date-value="2022-05-07T00:00:00" table:style-name="ce5">
            <text:p>07/05/22</text:p>
          </table:table-cell>
          <table:table-cell office:value-type="date" office:date-value="2022-06-17T00:00:00" table:style-name="ce5">
            <text:p>1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3</text:p>
          </table:table-cell>
          <table:table-cell office:value-type="string" table:style-name="ce4">
            <text:p>Nano</text:p>
          </table:table-cell>
          <table:table-cell office:value-type="float" office:value="3934567913" table:style-name="ce4">
            <text:p>3934567913</text:p>
          </table:table-cell>
          <table:table-cell office:value-type="date" office:date-value="2023-06-11T00:00:00" table:style-name="ce5">
            <text:p>11/06/23</text:p>
          </table:table-cell>
          <table:table-cell office:value-type="date" office:date-value="2023-07-22T00:00:00" table:style-name="ce5">
            <text:p>2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4</text:p>
          </table:table-cell>
          <table:table-cell office:value-type="string" table:style-name="ce4">
            <text:p>Elettronica</text:p>
          </table:table-cell>
          <table:table-cell office:value-type="float" office:value="3912345701" table:style-name="ce4">
            <text:p>3912345701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5</text:p>
          </table:table-cell>
          <table:table-cell office:value-type="string" table:style-name="ce4">
            <text:p>Standard</text:p>
          </table:table-cell>
          <table:table-cell office:value-type="float" office:value="3987654365" table:style-name="ce4">
            <text:p>3987654365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6</text:p>
          </table:table-cell>
          <table:table-cell office:value-type="string" table:style-name="ce4">
            <text:p>Micro</text:p>
          </table:table-cell>
          <table:table-cell office:value-type="float" office:value="3998765456" table:style-name="ce4">
            <text:p>3998765456</text:p>
          </table:table-cell>
          <table:table-cell office:value-type="date" office:date-value="2022-08-27T00:00:00" table:style-name="ce5">
            <text:p>27/08/22</text:p>
          </table:table-cell>
          <table:table-cell office:value-type="date" office:date-value="2022-10-07T00:00:00" table:style-name="ce5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7</text:p>
          </table:table-cell>
          <table:table-cell office:value-type="string" table:style-name="ce4">
            <text:p>Nano</text:p>
          </table:table-cell>
          <table:table-cell office:value-type="float" office:value="3943218788" table:style-name="ce4">
            <text:p>3943218788</text:p>
          </table:table-cell>
          <table:table-cell office:value-type="date" office:date-value="2023-10-02T00:00:00" table:style-name="ce5">
            <text:p>02/10/23</text:p>
          </table:table-cell>
          <table:table-cell office:value-type="date" office:date-value="2023-11-12T00:00:00" table:style-name="ce5">
            <text:p>1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8</text:p>
          </table:table-cell>
          <table:table-cell office:value-type="string" table:style-name="ce4">
            <text:p>Elettronica</text:p>
          </table:table-cell>
          <table:table-cell office:value-type="float" office:value="3965432132" table:style-name="ce4">
            <text:p>3965432132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33" table:style-name="ce4">
            <text:p>3976543233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3-01-22T00:00:00" table:style-name="ce5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479" table:style-name="ce4">
            <text:p>3990123479</text:p>
          </table:table-cell>
          <table:table-cell office:value-type="date" office:date-value="2023-01-17T00:00:00" table:style-name="ce5">
            <text:p>17/01/23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2</text:p>
          </table:table-cell>
          <table:table-cell office:value-type="string" table:style-name="ce4">
            <text:p>Standard</text:p>
          </table:table-cell>
          <table:table-cell office:value-type="float" office:value="3987654366" table:style-name="ce4">
            <text:p>3987654366</text:p>
          </table:table-cell>
          <table:table-cell office:value-type="date" office:date-value="2023-04-02T00:00:00" table:style-name="ce5">
            <text:p>02/04/2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3</text:p>
          </table:table-cell>
          <table:table-cell office:value-type="string" table:style-name="ce4">
            <text:p>Micro</text:p>
          </table:table-cell>
          <table:table-cell office:value-type="float" office:value="3990987678" table:style-name="ce4">
            <text:p>3990987678</text:p>
          </table:table-cell>
          <table:table-cell office:value-type="date" office:date-value="2022-05-08T00:00:00" table:style-name="ce5">
            <text:p>08/05/22</text:p>
          </table:table-cell>
          <table:table-cell office:value-type="date" office:date-value="2022-06-18T00:00:00" table:style-name="ce5">
            <text:p>1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4</text:p>
          </table:table-cell>
          <table:table-cell office:value-type="string" table:style-name="ce4">
            <text:p>Nano</text:p>
          </table:table-cell>
          <table:table-cell office:value-type="float" office:value="3934567914" table:style-name="ce4">
            <text:p>3934567914</text:p>
          </table:table-cell>
          <table:table-cell office:value-type="date" office:date-value="2023-06-12T00:00:00" table:style-name="ce5">
            <text:p>12/06/23</text:p>
          </table:table-cell>
          <table:table-cell office:value-type="date" office:date-value="2023-07-23T00:00:00" table:style-name="ce5">
            <text:p>2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5</text:p>
          </table:table-cell>
          <table:table-cell office:value-type="string" table:style-name="ce4">
            <text:p>Elettronica</text:p>
          </table:table-cell>
          <table:table-cell office:value-type="float" office:value="3912345702" table:style-name="ce4">
            <text:p>3912345702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6</text:p>
          </table:table-cell>
          <table:table-cell office:value-type="string" table:style-name="ce4">
            <text:p>Standard</text:p>
          </table:table-cell>
          <table:table-cell office:value-type="float" office:value="3987654367" table:style-name="ce4">
            <text:p>3987654367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7</text:p>
          </table:table-cell>
          <table:table-cell office:value-type="string" table:style-name="ce4">
            <text:p>Micro</text:p>
          </table:table-cell>
          <table:table-cell office:value-type="float" office:value="3998765457" table:style-name="ce4">
            <text:p>3998765457</text:p>
          </table:table-cell>
          <table:table-cell office:value-type="date" office:date-value="2022-08-28T00:00:00" table:style-name="ce5">
            <text:p>28/08/22</text:p>
          </table:table-cell>
          <table:table-cell office:value-type="date" office:date-value="2022-10-08T00:00:00" table:style-name="ce5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8</text:p>
          </table:table-cell>
          <table:table-cell office:value-type="string" table:style-name="ce4">
            <text:p>Nano</text:p>
          </table:table-cell>
          <table:table-cell office:value-type="float" office:value="3943218789" table:style-name="ce4">
            <text:p>3943218789</text:p>
          </table:table-cell>
          <table:table-cell office:value-type="date" office:date-value="2023-10-03T00:00:00" table:style-name="ce5">
            <text:p>03/10/23</text:p>
          </table:table-cell>
          <table:table-cell office:value-type="date" office:date-value="2023-11-13T00:00:00" table:style-name="ce5">
            <text:p>1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9</text:p>
          </table:table-cell>
          <table:table-cell office:value-type="string" table:style-name="ce4">
            <text:p>Elettronica</text:p>
          </table:table-cell>
          <table:table-cell office:value-type="float" office:value="3965432133" table:style-name="ce4">
            <text:p>3965432133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34" table:style-name="ce4">
            <text:p>3976543234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3-01-23T00:00:00" table:style-name="ce5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480" table:style-name="ce4">
            <text:p>3990123480</text:p>
          </table:table-cell>
          <table:table-cell office:value-type="date" office:date-value="2023-01-18T00:00:00" table:style-name="ce5">
            <text:p>18/01/23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3</text:p>
          </table:table-cell>
          <table:table-cell office:value-type="string" table:style-name="ce4">
            <text:p>Standard</text:p>
          </table:table-cell>
          <table:table-cell office:value-type="float" office:value="3987654368" table:style-name="ce4">
            <text:p>3987654368</text:p>
          </table:table-cell>
          <table:table-cell office:value-type="date" office:date-value="2023-04-03T00:00:00" table:style-name="ce5">
            <text:p>03/04/2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4</text:p>
          </table:table-cell>
          <table:table-cell office:value-type="string" table:style-name="ce4">
            <text:p>Micro</text:p>
          </table:table-cell>
          <table:table-cell office:value-type="float" office:value="3990987679" table:style-name="ce4">
            <text:p>3990987679</text:p>
          </table:table-cell>
          <table:table-cell office:value-type="date" office:date-value="2022-05-09T00:00:00" table:style-name="ce5">
            <text:p>09/05/22</text:p>
          </table:table-cell>
          <table:table-cell office:value-type="date" office:date-value="2022-06-19T00:00:00" table:style-name="ce5">
            <text:p>1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5</text:p>
          </table:table-cell>
          <table:table-cell office:value-type="string" table:style-name="ce4">
            <text:p>Nano</text:p>
          </table:table-cell>
          <table:table-cell office:value-type="float" office:value="3934567915" table:style-name="ce4">
            <text:p>3934567915</text:p>
          </table:table-cell>
          <table:table-cell office:value-type="date" office:date-value="2023-06-13T00:00:00" table:style-name="ce5">
            <text:p>13/06/23</text:p>
          </table:table-cell>
          <table:table-cell office:value-type="date" office:date-value="2023-07-24T00:00:00" table:style-name="ce5">
            <text:p>2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6</text:p>
          </table:table-cell>
          <table:table-cell office:value-type="string" table:style-name="ce4">
            <text:p>Elettronica</text:p>
          </table:table-cell>
          <table:table-cell office:value-type="float" office:value="3912345703" table:style-name="ce4">
            <text:p>3912345703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7</text:p>
          </table:table-cell>
          <table:table-cell office:value-type="string" table:style-name="ce4">
            <text:p>Standard</text:p>
          </table:table-cell>
          <table:table-cell office:value-type="float" office:value="3987654369" table:style-name="ce4">
            <text:p>3987654369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8</text:p>
          </table:table-cell>
          <table:table-cell office:value-type="string" table:style-name="ce4">
            <text:p>Micro</text:p>
          </table:table-cell>
          <table:table-cell office:value-type="float" office:value="3998765458" table:style-name="ce4">
            <text:p>3998765458</text:p>
          </table:table-cell>
          <table:table-cell office:value-type="date" office:date-value="2022-08-29T00:00:00" table:style-name="ce5">
            <text:p>29/08/22</text:p>
          </table:table-cell>
          <table:table-cell office:value-type="date" office:date-value="2022-10-09T00:00:00" table:style-name="ce5">
            <text:p>0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9</text:p>
          </table:table-cell>
          <table:table-cell office:value-type="string" table:style-name="ce4">
            <text:p>Nano</text:p>
          </table:table-cell>
          <table:table-cell office:value-type="float" office:value="3943218790" table:style-name="ce4">
            <text:p>3943218790</text:p>
          </table:table-cell>
          <table:table-cell office:value-type="date" office:date-value="2023-10-04T00:00:00" table:style-name="ce5">
            <text:p>04/10/23</text:p>
          </table:table-cell>
          <table:table-cell office:value-type="date" office:date-value="2023-11-14T00:00:00" table:style-name="ce5">
            <text:p>1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0</text:p>
          </table:table-cell>
          <table:table-cell office:value-type="string" table:style-name="ce4">
            <text:p>Elettronica</text:p>
          </table:table-cell>
          <table:table-cell office:value-type="float" office:value="3965432134" table:style-name="ce4">
            <text:p>3965432134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35" table:style-name="ce4">
            <text:p>3976543235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3-01-24T00:00:00" table:style-name="ce5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481" table:style-name="ce4">
            <text:p>3990123481</text:p>
          </table:table-cell>
          <table:table-cell office:value-type="date" office:date-value="2023-01-19T00:00:00" table:style-name="ce5">
            <text:p>19/01/23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4</text:p>
          </table:table-cell>
          <table:table-cell office:value-type="string" table:style-name="ce4">
            <text:p>Standard</text:p>
          </table:table-cell>
          <table:table-cell office:value-type="float" office:value="3987654370" table:style-name="ce4">
            <text:p>3987654370</text:p>
          </table:table-cell>
          <table:table-cell office:value-type="date" office:date-value="2023-04-04T00:00:00" table:style-name="ce5">
            <text:p>04/04/23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5</text:p>
          </table:table-cell>
          <table:table-cell office:value-type="string" table:style-name="ce4">
            <text:p>Micro</text:p>
          </table:table-cell>
          <table:table-cell office:value-type="float" office:value="3990987680" table:style-name="ce4">
            <text:p>3990987680</text:p>
          </table:table-cell>
          <table:table-cell office:value-type="date" office:date-value="2022-05-10T00:00:00" table:style-name="ce5">
            <text:p>10/05/22</text:p>
          </table:table-cell>
          <table:table-cell office:value-type="date" office:date-value="2022-06-20T00:00:00" table:style-name="ce5">
            <text:p>2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6</text:p>
          </table:table-cell>
          <table:table-cell office:value-type="string" table:style-name="ce4">
            <text:p>Nano</text:p>
          </table:table-cell>
          <table:table-cell office:value-type="float" office:value="3934567916" table:style-name="ce4">
            <text:p>3934567916</text:p>
          </table:table-cell>
          <table:table-cell office:value-type="date" office:date-value="2023-06-14T00:00:00" table:style-name="ce5">
            <text:p>14/06/23</text:p>
          </table:table-cell>
          <table:table-cell office:value-type="date" office:date-value="2023-07-25T00:00:00" table:style-name="ce5">
            <text:p>2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7</text:p>
          </table:table-cell>
          <table:table-cell office:value-type="string" table:style-name="ce4">
            <text:p>Elettronica</text:p>
          </table:table-cell>
          <table:table-cell office:value-type="float" office:value="3912345704" table:style-name="ce4">
            <text:p>3912345704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8</text:p>
          </table:table-cell>
          <table:table-cell office:value-type="string" table:style-name="ce4">
            <text:p>Standard</text:p>
          </table:table-cell>
          <table:table-cell office:value-type="float" office:value="3987654371" table:style-name="ce4">
            <text:p>3987654371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9</text:p>
          </table:table-cell>
          <table:table-cell office:value-type="string" table:style-name="ce4">
            <text:p>Micro</text:p>
          </table:table-cell>
          <table:table-cell office:value-type="float" office:value="3998765459" table:style-name="ce4">
            <text:p>3998765459</text:p>
          </table:table-cell>
          <table:table-cell office:value-type="date" office:date-value="2022-08-30T00:00:00" table:style-name="ce5">
            <text:p>30/08/22</text:p>
          </table:table-cell>
          <table:table-cell office:value-type="date" office:date-value="2022-10-10T00:00:00" table:style-name="ce5">
            <text:p>1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0</text:p>
          </table:table-cell>
          <table:table-cell office:value-type="string" table:style-name="ce4">
            <text:p>Nano</text:p>
          </table:table-cell>
          <table:table-cell office:value-type="float" office:value="3943218791" table:style-name="ce4">
            <text:p>3943218791</text:p>
          </table:table-cell>
          <table:table-cell office:value-type="date" office:date-value="2023-10-05T00:00:00" table:style-name="ce5">
            <text:p>05/10/23</text:p>
          </table:table-cell>
          <table:table-cell office:value-type="date" office:date-value="2023-11-15T00:00:00" table:style-name="ce5">
            <text:p>1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1</text:p>
          </table:table-cell>
          <table:table-cell office:value-type="string" table:style-name="ce4">
            <text:p>Elettronica</text:p>
          </table:table-cell>
          <table:table-cell office:value-type="float" office:value="3965432135" table:style-name="ce4">
            <text:p>3965432135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36" table:style-name="ce4">
            <text:p>3976543236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3-01-25T00:00:00" table:style-name="ce5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482" table:style-name="ce4">
            <text:p>3990123482</text:p>
          </table:table-cell>
          <table:table-cell office:value-type="date" office:date-value="2023-01-20T00:00:00" table:style-name="ce5">
            <text:p>20/01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5</text:p>
          </table:table-cell>
          <table:table-cell office:value-type="string" table:style-name="ce4">
            <text:p>Standard</text:p>
          </table:table-cell>
          <table:table-cell office:value-type="float" office:value="3987654372" table:style-name="ce4">
            <text:p>3987654372</text:p>
          </table:table-cell>
          <table:table-cell office:value-type="date" office:date-value="2023-04-05T00:00:00" table:style-name="ce5">
            <text:p>05/04/23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6</text:p>
          </table:table-cell>
          <table:table-cell office:value-type="string" table:style-name="ce4">
            <text:p>Micro</text:p>
          </table:table-cell>
          <table:table-cell office:value-type="float" office:value="3990987681" table:style-name="ce4">
            <text:p>3990987681</text:p>
          </table:table-cell>
          <table:table-cell office:value-type="date" office:date-value="2022-05-11T00:00:00" table:style-name="ce5">
            <text:p>11/05/22</text:p>
          </table:table-cell>
          <table:table-cell office:value-type="date" office:date-value="2022-06-21T00:00:00" table:style-name="ce5">
            <text:p>2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7</text:p>
          </table:table-cell>
          <table:table-cell office:value-type="string" table:style-name="ce4">
            <text:p>Nano</text:p>
          </table:table-cell>
          <table:table-cell office:value-type="float" office:value="3934567917" table:style-name="ce4">
            <text:p>3934567917</text:p>
          </table:table-cell>
          <table:table-cell office:value-type="date" office:date-value="2023-06-15T00:00:00" table:style-name="ce5">
            <text:p>15/06/23</text:p>
          </table:table-cell>
          <table:table-cell office:value-type="date" office:date-value="2023-07-26T00:00:00" table:style-name="ce5">
            <text:p>2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8</text:p>
          </table:table-cell>
          <table:table-cell office:value-type="string" table:style-name="ce4">
            <text:p>Elettronica</text:p>
          </table:table-cell>
          <table:table-cell office:value-type="float" office:value="3912345705" table:style-name="ce4">
            <text:p>3912345705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9</text:p>
          </table:table-cell>
          <table:table-cell office:value-type="string" table:style-name="ce4">
            <text:p>Standard</text:p>
          </table:table-cell>
          <table:table-cell office:value-type="float" office:value="3987654373" table:style-name="ce4">
            <text:p>3987654373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0</text:p>
          </table:table-cell>
          <table:table-cell office:value-type="string" table:style-name="ce4">
            <text:p>Micro</text:p>
          </table:table-cell>
          <table:table-cell office:value-type="float" office:value="3998765460" table:style-name="ce4">
            <text:p>3998765460</text:p>
          </table:table-cell>
          <table:table-cell office:value-type="date" office:date-value="2022-08-31T00:00:00" table:style-name="ce5">
            <text:p>31/08/22</text:p>
          </table:table-cell>
          <table:table-cell office:value-type="date" office:date-value="2022-10-11T00:00:00" table:style-name="ce5">
            <text:p>1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1</text:p>
          </table:table-cell>
          <table:table-cell office:value-type="string" table:style-name="ce4">
            <text:p>Nano</text:p>
          </table:table-cell>
          <table:table-cell office:value-type="float" office:value="3943218792" table:style-name="ce4">
            <text:p>3943218792</text:p>
          </table:table-cell>
          <table:table-cell office:value-type="date" office:date-value="2023-10-06T00:00:00" table:style-name="ce5">
            <text:p>06/10/23</text:p>
          </table:table-cell>
          <table:table-cell office:value-type="date" office:date-value="2023-11-16T00:00:00" table:style-name="ce5">
            <text:p>1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2</text:p>
          </table:table-cell>
          <table:table-cell office:value-type="string" table:style-name="ce4">
            <text:p>Elettronica</text:p>
          </table:table-cell>
          <table:table-cell office:value-type="float" office:value="3965432136" table:style-name="ce4">
            <text:p>3965432136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37" table:style-name="ce4">
            <text:p>3976543237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3-01-26T00:00:00" table:style-name="ce5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483" table:style-name="ce4">
            <text:p>3990123483</text:p>
          </table:table-cell>
          <table:table-cell office:value-type="date" office:date-value="2023-01-21T00:00:00" table:style-name="ce5">
            <text:p>21/01/23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6</text:p>
          </table:table-cell>
          <table:table-cell office:value-type="string" table:style-name="ce4">
            <text:p>Standard</text:p>
          </table:table-cell>
          <table:table-cell office:value-type="float" office:value="3987654374" table:style-name="ce4">
            <text:p>3987654374</text:p>
          </table:table-cell>
          <table:table-cell office:value-type="date" office:date-value="2023-04-06T00:00:00" table:style-name="ce5">
            <text:p>06/04/23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7</text:p>
          </table:table-cell>
          <table:table-cell office:value-type="string" table:style-name="ce4">
            <text:p>Micro</text:p>
          </table:table-cell>
          <table:table-cell office:value-type="float" office:value="3990987682" table:style-name="ce4">
            <text:p>3990987682</text:p>
          </table:table-cell>
          <table:table-cell office:value-type="date" office:date-value="2022-05-12T00:00:00" table:style-name="ce5">
            <text:p>12/05/22</text:p>
          </table:table-cell>
          <table:table-cell office:value-type="date" office:date-value="2022-06-22T00:00:00" table:style-name="ce5">
            <text:p>2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8</text:p>
          </table:table-cell>
          <table:table-cell office:value-type="string" table:style-name="ce4">
            <text:p>Nano</text:p>
          </table:table-cell>
          <table:table-cell office:value-type="float" office:value="3934567918" table:style-name="ce4">
            <text:p>3934567918</text:p>
          </table:table-cell>
          <table:table-cell office:value-type="date" office:date-value="2023-06-16T00:00:00" table:style-name="ce5">
            <text:p>16/06/23</text:p>
          </table:table-cell>
          <table:table-cell office:value-type="date" office:date-value="2023-07-27T00:00:00" table:style-name="ce5">
            <text:p>2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9</text:p>
          </table:table-cell>
          <table:table-cell office:value-type="string" table:style-name="ce4">
            <text:p>Elettronica</text:p>
          </table:table-cell>
          <table:table-cell office:value-type="float" office:value="3912345706" table:style-name="ce4">
            <text:p>3912345706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0</text:p>
          </table:table-cell>
          <table:table-cell office:value-type="string" table:style-name="ce4">
            <text:p>Standard</text:p>
          </table:table-cell>
          <table:table-cell office:value-type="float" office:value="3987654375" table:style-name="ce4">
            <text:p>3987654375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1</text:p>
          </table:table-cell>
          <table:table-cell office:value-type="string" table:style-name="ce4">
            <text:p>Micro</text:p>
          </table:table-cell>
          <table:table-cell office:value-type="float" office:value="3998765461" table:style-name="ce4">
            <text:p>3998765461</text:p>
          </table:table-cell>
          <table:table-cell office:value-type="date" office:date-value="2022-09-01T00:00:00" table:style-name="ce5">
            <text:p>01/09/22</text:p>
          </table:table-cell>
          <table:table-cell office:value-type="date" office:date-value="2022-10-12T00:00:00" table:style-name="ce5">
            <text:p>1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2</text:p>
          </table:table-cell>
          <table:table-cell office:value-type="string" table:style-name="ce4">
            <text:p>Nano</text:p>
          </table:table-cell>
          <table:table-cell office:value-type="float" office:value="3943218793" table:style-name="ce4">
            <text:p>3943218793</text:p>
          </table:table-cell>
          <table:table-cell office:value-type="date" office:date-value="2023-10-07T00:00:00" table:style-name="ce5">
            <text:p>07/10/23</text:p>
          </table:table-cell>
          <table:table-cell office:value-type="date" office:date-value="2023-11-17T00:00:00" table:style-name="ce5">
            <text:p>1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3</text:p>
          </table:table-cell>
          <table:table-cell office:value-type="string" table:style-name="ce4">
            <text:p>Elettronica</text:p>
          </table:table-cell>
          <table:table-cell office:value-type="float" office:value="3965432137" table:style-name="ce4">
            <text:p>3965432137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38" table:style-name="ce4">
            <text:p>3976543238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3-01-27T00:00:00" table:style-name="ce5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484" table:style-name="ce4">
            <text:p>3990123484</text:p>
          </table:table-cell>
          <table:table-cell office:value-type="date" office:date-value="2023-01-22T00:00:00" table:style-name="ce5">
            <text:p>22/01/23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7</text:p>
          </table:table-cell>
          <table:table-cell office:value-type="string" table:style-name="ce4">
            <text:p>Standard</text:p>
          </table:table-cell>
          <table:table-cell office:value-type="float" office:value="3987654376" table:style-name="ce4">
            <text:p>3987654376</text:p>
          </table:table-cell>
          <table:table-cell office:value-type="date" office:date-value="2023-04-07T00:00:00" table:style-name="ce5">
            <text:p>07/04/2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8</text:p>
          </table:table-cell>
          <table:table-cell office:value-type="string" table:style-name="ce4">
            <text:p>Micro</text:p>
          </table:table-cell>
          <table:table-cell office:value-type="float" office:value="3990987683" table:style-name="ce4">
            <text:p>3990987683</text:p>
          </table:table-cell>
          <table:table-cell office:value-type="date" office:date-value="2022-05-13T00:00:00" table:style-name="ce5">
            <text:p>13/05/22</text:p>
          </table:table-cell>
          <table:table-cell office:value-type="date" office:date-value="2022-06-23T00:00:00" table:style-name="ce5">
            <text:p>2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9</text:p>
          </table:table-cell>
          <table:table-cell office:value-type="string" table:style-name="ce4">
            <text:p>Nano</text:p>
          </table:table-cell>
          <table:table-cell office:value-type="float" office:value="3934567919" table:style-name="ce4">
            <text:p>3934567919</text:p>
          </table:table-cell>
          <table:table-cell office:value-type="date" office:date-value="2023-06-17T00:00:00" table:style-name="ce5">
            <text:p>17/06/23</text:p>
          </table:table-cell>
          <table:table-cell office:value-type="date" office:date-value="2023-07-28T00:00:00" table:style-name="ce5">
            <text:p>2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0</text:p>
          </table:table-cell>
          <table:table-cell office:value-type="string" table:style-name="ce4">
            <text:p>Elettronica</text:p>
          </table:table-cell>
          <table:table-cell office:value-type="float" office:value="3912345707" table:style-name="ce4">
            <text:p>3912345707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1</text:p>
          </table:table-cell>
          <table:table-cell office:value-type="string" table:style-name="ce4">
            <text:p>Standard</text:p>
          </table:table-cell>
          <table:table-cell office:value-type="float" office:value="3987654377" table:style-name="ce4">
            <text:p>3987654377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2</text:p>
          </table:table-cell>
          <table:table-cell office:value-type="string" table:style-name="ce4">
            <text:p>Micro</text:p>
          </table:table-cell>
          <table:table-cell office:value-type="float" office:value="3998765462" table:style-name="ce4">
            <text:p>3998765462</text:p>
          </table:table-cell>
          <table:table-cell office:value-type="date" office:date-value="2022-09-02T00:00:00" table:style-name="ce5">
            <text:p>02/09/22</text:p>
          </table:table-cell>
          <table:table-cell office:value-type="date" office:date-value="2022-10-13T00:00:00" table:style-name="ce5">
            <text:p>1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3</text:p>
          </table:table-cell>
          <table:table-cell office:value-type="string" table:style-name="ce4">
            <text:p>Nano</text:p>
          </table:table-cell>
          <table:table-cell office:value-type="float" office:value="3943218794" table:style-name="ce4">
            <text:p>3943218794</text:p>
          </table:table-cell>
          <table:table-cell office:value-type="date" office:date-value="2023-10-08T00:00:00" table:style-name="ce5">
            <text:p>08/10/23</text:p>
          </table:table-cell>
          <table:table-cell office:value-type="date" office:date-value="2023-11-18T00:00:00" table:style-name="ce5">
            <text:p>1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4</text:p>
          </table:table-cell>
          <table:table-cell office:value-type="string" table:style-name="ce4">
            <text:p>Elettronica</text:p>
          </table:table-cell>
          <table:table-cell office:value-type="float" office:value="3965432138" table:style-name="ce4">
            <text:p>3965432138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39" table:style-name="ce4">
            <text:p>3976543239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3-01-28T00:00:00" table:style-name="ce5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485" table:style-name="ce4">
            <text:p>3990123485</text:p>
          </table:table-cell>
          <table:table-cell office:value-type="date" office:date-value="2023-01-23T00:00:00" table:style-name="ce5">
            <text:p>23/01/23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8</text:p>
          </table:table-cell>
          <table:table-cell office:value-type="string" table:style-name="ce4">
            <text:p>Standard</text:p>
          </table:table-cell>
          <table:table-cell office:value-type="float" office:value="3987654378" table:style-name="ce4">
            <text:p>3987654378</text:p>
          </table:table-cell>
          <table:table-cell office:value-type="date" office:date-value="2023-04-08T00:00:00" table:style-name="ce5">
            <text:p>08/04/23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9</text:p>
          </table:table-cell>
          <table:table-cell office:value-type="string" table:style-name="ce4">
            <text:p>Micro</text:p>
          </table:table-cell>
          <table:table-cell office:value-type="float" office:value="3990987684" table:style-name="ce4">
            <text:p>3990987684</text:p>
          </table:table-cell>
          <table:table-cell office:value-type="date" office:date-value="2022-05-14T00:00:00" table:style-name="ce5">
            <text:p>14/05/22</text:p>
          </table:table-cell>
          <table:table-cell office:value-type="date" office:date-value="2022-06-24T00:00:00" table:style-name="ce5">
            <text:p>2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0</text:p>
          </table:table-cell>
          <table:table-cell office:value-type="string" table:style-name="ce4">
            <text:p>Nano</text:p>
          </table:table-cell>
          <table:table-cell office:value-type="float" office:value="3934567920" table:style-name="ce4">
            <text:p>3934567920</text:p>
          </table:table-cell>
          <table:table-cell office:value-type="date" office:date-value="2023-06-18T00:00:00" table:style-name="ce5">
            <text:p>18/06/23</text:p>
          </table:table-cell>
          <table:table-cell office:value-type="date" office:date-value="2023-07-29T00:00:00" table:style-name="ce5">
            <text:p>2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1</text:p>
          </table:table-cell>
          <table:table-cell office:value-type="string" table:style-name="ce4">
            <text:p>Elettronica</text:p>
          </table:table-cell>
          <table:table-cell office:value-type="float" office:value="3912345708" table:style-name="ce4">
            <text:p>3912345708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2</text:p>
          </table:table-cell>
          <table:table-cell office:value-type="string" table:style-name="ce4">
            <text:p>Standard</text:p>
          </table:table-cell>
          <table:table-cell office:value-type="float" office:value="3987654379" table:style-name="ce4">
            <text:p>3987654379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3</text:p>
          </table:table-cell>
          <table:table-cell office:value-type="string" table:style-name="ce4">
            <text:p>Micro</text:p>
          </table:table-cell>
          <table:table-cell office:value-type="float" office:value="3998765463" table:style-name="ce4">
            <text:p>3998765463</text:p>
          </table:table-cell>
          <table:table-cell office:value-type="date" office:date-value="2022-09-03T00:00:00" table:style-name="ce5">
            <text:p>03/09/22</text:p>
          </table:table-cell>
          <table:table-cell office:value-type="date" office:date-value="2022-10-14T00:00:00" table:style-name="ce5">
            <text:p>1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4</text:p>
          </table:table-cell>
          <table:table-cell office:value-type="string" table:style-name="ce4">
            <text:p>Nano</text:p>
          </table:table-cell>
          <table:table-cell office:value-type="float" office:value="3943218795" table:style-name="ce4">
            <text:p>3943218795</text:p>
          </table:table-cell>
          <table:table-cell office:value-type="date" office:date-value="2023-10-09T00:00:00" table:style-name="ce5">
            <text:p>09/10/23</text:p>
          </table:table-cell>
          <table:table-cell office:value-type="date" office:date-value="2023-11-19T00:00:00" table:style-name="ce5">
            <text:p>1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5</text:p>
          </table:table-cell>
          <table:table-cell office:value-type="string" table:style-name="ce4">
            <text:p>Elettronica</text:p>
          </table:table-cell>
          <table:table-cell office:value-type="float" office:value="3965432139" table:style-name="ce4">
            <text:p>3965432139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40" table:style-name="ce4">
            <text:p>3976543240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3-01-29T00:00:00" table:style-name="ce5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486" table:style-name="ce4">
            <text:p>3990123486</text:p>
          </table:table-cell>
          <table:table-cell office:value-type="date" office:date-value="2023-01-24T00:00:00" table:style-name="ce5">
            <text:p>24/01/23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9</text:p>
          </table:table-cell>
          <table:table-cell office:value-type="string" table:style-name="ce4">
            <text:p>Standard</text:p>
          </table:table-cell>
          <table:table-cell office:value-type="float" office:value="3987654380" table:style-name="ce4">
            <text:p>3987654380</text:p>
          </table:table-cell>
          <table:table-cell office:value-type="date" office:date-value="2023-04-09T00:00:00" table:style-name="ce5">
            <text:p>09/04/23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0</text:p>
          </table:table-cell>
          <table:table-cell office:value-type="string" table:style-name="ce4">
            <text:p>Micro</text:p>
          </table:table-cell>
          <table:table-cell office:value-type="float" office:value="3990987685" table:style-name="ce4">
            <text:p>3990987685</text:p>
          </table:table-cell>
          <table:table-cell office:value-type="date" office:date-value="2022-05-15T00:00:00" table:style-name="ce5">
            <text:p>15/05/22</text:p>
          </table:table-cell>
          <table:table-cell office:value-type="date" office:date-value="2022-06-25T00:00:00" table:style-name="ce5">
            <text:p>2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1</text:p>
          </table:table-cell>
          <table:table-cell office:value-type="string" table:style-name="ce4">
            <text:p>Nano</text:p>
          </table:table-cell>
          <table:table-cell office:value-type="float" office:value="3934567921" table:style-name="ce4">
            <text:p>3934567921</text:p>
          </table:table-cell>
          <table:table-cell office:value-type="date" office:date-value="2023-06-19T00:00:00" table:style-name="ce5">
            <text:p>19/06/23</text:p>
          </table:table-cell>
          <table:table-cell office:value-type="date" office:date-value="2023-07-30T00:00:00" table:style-name="ce5">
            <text:p>3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2</text:p>
          </table:table-cell>
          <table:table-cell office:value-type="string" table:style-name="ce4">
            <text:p>Elettronica</text:p>
          </table:table-cell>
          <table:table-cell office:value-type="float" office:value="3912345709" table:style-name="ce4">
            <text:p>3912345709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3</text:p>
          </table:table-cell>
          <table:table-cell office:value-type="string" table:style-name="ce4">
            <text:p>Standard</text:p>
          </table:table-cell>
          <table:table-cell office:value-type="float" office:value="3987654381" table:style-name="ce4">
            <text:p>3987654381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4</text:p>
          </table:table-cell>
          <table:table-cell office:value-type="string" table:style-name="ce4">
            <text:p>Micro</text:p>
          </table:table-cell>
          <table:table-cell office:value-type="float" office:value="3998765464" table:style-name="ce4">
            <text:p>3998765464</text:p>
          </table:table-cell>
          <table:table-cell office:value-type="date" office:date-value="2022-09-04T00:00:00" table:style-name="ce5">
            <text:p>04/09/22</text:p>
          </table:table-cell>
          <table:table-cell office:value-type="date" office:date-value="2022-10-15T00:00:00" table:style-name="ce5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5</text:p>
          </table:table-cell>
          <table:table-cell office:value-type="string" table:style-name="ce4">
            <text:p>Nano</text:p>
          </table:table-cell>
          <table:table-cell office:value-type="float" office:value="3943218796" table:style-name="ce4">
            <text:p>3943218796</text:p>
          </table:table-cell>
          <table:table-cell office:value-type="date" office:date-value="2023-10-10T00:00:00" table:style-name="ce5">
            <text:p>10/10/23</text:p>
          </table:table-cell>
          <table:table-cell office:value-type="date" office:date-value="2023-11-20T00:00:00" table:style-name="ce5">
            <text:p>2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6</text:p>
          </table:table-cell>
          <table:table-cell office:value-type="string" table:style-name="ce4">
            <text:p>Elettronica</text:p>
          </table:table-cell>
          <table:table-cell office:value-type="float" office:value="3965432140" table:style-name="ce4">
            <text:p>3965432140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41" table:style-name="ce4">
            <text:p>3976543241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3-01-30T00:00:00" table:style-name="ce5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487" table:style-name="ce4">
            <text:p>3990123487</text:p>
          </table:table-cell>
          <table:table-cell office:value-type="date" office:date-value="2023-01-25T00:00:00" table:style-name="ce5">
            <text:p>25/01/23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0</text:p>
          </table:table-cell>
          <table:table-cell office:value-type="string" table:style-name="ce4">
            <text:p>Standard</text:p>
          </table:table-cell>
          <table:table-cell office:value-type="float" office:value="3987654382" table:style-name="ce4">
            <text:p>3987654382</text:p>
          </table:table-cell>
          <table:table-cell office:value-type="date" office:date-value="2023-04-10T00:00:00" table:style-name="ce5">
            <text:p>10/04/23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1</text:p>
          </table:table-cell>
          <table:table-cell office:value-type="string" table:style-name="ce4">
            <text:p>Micro</text:p>
          </table:table-cell>
          <table:table-cell office:value-type="float" office:value="3990987686" table:style-name="ce4">
            <text:p>3990987686</text:p>
          </table:table-cell>
          <table:table-cell office:value-type="date" office:date-value="2022-05-16T00:00:00" table:style-name="ce5">
            <text:p>16/05/22</text:p>
          </table:table-cell>
          <table:table-cell office:value-type="date" office:date-value="2022-06-26T00:00:00" table:style-name="ce5">
            <text:p>2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2</text:p>
          </table:table-cell>
          <table:table-cell office:value-type="string" table:style-name="ce4">
            <text:p>Nano</text:p>
          </table:table-cell>
          <table:table-cell office:value-type="float" office:value="3934567922" table:style-name="ce4">
            <text:p>3934567922</text:p>
          </table:table-cell>
          <table:table-cell office:value-type="date" office:date-value="2023-06-20T00:00:00" table:style-name="ce5">
            <text:p>20/06/23</text:p>
          </table:table-cell>
          <table:table-cell office:value-type="date" office:date-value="2023-07-31T00:00:00" table:style-name="ce5">
            <text:p>3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3</text:p>
          </table:table-cell>
          <table:table-cell office:value-type="string" table:style-name="ce4">
            <text:p>Elettronica</text:p>
          </table:table-cell>
          <table:table-cell office:value-type="float" office:value="3912345710" table:style-name="ce4">
            <text:p>3912345710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4</text:p>
          </table:table-cell>
          <table:table-cell office:value-type="string" table:style-name="ce4">
            <text:p>Standard</text:p>
          </table:table-cell>
          <table:table-cell office:value-type="float" office:value="3987654383" table:style-name="ce4">
            <text:p>398765438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5</text:p>
          </table:table-cell>
          <table:table-cell office:value-type="string" table:style-name="ce4">
            <text:p>Micro</text:p>
          </table:table-cell>
          <table:table-cell office:value-type="float" office:value="3998765465" table:style-name="ce4">
            <text:p>3998765465</text:p>
          </table:table-cell>
          <table:table-cell office:value-type="date" office:date-value="2022-09-05T00:00:00" table:style-name="ce5">
            <text:p>05/09/22</text:p>
          </table:table-cell>
          <table:table-cell office:value-type="date" office:date-value="2022-10-16T00:00:00" table:style-name="ce5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6</text:p>
          </table:table-cell>
          <table:table-cell office:value-type="string" table:style-name="ce4">
            <text:p>Nano</text:p>
          </table:table-cell>
          <table:table-cell office:value-type="float" office:value="3943218797" table:style-name="ce4">
            <text:p>3943218797</text:p>
          </table:table-cell>
          <table:table-cell office:value-type="date" office:date-value="2023-10-11T00:00:00" table:style-name="ce5">
            <text:p>11/10/23</text:p>
          </table:table-cell>
          <table:table-cell office:value-type="date" office:date-value="2023-11-21T00:00:00" table:style-name="ce5">
            <text:p>2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41" table:style-name="ce4">
            <text:p>3965432141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42" table:style-name="ce4">
            <text:p>3976543242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3-01-31T00:00:00" table:style-name="ce5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488" table:style-name="ce4">
            <text:p>3990123488</text:p>
          </table:table-cell>
          <table:table-cell office:value-type="date" office:date-value="2023-01-26T00:00:00" table:style-name="ce5">
            <text:p>26/01/23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1</text:p>
          </table:table-cell>
          <table:table-cell office:value-type="string" table:style-name="ce4">
            <text:p>Standard</text:p>
          </table:table-cell>
          <table:table-cell office:value-type="float" office:value="3987654384" table:style-name="ce4">
            <text:p>3987654384</text:p>
          </table:table-cell>
          <table:table-cell office:value-type="date" office:date-value="2023-04-11T00:00:00" table:style-name="ce5">
            <text:p>11/04/23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2</text:p>
          </table:table-cell>
          <table:table-cell office:value-type="string" table:style-name="ce4">
            <text:p>Micro</text:p>
          </table:table-cell>
          <table:table-cell office:value-type="float" office:value="3990987687" table:style-name="ce4">
            <text:p>3990987687</text:p>
          </table:table-cell>
          <table:table-cell office:value-type="date" office:date-value="2022-05-17T00:00:00" table:style-name="ce5">
            <text:p>17/05/22</text:p>
          </table:table-cell>
          <table:table-cell office:value-type="date" office:date-value="2022-06-27T00:00:00" table:style-name="ce5">
            <text:p>2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3</text:p>
          </table:table-cell>
          <table:table-cell office:value-type="string" table:style-name="ce4">
            <text:p>Nano</text:p>
          </table:table-cell>
          <table:table-cell office:value-type="float" office:value="3934567923" table:style-name="ce4">
            <text:p>3934567923</text:p>
          </table:table-cell>
          <table:table-cell office:value-type="date" office:date-value="2023-06-21T00:00:00" table:style-name="ce5">
            <text:p>21/06/23</text:p>
          </table:table-cell>
          <table:table-cell office:value-type="date" office:date-value="2023-08-01T00:00:00" table:style-name="ce5">
            <text:p>0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4</text:p>
          </table:table-cell>
          <table:table-cell office:value-type="string" table:style-name="ce4">
            <text:p>Elettronica</text:p>
          </table:table-cell>
          <table:table-cell office:value-type="float" office:value="3912345711" table:style-name="ce4">
            <text:p>3912345711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5</text:p>
          </table:table-cell>
          <table:table-cell office:value-type="string" table:style-name="ce4">
            <text:p>Standard</text:p>
          </table:table-cell>
          <table:table-cell office:value-type="float" office:value="3987654385" table:style-name="ce4">
            <text:p>3987654385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6</text:p>
          </table:table-cell>
          <table:table-cell office:value-type="string" table:style-name="ce4">
            <text:p>Micro</text:p>
          </table:table-cell>
          <table:table-cell office:value-type="float" office:value="3998765466" table:style-name="ce4">
            <text:p>3998765466</text:p>
          </table:table-cell>
          <table:table-cell office:value-type="date" office:date-value="2022-09-06T00:00:00" table:style-name="ce5">
            <text:p>06/09/22</text:p>
          </table:table-cell>
          <table:table-cell office:value-type="date" office:date-value="2022-10-17T00:00:00" table:style-name="ce5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7</text:p>
          </table:table-cell>
          <table:table-cell office:value-type="string" table:style-name="ce4">
            <text:p>Nano</text:p>
          </table:table-cell>
          <table:table-cell office:value-type="float" office:value="3943218798" table:style-name="ce4">
            <text:p>3943218798</text:p>
          </table:table-cell>
          <table:table-cell office:value-type="date" office:date-value="2023-10-12T00:00:00" table:style-name="ce5">
            <text:p>12/10/23</text:p>
          </table:table-cell>
          <table:table-cell office:value-type="date" office:date-value="2023-11-22T00:00:00" table:style-name="ce5">
            <text:p>2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42" table:style-name="ce4">
            <text:p>3965432142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43" table:style-name="ce4">
            <text:p>3976543243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3-02-01T00:00:00" table:style-name="ce5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489" table:style-name="ce4">
            <text:p>3990123489</text:p>
          </table:table-cell>
          <table:table-cell office:value-type="date" office:date-value="2023-01-27T00:00:00" table:style-name="ce5">
            <text:p>27/01/23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2</text:p>
          </table:table-cell>
          <table:table-cell office:value-type="string" table:style-name="ce4">
            <text:p>Standard</text:p>
          </table:table-cell>
          <table:table-cell office:value-type="float" office:value="3987654386" table:style-name="ce4">
            <text:p>3987654386</text:p>
          </table:table-cell>
          <table:table-cell office:value-type="date" office:date-value="2023-04-12T00:00:00" table:style-name="ce5">
            <text:p>12/04/2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3</text:p>
          </table:table-cell>
          <table:table-cell office:value-type="string" table:style-name="ce4">
            <text:p>Micro</text:p>
          </table:table-cell>
          <table:table-cell office:value-type="float" office:value="3990987688" table:style-name="ce4">
            <text:p>3990987688</text:p>
          </table:table-cell>
          <table:table-cell office:value-type="date" office:date-value="2022-05-18T00:00:00" table:style-name="ce5">
            <text:p>18/05/22</text:p>
          </table:table-cell>
          <table:table-cell office:value-type="date" office:date-value="2022-06-28T00:00:00" table:style-name="ce5">
            <text:p>2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4</text:p>
          </table:table-cell>
          <table:table-cell office:value-type="string" table:style-name="ce4">
            <text:p>Nano</text:p>
          </table:table-cell>
          <table:table-cell office:value-type="float" office:value="3934567924" table:style-name="ce4">
            <text:p>3934567924</text:p>
          </table:table-cell>
          <table:table-cell office:value-type="date" office:date-value="2023-06-22T00:00:00" table:style-name="ce5">
            <text:p>22/06/23</text:p>
          </table:table-cell>
          <table:table-cell office:value-type="date" office:date-value="2023-08-02T00:00:00" table:style-name="ce5">
            <text:p>0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5</text:p>
          </table:table-cell>
          <table:table-cell office:value-type="string" table:style-name="ce4">
            <text:p>Elettronica</text:p>
          </table:table-cell>
          <table:table-cell office:value-type="float" office:value="3912345712" table:style-name="ce4">
            <text:p>3912345712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6</text:p>
          </table:table-cell>
          <table:table-cell office:value-type="string" table:style-name="ce4">
            <text:p>Standard</text:p>
          </table:table-cell>
          <table:table-cell office:value-type="float" office:value="3987654387" table:style-name="ce4">
            <text:p>3987654387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7</text:p>
          </table:table-cell>
          <table:table-cell office:value-type="string" table:style-name="ce4">
            <text:p>Micro</text:p>
          </table:table-cell>
          <table:table-cell office:value-type="float" office:value="3998765467" table:style-name="ce4">
            <text:p>3998765467</text:p>
          </table:table-cell>
          <table:table-cell office:value-type="date" office:date-value="2022-09-07T00:00:00" table:style-name="ce5">
            <text:p>07/09/22</text:p>
          </table:table-cell>
          <table:table-cell office:value-type="date" office:date-value="2022-10-18T00:00:00" table:style-name="ce5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8</text:p>
          </table:table-cell>
          <table:table-cell office:value-type="string" table:style-name="ce4">
            <text:p>Nano</text:p>
          </table:table-cell>
          <table:table-cell office:value-type="float" office:value="3943218799" table:style-name="ce4">
            <text:p>3943218799</text:p>
          </table:table-cell>
          <table:table-cell office:value-type="date" office:date-value="2023-10-13T00:00:00" table:style-name="ce5">
            <text:p>13/10/23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43" table:style-name="ce4">
            <text:p>3965432143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44" table:style-name="ce4">
            <text:p>3976543244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3-02-02T00:00:00" table:style-name="ce5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490" table:style-name="ce4">
            <text:p>3990123490</text:p>
          </table:table-cell>
          <table:table-cell office:value-type="date" office:date-value="2023-01-28T00:00:00" table:style-name="ce5">
            <text:p>28/01/23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3</text:p>
          </table:table-cell>
          <table:table-cell office:value-type="string" table:style-name="ce4">
            <text:p>Standard</text:p>
          </table:table-cell>
          <table:table-cell office:value-type="float" office:value="3987654388" table:style-name="ce4">
            <text:p>3987654388</text:p>
          </table:table-cell>
          <table:table-cell office:value-type="date" office:date-value="2023-04-13T00:00:00" table:style-name="ce5">
            <text:p>13/04/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4</text:p>
          </table:table-cell>
          <table:table-cell office:value-type="string" table:style-name="ce4">
            <text:p>Micro</text:p>
          </table:table-cell>
          <table:table-cell office:value-type="float" office:value="3990987689" table:style-name="ce4">
            <text:p>3990987689</text:p>
          </table:table-cell>
          <table:table-cell office:value-type="date" office:date-value="2022-05-19T00:00:00" table:style-name="ce5">
            <text:p>19/05/22</text:p>
          </table:table-cell>
          <table:table-cell office:value-type="date" office:date-value="2022-06-29T00:00:00" table:style-name="ce5">
            <text:p>2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5</text:p>
          </table:table-cell>
          <table:table-cell office:value-type="string" table:style-name="ce4">
            <text:p>Nano</text:p>
          </table:table-cell>
          <table:table-cell office:value-type="float" office:value="3934567925" table:style-name="ce4">
            <text:p>3934567925</text:p>
          </table:table-cell>
          <table:table-cell office:value-type="date" office:date-value="2023-06-23T00:00:00" table:style-name="ce5">
            <text:p>23/06/23</text:p>
          </table:table-cell>
          <table:table-cell office:value-type="date" office:date-value="2023-08-03T00:00:00" table:style-name="ce5">
            <text:p>0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6</text:p>
          </table:table-cell>
          <table:table-cell office:value-type="string" table:style-name="ce4">
            <text:p>Elettronica</text:p>
          </table:table-cell>
          <table:table-cell office:value-type="float" office:value="3912345713" table:style-name="ce4">
            <text:p>3912345713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7</text:p>
          </table:table-cell>
          <table:table-cell office:value-type="string" table:style-name="ce4">
            <text:p>Standard</text:p>
          </table:table-cell>
          <table:table-cell office:value-type="float" office:value="3987654389" table:style-name="ce4">
            <text:p>3987654389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8</text:p>
          </table:table-cell>
          <table:table-cell office:value-type="string" table:style-name="ce4">
            <text:p>Micro</text:p>
          </table:table-cell>
          <table:table-cell office:value-type="float" office:value="3998765468" table:style-name="ce4">
            <text:p>3998765468</text:p>
          </table:table-cell>
          <table:table-cell office:value-type="date" office:date-value="2022-09-08T00:00:00" table:style-name="ce5">
            <text:p>08/09/22</text:p>
          </table:table-cell>
          <table:table-cell office:value-type="date" office:date-value="2022-10-19T00:00:00" table:style-name="ce5">
            <text:p>1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9</text:p>
          </table:table-cell>
          <table:table-cell office:value-type="string" table:style-name="ce4">
            <text:p>Nano</text:p>
          </table:table-cell>
          <table:table-cell office:value-type="float" office:value="3943218800" table:style-name="ce4">
            <text:p>3943218800</text:p>
          </table:table-cell>
          <table:table-cell office:value-type="date" office:date-value="2023-10-14T00:00:00" table:style-name="ce5">
            <text:p>14/10/23</text:p>
          </table:table-cell>
          <table:table-cell office:value-type="date" office:date-value="2023-11-24T00:00:00" table:style-name="ce5">
            <text:p>2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44" table:style-name="ce4">
            <text:p>3965432144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45" table:style-name="ce4">
            <text:p>3976543245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3-02-03T00:00:00" table:style-name="ce5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491" table:style-name="ce4">
            <text:p>3990123491</text:p>
          </table:table-cell>
          <table:table-cell office:value-type="date" office:date-value="2023-01-29T00:00:00" table:style-name="ce5">
            <text:p>29/01/23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4</text:p>
          </table:table-cell>
          <table:table-cell office:value-type="string" table:style-name="ce4">
            <text:p>Standard</text:p>
          </table:table-cell>
          <table:table-cell office:value-type="float" office:value="3987654390" table:style-name="ce4">
            <text:p>3987654390</text:p>
          </table:table-cell>
          <table:table-cell office:value-type="date" office:date-value="2023-04-14T00:00:00" table:style-name="ce5">
            <text:p>14/04/23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5</text:p>
          </table:table-cell>
          <table:table-cell office:value-type="string" table:style-name="ce4">
            <text:p>Micro</text:p>
          </table:table-cell>
          <table:table-cell office:value-type="float" office:value="3990987690" table:style-name="ce4">
            <text:p>3990987690</text:p>
          </table:table-cell>
          <table:table-cell office:value-type="date" office:date-value="2022-05-20T00:00:00" table:style-name="ce5">
            <text:p>20/05/22</text:p>
          </table:table-cell>
          <table:table-cell office:value-type="date" office:date-value="2022-06-30T00:00:00" table:style-name="ce5">
            <text:p>3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6</text:p>
          </table:table-cell>
          <table:table-cell office:value-type="string" table:style-name="ce4">
            <text:p>Nano</text:p>
          </table:table-cell>
          <table:table-cell office:value-type="float" office:value="3934567926" table:style-name="ce4">
            <text:p>3934567926</text:p>
          </table:table-cell>
          <table:table-cell office:value-type="date" office:date-value="2023-06-24T00:00:00" table:style-name="ce5">
            <text:p>24/06/23</text:p>
          </table:table-cell>
          <table:table-cell office:value-type="date" office:date-value="2023-08-04T00:00:00" table:style-name="ce5">
            <text:p>0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7</text:p>
          </table:table-cell>
          <table:table-cell office:value-type="string" table:style-name="ce4">
            <text:p>Elettronica</text:p>
          </table:table-cell>
          <table:table-cell office:value-type="float" office:value="3912345714" table:style-name="ce4">
            <text:p>3912345714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8</text:p>
          </table:table-cell>
          <table:table-cell office:value-type="string" table:style-name="ce4">
            <text:p>Standard</text:p>
          </table:table-cell>
          <table:table-cell office:value-type="float" office:value="3987654391" table:style-name="ce4">
            <text:p>3987654391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9</text:p>
          </table:table-cell>
          <table:table-cell office:value-type="string" table:style-name="ce4">
            <text:p>Micro</text:p>
          </table:table-cell>
          <table:table-cell office:value-type="float" office:value="3998765469" table:style-name="ce4">
            <text:p>3998765469</text:p>
          </table:table-cell>
          <table:table-cell office:value-type="date" office:date-value="2022-09-09T00:00:00" table:style-name="ce5">
            <text:p>09/09/22</text:p>
          </table:table-cell>
          <table:table-cell office:value-type="date" office:date-value="2022-10-20T00:00:00" table:style-name="ce5">
            <text:p>2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0</text:p>
          </table:table-cell>
          <table:table-cell office:value-type="string" table:style-name="ce4">
            <text:p>Nano</text:p>
          </table:table-cell>
          <table:table-cell office:value-type="float" office:value="3943218801" table:style-name="ce4">
            <text:p>3943218801</text:p>
          </table:table-cell>
          <table:table-cell office:value-type="date" office:date-value="2023-10-15T00:00:00" table:style-name="ce5">
            <text:p>15/10/23</text:p>
          </table:table-cell>
          <table:table-cell office:value-type="date" office:date-value="2023-11-25T00:00:00" table:style-name="ce5">
            <text:p>2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45" table:style-name="ce4">
            <text:p>3965432145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46" table:style-name="ce4">
            <text:p>3976543246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3-02-04T00:00:00" table:style-name="ce5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492" table:style-name="ce4">
            <text:p>3990123492</text:p>
          </table:table-cell>
          <table:table-cell office:value-type="date" office:date-value="2023-01-30T00:00:00" table:style-name="ce5">
            <text:p>30/01/23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5</text:p>
          </table:table-cell>
          <table:table-cell office:value-type="string" table:style-name="ce4">
            <text:p>Standard</text:p>
          </table:table-cell>
          <table:table-cell office:value-type="float" office:value="3987654392" table:style-name="ce4">
            <text:p>3987654392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6</text:p>
          </table:table-cell>
          <table:table-cell office:value-type="string" table:style-name="ce4">
            <text:p>Micro</text:p>
          </table:table-cell>
          <table:table-cell office:value-type="float" office:value="3990987691" table:style-name="ce4">
            <text:p>3990987691</text:p>
          </table:table-cell>
          <table:table-cell office:value-type="date" office:date-value="2022-05-21T00:00:00" table:style-name="ce5">
            <text:p>21/05/22</text:p>
          </table:table-cell>
          <table:table-cell office:value-type="date" office:date-value="2022-07-01T00:00:00" table:style-name="ce5">
            <text:p>0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7</text:p>
          </table:table-cell>
          <table:table-cell office:value-type="string" table:style-name="ce4">
            <text:p>Nano</text:p>
          </table:table-cell>
          <table:table-cell office:value-type="float" office:value="3934567927" table:style-name="ce4">
            <text:p>3934567927</text:p>
          </table:table-cell>
          <table:table-cell office:value-type="date" office:date-value="2023-06-25T00:00:00" table:style-name="ce5">
            <text:p>25/06/23</text:p>
          </table:table-cell>
          <table:table-cell office:value-type="date" office:date-value="2023-08-05T00:00:00" table:style-name="ce5">
            <text:p>0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8</text:p>
          </table:table-cell>
          <table:table-cell office:value-type="string" table:style-name="ce4">
            <text:p>Elettronica</text:p>
          </table:table-cell>
          <table:table-cell office:value-type="float" office:value="3912345715" table:style-name="ce4">
            <text:p>3912345715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9</text:p>
          </table:table-cell>
          <table:table-cell office:value-type="string" table:style-name="ce4">
            <text:p>Standard</text:p>
          </table:table-cell>
          <table:table-cell office:value-type="float" office:value="3987654393" table:style-name="ce4">
            <text:p>3987654393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0</text:p>
          </table:table-cell>
          <table:table-cell office:value-type="string" table:style-name="ce4">
            <text:p>Micro</text:p>
          </table:table-cell>
          <table:table-cell office:value-type="float" office:value="3998765470" table:style-name="ce4">
            <text:p>3998765470</text:p>
          </table:table-cell>
          <table:table-cell office:value-type="date" office:date-value="2022-09-10T00:00:00" table:style-name="ce5">
            <text:p>10/09/22</text:p>
          </table:table-cell>
          <table:table-cell office:value-type="date" office:date-value="2022-10-21T00:00:00" table:style-name="ce5">
            <text:p>2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1</text:p>
          </table:table-cell>
          <table:table-cell office:value-type="string" table:style-name="ce4">
            <text:p>Nano</text:p>
          </table:table-cell>
          <table:table-cell office:value-type="float" office:value="3943218802" table:style-name="ce4">
            <text:p>3943218802</text:p>
          </table:table-cell>
          <table:table-cell office:value-type="date" office:date-value="2023-10-16T00:00:00" table:style-name="ce5">
            <text:p>16/10/23</text:p>
          </table:table-cell>
          <table:table-cell office:value-type="date" office:date-value="2023-11-26T00:00:00" table:style-name="ce5">
            <text:p>2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46" table:style-name="ce4">
            <text:p>3965432146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47" table:style-name="ce4">
            <text:p>3976543247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3-02-05T00:00:00" table:style-name="ce5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493" table:style-name="ce4">
            <text:p>3990123493</text:p>
          </table:table-cell>
          <table:table-cell office:value-type="date" office:date-value="2023-01-31T00:00:00" table:style-name="ce5">
            <text:p>3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6</text:p>
          </table:table-cell>
          <table:table-cell office:value-type="string" table:style-name="ce4">
            <text:p>Standard</text:p>
          </table:table-cell>
          <table:table-cell office:value-type="float" office:value="3987654394" table:style-name="ce4">
            <text:p>3987654394</text:p>
          </table:table-cell>
          <table:table-cell office:value-type="date" office:date-value="2023-04-16T00:00:00" table:style-name="ce5">
            <text:p>16/04/23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7</text:p>
          </table:table-cell>
          <table:table-cell office:value-type="string" table:style-name="ce4">
            <text:p>Micro</text:p>
          </table:table-cell>
          <table:table-cell office:value-type="float" office:value="3990987692" table:style-name="ce4">
            <text:p>3990987692</text:p>
          </table:table-cell>
          <table:table-cell office:value-type="date" office:date-value="2022-05-22T00:00:00" table:style-name="ce5">
            <text:p>22/05/22</text:p>
          </table:table-cell>
          <table:table-cell office:value-type="date" office:date-value="2022-07-02T00:00:00" table:style-name="ce5">
            <text:p>0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8</text:p>
          </table:table-cell>
          <table:table-cell office:value-type="string" table:style-name="ce4">
            <text:p>Nano</text:p>
          </table:table-cell>
          <table:table-cell office:value-type="float" office:value="3934567928" table:style-name="ce4">
            <text:p>3934567928</text:p>
          </table:table-cell>
          <table:table-cell office:value-type="date" office:date-value="2023-06-26T00:00:00" table:style-name="ce5">
            <text:p>26/06/23</text:p>
          </table:table-cell>
          <table:table-cell office:value-type="date" office:date-value="2023-08-06T00:00:00" table:style-name="ce5">
            <text:p>0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9</text:p>
          </table:table-cell>
          <table:table-cell office:value-type="string" table:style-name="ce4">
            <text:p>Elettronica</text:p>
          </table:table-cell>
          <table:table-cell office:value-type="float" office:value="3912345716" table:style-name="ce4">
            <text:p>3912345716</text:p>
          </table:table-cell>
          <table:table-cell office:value-type="date" office:date-value="2022-07-02T00:00:00" table:style-name="ce5">
            <text:p>02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0</text:p>
          </table:table-cell>
          <table:table-cell office:value-type="string" table:style-name="ce4">
            <text:p>Standard</text:p>
          </table:table-cell>
          <table:table-cell office:value-type="float" office:value="3987654395" table:style-name="ce4">
            <text:p>3987654395</text:p>
          </table:table-cell>
          <table:table-cell office:value-type="date" office:date-value="2023-08-06T00:00:00" table:style-name="ce5">
            <text:p>06/08/23</text:p>
          </table:table-cell>
          <table:table-cell office:value-type="date" office:date-value="2023-09-16T00:00:00" table:style-name="ce5">
            <text:p>1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1</text:p>
          </table:table-cell>
          <table:table-cell office:value-type="string" table:style-name="ce4">
            <text:p>Micro</text:p>
          </table:table-cell>
          <table:table-cell office:value-type="float" office:value="3998765471" table:style-name="ce4">
            <text:p>3998765471</text:p>
          </table:table-cell>
          <table:table-cell office:value-type="date" office:date-value="2022-09-11T00:00:00" table:style-name="ce5">
            <text:p>11/09/22</text:p>
          </table:table-cell>
          <table:table-cell office:value-type="date" office:date-value="2022-10-22T00:00:00" table:style-name="ce5">
            <text:p>2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2</text:p>
          </table:table-cell>
          <table:table-cell office:value-type="string" table:style-name="ce4">
            <text:p>Nano</text:p>
          </table:table-cell>
          <table:table-cell office:value-type="float" office:value="3943218803" table:style-name="ce4">
            <text:p>3943218803</text:p>
          </table:table-cell>
          <table:table-cell office:value-type="date" office:date-value="2023-10-17T00:00:00" table:style-name="ce5">
            <text:p>17/10/23</text:p>
          </table:table-cell>
          <table:table-cell office:value-type="date" office:date-value="2023-11-27T00:00:00" table:style-name="ce5">
            <text:p>2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47" table:style-name="ce4">
            <text:p>3965432147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2-12-02T00:00:00" table:style-name="ce5">
            <text:p>0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48" table:style-name="ce4">
            <text:p>3976543248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3-02-06T00:00:00" table:style-name="ce5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494" table:style-name="ce4">
            <text:p>3990123494</text:p>
          </table:table-cell>
          <table:table-cell office:value-type="date" office:date-value="2023-02-01T00:00:00" table:style-name="ce5">
            <text:p>01/02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7</text:p>
          </table:table-cell>
          <table:table-cell office:value-type="string" table:style-name="ce4">
            <text:p>Standard</text:p>
          </table:table-cell>
          <table:table-cell office:value-type="float" office:value="3987654396" table:style-name="ce4">
            <text:p>3987654396</text:p>
          </table:table-cell>
          <table:table-cell office:value-type="date" office:date-value="2023-04-17T00:00:00" table:style-name="ce5">
            <text:p>17/04/2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8</text:p>
          </table:table-cell>
          <table:table-cell office:value-type="string" table:style-name="ce4">
            <text:p>Micro</text:p>
          </table:table-cell>
          <table:table-cell office:value-type="float" office:value="3990987693" table:style-name="ce4">
            <text:p>3990987693</text:p>
          </table:table-cell>
          <table:table-cell office:value-type="date" office:date-value="2022-05-23T00:00:00" table:style-name="ce5">
            <text:p>23/05/22</text:p>
          </table:table-cell>
          <table:table-cell office:value-type="date" office:date-value="2022-07-03T00:00:00" table:style-name="ce5">
            <text:p>0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9</text:p>
          </table:table-cell>
          <table:table-cell office:value-type="string" table:style-name="ce4">
            <text:p>Nano</text:p>
          </table:table-cell>
          <table:table-cell office:value-type="float" office:value="3934567929" table:style-name="ce4">
            <text:p>3934567929</text:p>
          </table:table-cell>
          <table:table-cell office:value-type="date" office:date-value="2023-06-27T00:00:00" table:style-name="ce5">
            <text:p>27/06/23</text:p>
          </table:table-cell>
          <table:table-cell office:value-type="date" office:date-value="2023-08-07T00:00:00" table:style-name="ce5">
            <text:p>0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0</text:p>
          </table:table-cell>
          <table:table-cell office:value-type="string" table:style-name="ce4">
            <text:p>Elettronica</text:p>
          </table:table-cell>
          <table:table-cell office:value-type="float" office:value="3912345717" table:style-name="ce4">
            <text:p>3912345717</text:p>
          </table:table-cell>
          <table:table-cell office:value-type="date" office:date-value="2022-07-03T00:00:00" table:style-name="ce5">
            <text:p>03/07/22</text:p>
          </table:table-cell>
          <table:table-cell office:value-type="date" office:date-value="2022-08-12T00:00:00" table:style-name="ce5">
            <text:p>1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1</text:p>
          </table:table-cell>
          <table:table-cell office:value-type="string" table:style-name="ce4">
            <text:p>Standard</text:p>
          </table:table-cell>
          <table:table-cell office:value-type="float" office:value="3987654397" table:style-name="ce4">
            <text:p>3987654397</text:p>
          </table:table-cell>
          <table:table-cell office:value-type="date" office:date-value="2023-08-07T00:00:00" table:style-name="ce5">
            <text:p>07/08/23</text:p>
          </table:table-cell>
          <table:table-cell office:value-type="date" office:date-value="2023-09-17T00:00:00" table:style-name="ce5">
            <text:p>1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2</text:p>
          </table:table-cell>
          <table:table-cell office:value-type="string" table:style-name="ce4">
            <text:p>Micro</text:p>
          </table:table-cell>
          <table:table-cell office:value-type="float" office:value="3998765472" table:style-name="ce4">
            <text:p>3998765472</text:p>
          </table:table-cell>
          <table:table-cell office:value-type="date" office:date-value="2022-09-12T00:00:00" table:style-name="ce5">
            <text:p>12/09/22</text:p>
          </table:table-cell>
          <table:table-cell office:value-type="date" office:date-value="2022-10-23T00:00:00" table:style-name="ce5">
            <text:p>2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3</text:p>
          </table:table-cell>
          <table:table-cell office:value-type="string" table:style-name="ce4">
            <text:p>Nano</text:p>
          </table:table-cell>
          <table:table-cell office:value-type="float" office:value="3943218804" table:style-name="ce4">
            <text:p>3943218804</text:p>
          </table:table-cell>
          <table:table-cell office:value-type="date" office:date-value="2023-10-18T00:00:00" table:style-name="ce5">
            <text:p>18/10/23</text:p>
          </table:table-cell>
          <table:table-cell office:value-type="date" office:date-value="2023-11-28T00:00:00" table:style-name="ce5">
            <text:p>2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48" table:style-name="ce4">
            <text:p>3965432148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2-12-03T00:00:00" table:style-name="ce5">
            <text:p>0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49" table:style-name="ce4">
            <text:p>3976543249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3-02-07T00:00:00" table:style-name="ce5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495" table:style-name="ce4">
            <text:p>3990123495</text:p>
          </table:table-cell>
          <table:table-cell office:value-type="date" office:date-value="2023-02-02T00:00:00" table:style-name="ce5">
            <text:p>02/02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8</text:p>
          </table:table-cell>
          <table:table-cell office:value-type="string" table:style-name="ce4">
            <text:p>Standard</text:p>
          </table:table-cell>
          <table:table-cell office:value-type="float" office:value="3987654398" table:style-name="ce4">
            <text:p>3987654398</text:p>
          </table:table-cell>
          <table:table-cell office:value-type="date" office:date-value="2023-04-18T00:00:00" table:style-name="ce5">
            <text:p>18/04/23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9</text:p>
          </table:table-cell>
          <table:table-cell office:value-type="string" table:style-name="ce4">
            <text:p>Micro</text:p>
          </table:table-cell>
          <table:table-cell office:value-type="float" office:value="3990987694" table:style-name="ce4">
            <text:p>3990987694</text:p>
          </table:table-cell>
          <table:table-cell office:value-type="date" office:date-value="2022-05-24T00:00:00" table:style-name="ce5">
            <text:p>24/05/22</text:p>
          </table:table-cell>
          <table:table-cell office:value-type="date" office:date-value="2022-07-04T00:00:00" table:style-name="ce5">
            <text:p>0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0</text:p>
          </table:table-cell>
          <table:table-cell office:value-type="string" table:style-name="ce4">
            <text:p>Nano</text:p>
          </table:table-cell>
          <table:table-cell office:value-type="float" office:value="3934567930" table:style-name="ce4">
            <text:p>3934567930</text:p>
          </table:table-cell>
          <table:table-cell office:value-type="date" office:date-value="2023-06-28T00:00:00" table:style-name="ce5">
            <text:p>28/06/23</text:p>
          </table:table-cell>
          <table:table-cell office:value-type="date" office:date-value="2023-08-08T00:00:00" table:style-name="ce5">
            <text:p>0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1</text:p>
          </table:table-cell>
          <table:table-cell office:value-type="string" table:style-name="ce4">
            <text:p>Elettronica</text:p>
          </table:table-cell>
          <table:table-cell office:value-type="float" office:value="3912345718" table:style-name="ce4">
            <text:p>3912345718</text:p>
          </table:table-cell>
          <table:table-cell office:value-type="date" office:date-value="2022-07-04T00:00:00" table:style-name="ce5">
            <text:p>04/07/22</text:p>
          </table:table-cell>
          <table:table-cell office:value-type="date" office:date-value="2022-08-13T00:00:00" table:style-name="ce5">
            <text:p>1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2</text:p>
          </table:table-cell>
          <table:table-cell office:value-type="string" table:style-name="ce4">
            <text:p>Standard</text:p>
          </table:table-cell>
          <table:table-cell office:value-type="float" office:value="3987654399" table:style-name="ce4">
            <text:p>3987654399</text:p>
          </table:table-cell>
          <table:table-cell office:value-type="date" office:date-value="2023-08-08T00:00:00" table:style-name="ce5">
            <text:p>08/08/23</text:p>
          </table:table-cell>
          <table:table-cell office:value-type="date" office:date-value="2023-09-18T00:00:00" table:style-name="ce5">
            <text:p>1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3</text:p>
          </table:table-cell>
          <table:table-cell office:value-type="string" table:style-name="ce4">
            <text:p>Micro</text:p>
          </table:table-cell>
          <table:table-cell office:value-type="float" office:value="3998765473" table:style-name="ce4">
            <text:p>3998765473</text:p>
          </table:table-cell>
          <table:table-cell office:value-type="date" office:date-value="2022-09-13T00:00:00" table:style-name="ce5">
            <text:p>13/09/22</text:p>
          </table:table-cell>
          <table:table-cell office:value-type="date" office:date-value="2022-10-24T00:00:00" table:style-name="ce5">
            <text:p>2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4</text:p>
          </table:table-cell>
          <table:table-cell office:value-type="string" table:style-name="ce4">
            <text:p>Nano</text:p>
          </table:table-cell>
          <table:table-cell office:value-type="float" office:value="3943218805" table:style-name="ce4">
            <text:p>3943218805</text:p>
          </table:table-cell>
          <table:table-cell office:value-type="date" office:date-value="2023-10-19T00:00:00" table:style-name="ce5">
            <text:p>19/10/23</text:p>
          </table:table-cell>
          <table:table-cell office:value-type="date" office:date-value="2023-11-29T00:00:00" table:style-name="ce5">
            <text:p>2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49" table:style-name="ce4">
            <text:p>3965432149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2-12-04T00:00:00" table:style-name="ce5">
            <text:p>0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50" table:style-name="ce4">
            <text:p>3976543250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496" table:style-name="ce4">
            <text:p>3990123496</text:p>
          </table:table-cell>
          <table:table-cell office:value-type="date" office:date-value="2023-02-03T00:00:00" table:style-name="ce5">
            <text:p>03/02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9</text:p>
          </table:table-cell>
          <table:table-cell office:value-type="string" table:style-name="ce4">
            <text:p>Standard</text:p>
          </table:table-cell>
          <table:table-cell office:value-type="float" office:value="3987654400" table:style-name="ce4">
            <text:p>3987654400</text:p>
          </table:table-cell>
          <table:table-cell office:value-type="date" office:date-value="2023-04-19T00:00:00" table:style-name="ce5">
            <text:p>19/04/23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0</text:p>
          </table:table-cell>
          <table:table-cell office:value-type="string" table:style-name="ce4">
            <text:p>Micro</text:p>
          </table:table-cell>
          <table:table-cell office:value-type="float" office:value="3990987695" table:style-name="ce4">
            <text:p>3990987695</text:p>
          </table:table-cell>
          <table:table-cell office:value-type="date" office:date-value="2022-05-25T00:00:00" table:style-name="ce5">
            <text:p>25/05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1</text:p>
          </table:table-cell>
          <table:table-cell office:value-type="string" table:style-name="ce4">
            <text:p>Nano</text:p>
          </table:table-cell>
          <table:table-cell office:value-type="float" office:value="3934567931" table:style-name="ce4">
            <text:p>3934567931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8-09T00:00:00" table:style-name="ce5">
            <text:p>0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2</text:p>
          </table:table-cell>
          <table:table-cell office:value-type="string" table:style-name="ce4">
            <text:p>Elettronica</text:p>
          </table:table-cell>
          <table:table-cell office:value-type="float" office:value="3912345719" table:style-name="ce4">
            <text:p>3912345719</text:p>
          </table:table-cell>
          <table:table-cell office:value-type="date" office:date-value="2022-07-05T00:00:00" table:style-name="ce5">
            <text:p>05/07/22</text:p>
          </table:table-cell>
          <table:table-cell office:value-type="date" office:date-value="2022-08-14T00:00:00" table:style-name="ce5">
            <text:p>1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3</text:p>
          </table:table-cell>
          <table:table-cell office:value-type="string" table:style-name="ce4">
            <text:p>Standard</text:p>
          </table:table-cell>
          <table:table-cell office:value-type="float" office:value="3987654401" table:style-name="ce4">
            <text:p>3987654401</text:p>
          </table:table-cell>
          <table:table-cell office:value-type="date" office:date-value="2023-08-09T00:00:00" table:style-name="ce5">
            <text:p>09/08/23</text:p>
          </table:table-cell>
          <table:table-cell office:value-type="date" office:date-value="2023-09-19T00:00:00" table:style-name="ce5">
            <text:p>1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4</text:p>
          </table:table-cell>
          <table:table-cell office:value-type="string" table:style-name="ce4">
            <text:p>Micro</text:p>
          </table:table-cell>
          <table:table-cell office:value-type="float" office:value="3998765474" table:style-name="ce4">
            <text:p>3998765474</text:p>
          </table:table-cell>
          <table:table-cell office:value-type="date" office:date-value="2022-09-14T00:00:00" table:style-name="ce5">
            <text:p>14/09/22</text:p>
          </table:table-cell>
          <table:table-cell office:value-type="date" office:date-value="2022-10-25T00:00:00" table:style-name="ce5">
            <text:p>2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5</text:p>
          </table:table-cell>
          <table:table-cell office:value-type="string" table:style-name="ce4">
            <text:p>Nano</text:p>
          </table:table-cell>
          <table:table-cell office:value-type="float" office:value="3943218806" table:style-name="ce4">
            <text:p>3943218806</text:p>
          </table:table-cell>
          <table:table-cell office:value-type="date" office:date-value="2023-10-20T00:00:00" table:style-name="ce5">
            <text:p>20/10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50" table:style-name="ce4">
            <text:p>3965432150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2-12-05T00:00:00" table:style-name="ce5">
            <text:p>0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51" table:style-name="ce4">
            <text:p>397654325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2-09T00:00:00" table:style-name="ce5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497" table:style-name="ce4">
            <text:p>3990123497</text:p>
          </table:table-cell>
          <table:table-cell office:value-type="date" office:date-value="2023-02-04T00:00:00" table:style-name="ce5">
            <text:p>04/02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0</text:p>
          </table:table-cell>
          <table:table-cell office:value-type="string" table:style-name="ce4">
            <text:p>Standard</text:p>
          </table:table-cell>
          <table:table-cell office:value-type="float" office:value="3987654402" table:style-name="ce4">
            <text:p>3987654402</text:p>
          </table:table-cell>
          <table:table-cell office:value-type="date" office:date-value="2023-04-20T00:00:00" table:style-name="ce5">
            <text:p>20/04/23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1</text:p>
          </table:table-cell>
          <table:table-cell office:value-type="string" table:style-name="ce4">
            <text:p>Micro</text:p>
          </table:table-cell>
          <table:table-cell office:value-type="float" office:value="3990987696" table:style-name="ce4">
            <text:p>3990987696</text:p>
          </table:table-cell>
          <table:table-cell office:value-type="date" office:date-value="2022-05-26T00:00:00" table:style-name="ce5">
            <text:p>26/05/22</text:p>
          </table:table-cell>
          <table:table-cell office:value-type="date" office:date-value="2022-07-06T00:00:00" table:style-name="ce5">
            <text:p>0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2</text:p>
          </table:table-cell>
          <table:table-cell office:value-type="string" table:style-name="ce4">
            <text:p>Nano</text:p>
          </table:table-cell>
          <table:table-cell office:value-type="float" office:value="3934567932" table:style-name="ce4">
            <text:p>3934567932</text:p>
          </table:table-cell>
          <table:table-cell office:value-type="date" office:date-value="2023-06-30T00:00:00" table:style-name="ce5">
            <text:p>30/06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3</text:p>
          </table:table-cell>
          <table:table-cell office:value-type="string" table:style-name="ce4">
            <text:p>Elettronica</text:p>
          </table:table-cell>
          <table:table-cell office:value-type="float" office:value="3912345720" table:style-name="ce4">
            <text:p>3912345720</text:p>
          </table:table-cell>
          <table:table-cell office:value-type="date" office:date-value="2022-07-06T00:00:00" table:style-name="ce5">
            <text:p>06/07/22</text:p>
          </table:table-cell>
          <table:table-cell office:value-type="date" office:date-value="2022-08-15T00:00:00" table:style-name="ce5">
            <text:p>1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4</text:p>
          </table:table-cell>
          <table:table-cell office:value-type="string" table:style-name="ce4">
            <text:p>Standard</text:p>
          </table:table-cell>
          <table:table-cell office:value-type="float" office:value="3987654403" table:style-name="ce4">
            <text:p>3987654403</text:p>
          </table:table-cell>
          <table:table-cell office:value-type="date" office:date-value="2023-08-10T00:00:00" table:style-name="ce5">
            <text:p>10/08/23</text:p>
          </table:table-cell>
          <table:table-cell office:value-type="date" office:date-value="2023-09-20T00:00:00" table:style-name="ce5">
            <text:p>2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5</text:p>
          </table:table-cell>
          <table:table-cell office:value-type="string" table:style-name="ce4">
            <text:p>Micro</text:p>
          </table:table-cell>
          <table:table-cell office:value-type="float" office:value="3998765475" table:style-name="ce4">
            <text:p>3998765475</text:p>
          </table:table-cell>
          <table:table-cell office:value-type="date" office:date-value="2022-09-15T00:00:00" table:style-name="ce5">
            <text:p>15/09/22</text:p>
          </table:table-cell>
          <table:table-cell office:value-type="date" office:date-value="2022-10-26T00:00:00" table:style-name="ce5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07" table:style-name="ce4">
            <text:p>3943218807</text:p>
          </table:table-cell>
          <table:table-cell office:value-type="date" office:date-value="2023-10-21T00:00:00" table:style-name="ce5">
            <text:p>21/10/23</text:p>
          </table:table-cell>
          <table:table-cell office:value-type="date" office:date-value="2023-12-01T00:00:00" table:style-name="ce5">
            <text:p>0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51" table:style-name="ce4">
            <text:p>3965432151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2-12-06T00:00:00" table:style-name="ce5">
            <text:p>0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52" table:style-name="ce4">
            <text:p>397654325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2-10T00:00:00" table:style-name="ce5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498" table:style-name="ce4">
            <text:p>3990123498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1</text:p>
          </table:table-cell>
          <table:table-cell office:value-type="string" table:style-name="ce4">
            <text:p>Standard</text:p>
          </table:table-cell>
          <table:table-cell office:value-type="float" office:value="3987654404" table:style-name="ce4">
            <text:p>3987654404</text:p>
          </table:table-cell>
          <table:table-cell office:value-type="date" office:date-value="2023-04-21T00:00:00" table:style-name="ce5">
            <text:p>21/04/23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2</text:p>
          </table:table-cell>
          <table:table-cell office:value-type="string" table:style-name="ce4">
            <text:p>Micro</text:p>
          </table:table-cell>
          <table:table-cell office:value-type="float" office:value="3990987697" table:style-name="ce4">
            <text:p>3990987697</text:p>
          </table:table-cell>
          <table:table-cell office:value-type="date" office:date-value="2022-05-27T00:00:00" table:style-name="ce5">
            <text:p>27/05/22</text:p>
          </table:table-cell>
          <table:table-cell office:value-type="date" office:date-value="2022-07-07T00:00:00" table:style-name="ce5">
            <text:p>0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3</text:p>
          </table:table-cell>
          <table:table-cell office:value-type="string" table:style-name="ce4">
            <text:p>Nano</text:p>
          </table:table-cell>
          <table:table-cell office:value-type="float" office:value="3934567933" table:style-name="ce4">
            <text:p>3934567933</text:p>
          </table:table-cell>
          <table:table-cell office:value-type="date" office:date-value="2023-07-01T00:00:00" table:style-name="ce5">
            <text:p>01/07/23</text:p>
          </table:table-cell>
          <table:table-cell office:value-type="date" office:date-value="2023-08-11T00:00:00" table:style-name="ce5">
            <text:p>1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4</text:p>
          </table:table-cell>
          <table:table-cell office:value-type="string" table:style-name="ce4">
            <text:p>Elettronica</text:p>
          </table:table-cell>
          <table:table-cell office:value-type="float" office:value="3912345721" table:style-name="ce4">
            <text:p>3912345721</text:p>
          </table:table-cell>
          <table:table-cell office:value-type="date" office:date-value="2022-07-07T00:00:00" table:style-name="ce5">
            <text:p>07/07/22</text:p>
          </table:table-cell>
          <table:table-cell office:value-type="date" office:date-value="2022-08-16T00:00:00" table:style-name="ce5">
            <text:p>1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5</text:p>
          </table:table-cell>
          <table:table-cell office:value-type="string" table:style-name="ce4">
            <text:p>Standard</text:p>
          </table:table-cell>
          <table:table-cell office:value-type="float" office:value="3987654405" table:style-name="ce4">
            <text:p>3987654405</text:p>
          </table:table-cell>
          <table:table-cell office:value-type="date" office:date-value="2023-08-11T00:00:00" table:style-name="ce5">
            <text:p>11/08/23</text:p>
          </table:table-cell>
          <table:table-cell office:value-type="date" office:date-value="2023-09-21T00:00:00" table:style-name="ce5">
            <text:p>2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6</text:p>
          </table:table-cell>
          <table:table-cell office:value-type="string" table:style-name="ce4">
            <text:p>Micro</text:p>
          </table:table-cell>
          <table:table-cell office:value-type="float" office:value="3998765476" table:style-name="ce4">
            <text:p>3998765476</text:p>
          </table:table-cell>
          <table:table-cell office:value-type="date" office:date-value="2022-09-16T00:00:00" table:style-name="ce5">
            <text:p>16/09/22</text:p>
          </table:table-cell>
          <table:table-cell office:value-type="date" office:date-value="2022-10-27T00:00:00" table:style-name="ce5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7</text:p>
          </table:table-cell>
          <table:table-cell office:value-type="string" table:style-name="ce4">
            <text:p>Nano</text:p>
          </table:table-cell>
          <table:table-cell office:value-type="float" office:value="3943218808" table:style-name="ce4">
            <text:p>3943218808</text:p>
          </table:table-cell>
          <table:table-cell office:value-type="date" office:date-value="2023-10-22T00:00:00" table:style-name="ce5">
            <text:p>22/10/23</text:p>
          </table:table-cell>
          <table:table-cell office:value-type="date" office:date-value="2023-12-02T00:00:00" table:style-name="ce5">
            <text:p>0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8</text:p>
          </table:table-cell>
          <table:table-cell office:value-type="string" table:style-name="ce4">
            <text:p>Elettronica</text:p>
          </table:table-cell>
          <table:table-cell office:value-type="float" office:value="3965432152" table:style-name="ce4">
            <text:p>3965432152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2-12-07T00:00:00" table:style-name="ce5">
            <text:p>0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9</text:p>
          </table:table-cell>
          <table:table-cell office:value-type="string" table:style-name="ce4">
            <text:p>Standard</text:p>
          </table:table-cell>
          <table:table-cell office:value-type="float" office:value="3976543253" table:style-name="ce4">
            <text:p>3976543253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3-02-11T00:00:00" table:style-name="ce5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0</text:p>
          </table:table-cell>
          <table:table-cell office:value-type="string" table:style-name="ce4">
            <text:p>Micro</text:p>
          </table:table-cell>
          <table:table-cell office:value-type="float" office:value="3990123499" table:style-name="ce4">
            <text:p>3990123499</text:p>
          </table:table-cell>
          <table:table-cell office:value-type="date" office:date-value="2023-02-06T00:00:00" table:style-name="ce5">
            <text:p>06/02/23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2</text:p>
          </table:table-cell>
          <table:table-cell office:value-type="string" table:style-name="ce4">
            <text:p>Standard</text:p>
          </table:table-cell>
          <table:table-cell office:value-type="float" office:value="3987654406" table:style-name="ce4">
            <text:p>3987654406</text:p>
          </table:table-cell>
          <table:table-cell office:value-type="date" office:date-value="2023-04-22T00:00:00" table:style-name="ce5">
            <text:p>22/04/23</text:p>
          </table:table-cell>
          <table:table-cell office:value-type="date" office:date-value="2023-06-01T00:00:00" table:style-name="ce5">
            <text:p>0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3</text:p>
          </table:table-cell>
          <table:table-cell office:value-type="string" table:style-name="ce4">
            <text:p>Micro</text:p>
          </table:table-cell>
          <table:table-cell office:value-type="float" office:value="3990987698" table:style-name="ce4">
            <text:p>3990987698</text:p>
          </table:table-cell>
          <table:table-cell office:value-type="date" office:date-value="2022-05-28T00:00:00" table:style-name="ce5">
            <text:p>28/05/22</text:p>
          </table:table-cell>
          <table:table-cell office:value-type="date" office:date-value="2022-07-08T00:00:00" table:style-name="ce5">
            <text:p>0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4</text:p>
          </table:table-cell>
          <table:table-cell office:value-type="string" table:style-name="ce4">
            <text:p>Nano</text:p>
          </table:table-cell>
          <table:table-cell office:value-type="float" office:value="3934567934" table:style-name="ce4">
            <text:p>3934567934</text:p>
          </table:table-cell>
          <table:table-cell office:value-type="date" office:date-value="2023-07-02T00:00:00" table:style-name="ce5">
            <text:p>02/07/23</text:p>
          </table:table-cell>
          <table:table-cell office:value-type="date" office:date-value="2023-08-12T00:00:00" table:style-name="ce5">
            <text:p>1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5</text:p>
          </table:table-cell>
          <table:table-cell office:value-type="string" table:style-name="ce4">
            <text:p>Elettronica</text:p>
          </table:table-cell>
          <table:table-cell office:value-type="float" office:value="3912345722" table:style-name="ce4">
            <text:p>3912345722</text:p>
          </table:table-cell>
          <table:table-cell office:value-type="date" office:date-value="2022-07-08T00:00:00" table:style-name="ce5">
            <text:p>08/07/22</text:p>
          </table:table-cell>
          <table:table-cell office:value-type="date" office:date-value="2022-08-17T00:00:00" table:style-name="ce5">
            <text:p>1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6</text:p>
          </table:table-cell>
          <table:table-cell office:value-type="string" table:style-name="ce4">
            <text:p>Standard</text:p>
          </table:table-cell>
          <table:table-cell office:value-type="float" office:value="3987654407" table:style-name="ce4">
            <text:p>3987654407</text:p>
          </table:table-cell>
          <table:table-cell office:value-type="date" office:date-value="2023-08-12T00:00:00" table:style-name="ce5">
            <text:p>12/08/23</text:p>
          </table:table-cell>
          <table:table-cell office:value-type="date" office:date-value="2023-09-22T00:00:00" table:style-name="ce5">
            <text:p>2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7</text:p>
          </table:table-cell>
          <table:table-cell office:value-type="string" table:style-name="ce4">
            <text:p>Micro</text:p>
          </table:table-cell>
          <table:table-cell office:value-type="float" office:value="3998765477" table:style-name="ce4">
            <text:p>3998765477</text:p>
          </table:table-cell>
          <table:table-cell office:value-type="date" office:date-value="2022-09-17T00:00:00" table:style-name="ce5">
            <text:p>17/09/22</text:p>
          </table:table-cell>
          <table:table-cell office:value-type="date" office:date-value="2022-10-28T00:00:00" table:style-name="ce5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8</text:p>
          </table:table-cell>
          <table:table-cell office:value-type="string" table:style-name="ce4">
            <text:p>Nano</text:p>
          </table:table-cell>
          <table:table-cell office:value-type="float" office:value="3943218809" table:style-name="ce4">
            <text:p>3943218809</text:p>
          </table:table-cell>
          <table:table-cell office:value-type="date" office:date-value="2023-10-23T00:00:00" table:style-name="ce5">
            <text:p>23/10/23</text:p>
          </table:table-cell>
          <table:table-cell office:value-type="date" office:date-value="2023-12-03T00:00:00" table:style-name="ce5">
            <text:p>0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9</text:p>
          </table:table-cell>
          <table:table-cell office:value-type="string" table:style-name="ce4">
            <text:p>Elettronica</text:p>
          </table:table-cell>
          <table:table-cell office:value-type="float" office:value="3965432153" table:style-name="ce4">
            <text:p>3965432153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2-12-08T00:00:00" table:style-name="ce5">
            <text:p>0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0</text:p>
          </table:table-cell>
          <table:table-cell office:value-type="string" table:style-name="ce4">
            <text:p>Standard</text:p>
          </table:table-cell>
          <table:table-cell office:value-type="float" office:value="3976543254" table:style-name="ce4">
            <text:p>3976543254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3-02-12T00:00:00" table:style-name="ce5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1</text:p>
          </table:table-cell>
          <table:table-cell office:value-type="string" table:style-name="ce4">
            <text:p>Micro</text:p>
          </table:table-cell>
          <table:table-cell office:value-type="float" office:value="3990123500" table:style-name="ce4">
            <text:p>3990123500</text:p>
          </table:table-cell>
          <table:table-cell office:value-type="date" office:date-value="2023-02-07T00:00:00" table:style-name="ce5">
            <text:p>07/02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3</text:p>
          </table:table-cell>
          <table:table-cell office:value-type="string" table:style-name="ce4">
            <text:p>Standard</text:p>
          </table:table-cell>
          <table:table-cell office:value-type="float" office:value="3987654408" table:style-name="ce4">
            <text:p>3987654408</text:p>
          </table:table-cell>
          <table:table-cell office:value-type="date" office:date-value="2023-04-23T00:00:00" table:style-name="ce5">
            <text:p>23/04/23</text:p>
          </table:table-cell>
          <table:table-cell office:value-type="date" office:date-value="2023-06-02T00:00:00" table:style-name="ce5">
            <text:p>0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4</text:p>
          </table:table-cell>
          <table:table-cell office:value-type="string" table:style-name="ce4">
            <text:p>Micro</text:p>
          </table:table-cell>
          <table:table-cell office:value-type="float" office:value="3990987699" table:style-name="ce4">
            <text:p>3990987699</text:p>
          </table:table-cell>
          <table:table-cell office:value-type="date" office:date-value="2022-05-29T00:00:00" table:style-name="ce5">
            <text:p>29/05/22</text:p>
          </table:table-cell>
          <table:table-cell office:value-type="date" office:date-value="2022-07-09T00:00:00" table:style-name="ce5">
            <text:p>0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5</text:p>
          </table:table-cell>
          <table:table-cell office:value-type="string" table:style-name="ce4">
            <text:p>Nano</text:p>
          </table:table-cell>
          <table:table-cell office:value-type="float" office:value="3934567935" table:style-name="ce4">
            <text:p>3934567935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8-13T00:00:00" table:style-name="ce5">
            <text:p>1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6</text:p>
          </table:table-cell>
          <table:table-cell office:value-type="string" table:style-name="ce4">
            <text:p>Elettronica</text:p>
          </table:table-cell>
          <table:table-cell office:value-type="float" office:value="3912345723" table:style-name="ce4">
            <text:p>3912345723</text:p>
          </table:table-cell>
          <table:table-cell office:value-type="date" office:date-value="2022-07-09T00:00:00" table:style-name="ce5">
            <text:p>09/07/22</text:p>
          </table:table-cell>
          <table:table-cell office:value-type="date" office:date-value="2022-08-18T00:00:00" table:style-name="ce5">
            <text:p>1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7</text:p>
          </table:table-cell>
          <table:table-cell office:value-type="string" table:style-name="ce4">
            <text:p>Standard</text:p>
          </table:table-cell>
          <table:table-cell office:value-type="float" office:value="3987654409" table:style-name="ce4">
            <text:p>3987654409</text:p>
          </table:table-cell>
          <table:table-cell office:value-type="date" office:date-value="2023-08-13T00:00:00" table:style-name="ce5">
            <text:p>13/08/23</text:p>
          </table:table-cell>
          <table:table-cell office:value-type="date" office:date-value="2023-09-23T00:00:00" table:style-name="ce5">
            <text:p>2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8</text:p>
          </table:table-cell>
          <table:table-cell office:value-type="string" table:style-name="ce4">
            <text:p>Micro</text:p>
          </table:table-cell>
          <table:table-cell office:value-type="float" office:value="3998765478" table:style-name="ce4">
            <text:p>3998765478</text:p>
          </table:table-cell>
          <table:table-cell office:value-type="date" office:date-value="2022-09-18T00:00:00" table:style-name="ce5">
            <text:p>18/09/22</text:p>
          </table:table-cell>
          <table:table-cell office:value-type="date" office:date-value="2022-10-29T00:00:00" table:style-name="ce5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9</text:p>
          </table:table-cell>
          <table:table-cell office:value-type="string" table:style-name="ce4">
            <text:p>Nano</text:p>
          </table:table-cell>
          <table:table-cell office:value-type="float" office:value="3943218810" table:style-name="ce4">
            <text:p>3943218810</text:p>
          </table:table-cell>
          <table:table-cell office:value-type="date" office:date-value="2023-10-24T00:00:00" table:style-name="ce5">
            <text:p>24/10/23</text:p>
          </table:table-cell>
          <table:table-cell office:value-type="date" office:date-value="2023-12-04T00:00:00" table:style-name="ce5">
            <text:p>0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0</text:p>
          </table:table-cell>
          <table:table-cell office:value-type="string" table:style-name="ce4">
            <text:p>Elettronica</text:p>
          </table:table-cell>
          <table:table-cell office:value-type="float" office:value="3965432154" table:style-name="ce4">
            <text:p>3965432154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2-12-09T00:00:00" table:style-name="ce5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1</text:p>
          </table:table-cell>
          <table:table-cell office:value-type="string" table:style-name="ce4">
            <text:p>Standard</text:p>
          </table:table-cell>
          <table:table-cell office:value-type="float" office:value="3976543255" table:style-name="ce4">
            <text:p>3976543255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3-02-13T00:00:00" table:style-name="ce5">
            <text:p>1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2</text:p>
          </table:table-cell>
          <table:table-cell office:value-type="string" table:style-name="ce4">
            <text:p>Micro</text:p>
          </table:table-cell>
          <table:table-cell office:value-type="float" office:value="3990123501" table:style-name="ce4">
            <text:p>3990123501</text:p>
          </table:table-cell>
          <table:table-cell office:value-type="date" office:date-value="2023-02-08T00:00:00" table:style-name="ce5">
            <text:p>08/02/23</text:p>
          </table:table-cell>
          <table:table-cell office:value-type="date" office:date-value="2023-03-21T00:00:00" table:style-name="ce5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4</text:p>
          </table:table-cell>
          <table:table-cell office:value-type="string" table:style-name="ce4">
            <text:p>Standard</text:p>
          </table:table-cell>
          <table:table-cell office:value-type="float" office:value="3987654410" table:style-name="ce4">
            <text:p>3987654410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6-03T00:00:00" table:style-name="ce5">
            <text:p>0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5</text:p>
          </table:table-cell>
          <table:table-cell office:value-type="string" table:style-name="ce4">
            <text:p>Micro</text:p>
          </table:table-cell>
          <table:table-cell office:value-type="float" office:value="3990987700" table:style-name="ce4">
            <text:p>3990987700</text:p>
          </table:table-cell>
          <table:table-cell office:value-type="date" office:date-value="2022-05-30T00:00:00" table:style-name="ce5">
            <text:p>30/05/22</text:p>
          </table:table-cell>
          <table:table-cell office:value-type="date" office:date-value="2022-07-10T00:00:00" table:style-name="ce5">
            <text:p>1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6</text:p>
          </table:table-cell>
          <table:table-cell office:value-type="string" table:style-name="ce4">
            <text:p>Nano</text:p>
          </table:table-cell>
          <table:table-cell office:value-type="float" office:value="3934567936" table:style-name="ce4">
            <text:p>3934567936</text:p>
          </table:table-cell>
          <table:table-cell office:value-type="date" office:date-value="2023-07-04T00:00:00" table:style-name="ce5">
            <text:p>04/07/23</text:p>
          </table:table-cell>
          <table:table-cell office:value-type="date" office:date-value="2023-08-14T00:00:00" table:style-name="ce5">
            <text:p>1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7</text:p>
          </table:table-cell>
          <table:table-cell office:value-type="string" table:style-name="ce4">
            <text:p>Elettronica</text:p>
          </table:table-cell>
          <table:table-cell office:value-type="float" office:value="3912345724" table:style-name="ce4">
            <text:p>3912345724</text:p>
          </table:table-cell>
          <table:table-cell office:value-type="date" office:date-value="2022-07-10T00:00:00" table:style-name="ce5">
            <text:p>10/07/22</text:p>
          </table:table-cell>
          <table:table-cell office:value-type="date" office:date-value="2022-08-19T00:00:00" table:style-name="ce5">
            <text:p>1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8</text:p>
          </table:table-cell>
          <table:table-cell office:value-type="string" table:style-name="ce4">
            <text:p>Standard</text:p>
          </table:table-cell>
          <table:table-cell office:value-type="float" office:value="3987654411" table:style-name="ce4">
            <text:p>3987654411</text:p>
          </table:table-cell>
          <table:table-cell office:value-type="date" office:date-value="2023-08-14T00:00:00" table:style-name="ce5">
            <text:p>14/08/23</text:p>
          </table:table-cell>
          <table:table-cell office:value-type="date" office:date-value="2023-09-24T00:00:00" table:style-name="ce5">
            <text:p>2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9</text:p>
          </table:table-cell>
          <table:table-cell office:value-type="string" table:style-name="ce4">
            <text:p>Micro</text:p>
          </table:table-cell>
          <table:table-cell office:value-type="float" office:value="3998765479" table:style-name="ce4">
            <text:p>3998765479</text:p>
          </table:table-cell>
          <table:table-cell office:value-type="date" office:date-value="2022-09-19T00:00:00" table:style-name="ce5">
            <text:p>19/09/22</text:p>
          </table:table-cell>
          <table:table-cell office:value-type="date" office:date-value="2022-10-30T00:00:00" table:style-name="ce5">
            <text:p>3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0</text:p>
          </table:table-cell>
          <table:table-cell office:value-type="string" table:style-name="ce4">
            <text:p>Nano</text:p>
          </table:table-cell>
          <table:table-cell office:value-type="float" office:value="3943218811" table:style-name="ce4">
            <text:p>3943218811</text:p>
          </table:table-cell>
          <table:table-cell office:value-type="date" office:date-value="2023-10-25T00:00:00" table:style-name="ce5">
            <text:p>25/10/23</text:p>
          </table:table-cell>
          <table:table-cell office:value-type="date" office:date-value="2023-12-05T00:00:00" table:style-name="ce5">
            <text:p>0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1</text:p>
          </table:table-cell>
          <table:table-cell office:value-type="string" table:style-name="ce4">
            <text:p>Elettronica</text:p>
          </table:table-cell>
          <table:table-cell office:value-type="float" office:value="3965432155" table:style-name="ce4">
            <text:p>3965432155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2-12-10T00:00:00" table:style-name="ce5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2</text:p>
          </table:table-cell>
          <table:table-cell office:value-type="string" table:style-name="ce4">
            <text:p>Standard</text:p>
          </table:table-cell>
          <table:table-cell office:value-type="float" office:value="3976543256" table:style-name="ce4">
            <text:p>3976543256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3-02-14T00:00:00" table:style-name="ce5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3</text:p>
          </table:table-cell>
          <table:table-cell office:value-type="string" table:style-name="ce4">
            <text:p>Micro</text:p>
          </table:table-cell>
          <table:table-cell office:value-type="float" office:value="3990123502" table:style-name="ce4">
            <text:p>3990123502</text:p>
          </table:table-cell>
          <table:table-cell office:value-type="date" office:date-value="2023-02-09T00:00:00" table:style-name="ce5">
            <text:p>09/02/23</text:p>
          </table:table-cell>
          <table:table-cell office:value-type="date" office:date-value="2023-03-22T00:00:00" table:style-name="ce5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5</text:p>
          </table:table-cell>
          <table:table-cell office:value-type="string" table:style-name="ce4">
            <text:p>Standard</text:p>
          </table:table-cell>
          <table:table-cell office:value-type="float" office:value="3987654412" table:style-name="ce4">
            <text:p>3987654412</text:p>
          </table:table-cell>
          <table:table-cell office:value-type="date" office:date-value="2023-04-25T00:00:00" table:style-name="ce5">
            <text:p>25/04/23</text:p>
          </table:table-cell>
          <table:table-cell office:value-type="date" office:date-value="2023-06-04T00:00:00" table:style-name="ce5">
            <text:p>0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6</text:p>
          </table:table-cell>
          <table:table-cell office:value-type="string" table:style-name="ce4">
            <text:p>Micro</text:p>
          </table:table-cell>
          <table:table-cell office:value-type="float" office:value="3990987701" table:style-name="ce4">
            <text:p>3990987701</text:p>
          </table:table-cell>
          <table:table-cell office:value-type="date" office:date-value="2022-05-31T00:00:00" table:style-name="ce5">
            <text:p>31/05/22</text:p>
          </table:table-cell>
          <table:table-cell office:value-type="date" office:date-value="2022-07-11T00:00:00" table:style-name="ce5">
            <text:p>1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7</text:p>
          </table:table-cell>
          <table:table-cell office:value-type="string" table:style-name="ce4">
            <text:p>Nano</text:p>
          </table:table-cell>
          <table:table-cell office:value-type="float" office:value="3934567937" table:style-name="ce4">
            <text:p>3934567937</text:p>
          </table:table-cell>
          <table:table-cell office:value-type="date" office:date-value="2023-07-05T00:00:00" table:style-name="ce5">
            <text:p>05/07/23</text:p>
          </table:table-cell>
          <table:table-cell office:value-type="date" office:date-value="2023-08-15T00:00:00" table:style-name="ce5">
            <text:p>1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8</text:p>
          </table:table-cell>
          <table:table-cell office:value-type="string" table:style-name="ce4">
            <text:p>Elettronica</text:p>
          </table:table-cell>
          <table:table-cell office:value-type="float" office:value="3912345725" table:style-name="ce4">
            <text:p>3912345725</text:p>
          </table:table-cell>
          <table:table-cell office:value-type="date" office:date-value="2022-07-11T00:00:00" table:style-name="ce5">
            <text:p>11/07/22</text:p>
          </table:table-cell>
          <table:table-cell office:value-type="date" office:date-value="2022-08-20T00:00:00" table:style-name="ce5">
            <text:p>2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9</text:p>
          </table:table-cell>
          <table:table-cell office:value-type="string" table:style-name="ce4">
            <text:p>Standard</text:p>
          </table:table-cell>
          <table:table-cell office:value-type="float" office:value="3987654413" table:style-name="ce4">
            <text:p>3987654413</text:p>
          </table:table-cell>
          <table:table-cell office:value-type="date" office:date-value="2023-08-15T00:00:00" table:style-name="ce5">
            <text:p>15/08/23</text:p>
          </table:table-cell>
          <table:table-cell office:value-type="date" office:date-value="2023-09-25T00:00:00" table:style-name="ce5">
            <text:p>2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0</text:p>
          </table:table-cell>
          <table:table-cell office:value-type="string" table:style-name="ce4">
            <text:p>Micro</text:p>
          </table:table-cell>
          <table:table-cell office:value-type="float" office:value="3998765480" table:style-name="ce4">
            <text:p>3998765480</text:p>
          </table:table-cell>
          <table:table-cell office:value-type="date" office:date-value="2022-09-20T00:00:00" table:style-name="ce5">
            <text:p>20/09/22</text:p>
          </table:table-cell>
          <table:table-cell office:value-type="date" office:date-value="2022-10-31T00:00:00" table:style-name="ce5">
            <text:p>3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1</text:p>
          </table:table-cell>
          <table:table-cell office:value-type="string" table:style-name="ce4">
            <text:p>Nano</text:p>
          </table:table-cell>
          <table:table-cell office:value-type="float" office:value="3943218812" table:style-name="ce4">
            <text:p>3943218812</text:p>
          </table:table-cell>
          <table:table-cell office:value-type="date" office:date-value="2023-10-26T00:00:00" table:style-name="ce5">
            <text:p>26/10/23</text:p>
          </table:table-cell>
          <table:table-cell office:value-type="date" office:date-value="2023-12-06T00:00:00" table:style-name="ce5">
            <text:p>0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2</text:p>
          </table:table-cell>
          <table:table-cell office:value-type="string" table:style-name="ce4">
            <text:p>Elettronica</text:p>
          </table:table-cell>
          <table:table-cell office:value-type="float" office:value="3965432156" table:style-name="ce4">
            <text:p>3965432156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2-12-11T00:00:00" table:style-name="ce5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3</text:p>
          </table:table-cell>
          <table:table-cell office:value-type="string" table:style-name="ce4">
            <text:p>Standard</text:p>
          </table:table-cell>
          <table:table-cell office:value-type="float" office:value="3976543257" table:style-name="ce4">
            <text:p>3976543257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4</text:p>
          </table:table-cell>
          <table:table-cell office:value-type="string" table:style-name="ce4">
            <text:p>Micro</text:p>
          </table:table-cell>
          <table:table-cell office:value-type="float" office:value="3990123503" table:style-name="ce4">
            <text:p>3990123503</text:p>
          </table:table-cell>
          <table:table-cell office:value-type="date" office:date-value="2023-02-10T00:00:00" table:style-name="ce5">
            <text:p>10/02/23</text:p>
          </table:table-cell>
          <table:table-cell office:value-type="date" office:date-value="2023-03-23T00:00:00" table:style-name="ce5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6</text:p>
          </table:table-cell>
          <table:table-cell office:value-type="string" table:style-name="ce4">
            <text:p>Standard</text:p>
          </table:table-cell>
          <table:table-cell office:value-type="float" office:value="3987654414" table:style-name="ce4">
            <text:p>3987654414</text:p>
          </table:table-cell>
          <table:table-cell office:value-type="date" office:date-value="2023-04-26T00:00:00" table:style-name="ce5">
            <text:p>26/04/23</text:p>
          </table:table-cell>
          <table:table-cell office:value-type="date" office:date-value="2023-06-05T00:00:00" table:style-name="ce5">
            <text:p>0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7</text:p>
          </table:table-cell>
          <table:table-cell office:value-type="string" table:style-name="ce4">
            <text:p>Micro</text:p>
          </table:table-cell>
          <table:table-cell office:value-type="float" office:value="3990987702" table:style-name="ce4">
            <text:p>3990987702</text:p>
          </table:table-cell>
          <table:table-cell office:value-type="date" office:date-value="2022-06-01T00:00:00" table:style-name="ce5">
            <text:p>01/06/22</text:p>
          </table:table-cell>
          <table:table-cell office:value-type="date" office:date-value="2022-07-12T00:00:00" table:style-name="ce5">
            <text:p>1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8</text:p>
          </table:table-cell>
          <table:table-cell office:value-type="string" table:style-name="ce4">
            <text:p>Nano</text:p>
          </table:table-cell>
          <table:table-cell office:value-type="float" office:value="3934567938" table:style-name="ce4">
            <text:p>3934567938</text:p>
          </table:table-cell>
          <table:table-cell office:value-type="date" office:date-value="2023-07-06T00:00:00" table:style-name="ce5">
            <text:p>06/07/23</text:p>
          </table:table-cell>
          <table:table-cell office:value-type="date" office:date-value="2023-08-16T00:00:00" table:style-name="ce5">
            <text:p>1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9</text:p>
          </table:table-cell>
          <table:table-cell office:value-type="string" table:style-name="ce4">
            <text:p>Elettronica</text:p>
          </table:table-cell>
          <table:table-cell office:value-type="float" office:value="3912345726" table:style-name="ce4">
            <text:p>3912345726</text:p>
          </table:table-cell>
          <table:table-cell office:value-type="date" office:date-value="2022-07-12T00:00:00" table:style-name="ce5">
            <text:p>12/07/22</text:p>
          </table:table-cell>
          <table:table-cell office:value-type="date" office:date-value="2022-08-21T00:00:00" table:style-name="ce5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0</text:p>
          </table:table-cell>
          <table:table-cell office:value-type="string" table:style-name="ce4">
            <text:p>Standard</text:p>
          </table:table-cell>
          <table:table-cell office:value-type="float" office:value="3987654415" table:style-name="ce4">
            <text:p>3987654415</text:p>
          </table:table-cell>
          <table:table-cell office:value-type="date" office:date-value="2023-08-16T00:00:00" table:style-name="ce5">
            <text:p>16/08/23</text:p>
          </table:table-cell>
          <table:table-cell office:value-type="date" office:date-value="2023-09-26T00:00:00" table:style-name="ce5">
            <text:p>2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1</text:p>
          </table:table-cell>
          <table:table-cell office:value-type="string" table:style-name="ce4">
            <text:p>Micro</text:p>
          </table:table-cell>
          <table:table-cell office:value-type="float" office:value="3998765481" table:style-name="ce4">
            <text:p>3998765481</text:p>
          </table:table-cell>
          <table:table-cell office:value-type="date" office:date-value="2022-09-21T00:00:00" table:style-name="ce5">
            <text:p>21/09/22</text:p>
          </table:table-cell>
          <table:table-cell office:value-type="date" office:date-value="2022-11-01T00:00:00" table:style-name="ce5">
            <text:p>0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2</text:p>
          </table:table-cell>
          <table:table-cell office:value-type="string" table:style-name="ce4">
            <text:p>Nano</text:p>
          </table:table-cell>
          <table:table-cell office:value-type="float" office:value="3943218813" table:style-name="ce4">
            <text:p>3943218813</text:p>
          </table:table-cell>
          <table:table-cell office:value-type="date" office:date-value="2023-10-27T00:00:00" table:style-name="ce5">
            <text:p>27/10/23</text:p>
          </table:table-cell>
          <table:table-cell office:value-type="date" office:date-value="2023-12-07T00:00:00" table:style-name="ce5">
            <text:p>0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3</text:p>
          </table:table-cell>
          <table:table-cell office:value-type="string" table:style-name="ce4">
            <text:p>Elettronica</text:p>
          </table:table-cell>
          <table:table-cell office:value-type="float" office:value="3965432157" table:style-name="ce4">
            <text:p>3965432157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2-12-12T00:00:00" table:style-name="ce5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4</text:p>
          </table:table-cell>
          <table:table-cell office:value-type="string" table:style-name="ce4">
            <text:p>Standard</text:p>
          </table:table-cell>
          <table:table-cell office:value-type="float" office:value="3976543258" table:style-name="ce4">
            <text:p>3976543258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5</text:p>
          </table:table-cell>
          <table:table-cell office:value-type="string" table:style-name="ce4">
            <text:p>Micro</text:p>
          </table:table-cell>
          <table:table-cell office:value-type="float" office:value="3990123504" table:style-name="ce4">
            <text:p>3990123504</text:p>
          </table:table-cell>
          <table:table-cell office:value-type="date" office:date-value="2023-02-11T00:00:00" table:style-name="ce5">
            <text:p>11/02/23</text:p>
          </table:table-cell>
          <table:table-cell office:value-type="date" office:date-value="2023-03-24T00:00:00" table:style-name="ce5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7</text:p>
          </table:table-cell>
          <table:table-cell office:value-type="string" table:style-name="ce4">
            <text:p>Standard</text:p>
          </table:table-cell>
          <table:table-cell office:value-type="float" office:value="3987654416" table:style-name="ce4">
            <text:p>3987654416</text:p>
          </table:table-cell>
          <table:table-cell office:value-type="date" office:date-value="2023-04-27T00:00:00" table:style-name="ce5">
            <text:p>27/04/23</text:p>
          </table:table-cell>
          <table:table-cell office:value-type="date" office:date-value="2023-06-06T00:00:00" table:style-name="ce5">
            <text:p>0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8</text:p>
          </table:table-cell>
          <table:table-cell office:value-type="string" table:style-name="ce4">
            <text:p>Micro</text:p>
          </table:table-cell>
          <table:table-cell office:value-type="float" office:value="3990987703" table:style-name="ce4">
            <text:p>3990987703</text:p>
          </table:table-cell>
          <table:table-cell office:value-type="date" office:date-value="2022-06-02T00:00:00" table:style-name="ce5">
            <text:p>02/06/22</text:p>
          </table:table-cell>
          <table:table-cell office:value-type="date" office:date-value="2022-07-13T00:00:00" table:style-name="ce5">
            <text:p>1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9</text:p>
          </table:table-cell>
          <table:table-cell office:value-type="string" table:style-name="ce4">
            <text:p>Nano</text:p>
          </table:table-cell>
          <table:table-cell office:value-type="float" office:value="3934567939" table:style-name="ce4">
            <text:p>3934567939</text:p>
          </table:table-cell>
          <table:table-cell office:value-type="date" office:date-value="2023-07-07T00:00:00" table:style-name="ce5">
            <text:p>07/07/23</text:p>
          </table:table-cell>
          <table:table-cell office:value-type="date" office:date-value="2023-08-17T00:00:00" table:style-name="ce5">
            <text:p>1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0</text:p>
          </table:table-cell>
          <table:table-cell office:value-type="string" table:style-name="ce4">
            <text:p>Elettronica</text:p>
          </table:table-cell>
          <table:table-cell office:value-type="float" office:value="3912345727" table:style-name="ce4">
            <text:p>3912345727</text:p>
          </table:table-cell>
          <table:table-cell office:value-type="date" office:date-value="2022-07-13T00:00:00" table:style-name="ce5">
            <text:p>13/07/22</text:p>
          </table:table-cell>
          <table:table-cell office:value-type="date" office:date-value="2022-08-22T00:00:00" table:style-name="ce5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1</text:p>
          </table:table-cell>
          <table:table-cell office:value-type="string" table:style-name="ce4">
            <text:p>Standard</text:p>
          </table:table-cell>
          <table:table-cell office:value-type="float" office:value="3987654417" table:style-name="ce4">
            <text:p>3987654417</text:p>
          </table:table-cell>
          <table:table-cell office:value-type="date" office:date-value="2023-08-17T00:00:00" table:style-name="ce5">
            <text:p>17/08/23</text:p>
          </table:table-cell>
          <table:table-cell office:value-type="date" office:date-value="2023-09-27T00:00:00" table:style-name="ce5">
            <text:p>2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2</text:p>
          </table:table-cell>
          <table:table-cell office:value-type="string" table:style-name="ce4">
            <text:p>Micro</text:p>
          </table:table-cell>
          <table:table-cell office:value-type="float" office:value="3998765482" table:style-name="ce4">
            <text:p>3998765482</text:p>
          </table:table-cell>
          <table:table-cell office:value-type="date" office:date-value="2022-09-22T00:00:00" table:style-name="ce5">
            <text:p>22/09/22</text:p>
          </table:table-cell>
          <table:table-cell office:value-type="date" office:date-value="2022-11-02T00:00:00" table:style-name="ce5">
            <text:p>0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3</text:p>
          </table:table-cell>
          <table:table-cell office:value-type="string" table:style-name="ce4">
            <text:p>Nano</text:p>
          </table:table-cell>
          <table:table-cell office:value-type="float" office:value="3943218814" table:style-name="ce4">
            <text:p>3943218814</text:p>
          </table:table-cell>
          <table:table-cell office:value-type="date" office:date-value="2023-10-28T00:00:00" table:style-name="ce5">
            <text:p>28/10/23</text:p>
          </table:table-cell>
          <table:table-cell office:value-type="date" office:date-value="2023-12-08T00:00:00" table:style-name="ce5">
            <text:p>0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4</text:p>
          </table:table-cell>
          <table:table-cell office:value-type="string" table:style-name="ce4">
            <text:p>Elettronica</text:p>
          </table:table-cell>
          <table:table-cell office:value-type="float" office:value="3965432158" table:style-name="ce4">
            <text:p>3965432158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2-12-13T00:00:00" table:style-name="ce5">
            <text:p>1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5</text:p>
          </table:table-cell>
          <table:table-cell office:value-type="string" table:style-name="ce4">
            <text:p>Standard</text:p>
          </table:table-cell>
          <table:table-cell office:value-type="float" office:value="3976543259" table:style-name="ce4">
            <text:p>3976543259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6</text:p>
          </table:table-cell>
          <table:table-cell office:value-type="string" table:style-name="ce4">
            <text:p>Micro</text:p>
          </table:table-cell>
          <table:table-cell office:value-type="float" office:value="3990123505" table:style-name="ce4">
            <text:p>3990123505</text:p>
          </table:table-cell>
          <table:table-cell office:value-type="date" office:date-value="2023-02-12T00:00:00" table:style-name="ce5">
            <text:p>12/02/23</text:p>
          </table:table-cell>
          <table:table-cell office:value-type="date" office:date-value="2023-03-25T00:00:00" table:style-name="ce5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8</text:p>
          </table:table-cell>
          <table:table-cell office:value-type="string" table:style-name="ce4">
            <text:p>Standard</text:p>
          </table:table-cell>
          <table:table-cell office:value-type="float" office:value="3987654418" table:style-name="ce4">
            <text:p>3987654418</text:p>
          </table:table-cell>
          <table:table-cell office:value-type="date" office:date-value="2023-04-28T00:00:00" table:style-name="ce5">
            <text:p>28/04/23</text:p>
          </table:table-cell>
          <table:table-cell office:value-type="date" office:date-value="2023-06-07T00:00:00" table:style-name="ce5">
            <text:p>0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9</text:p>
          </table:table-cell>
          <table:table-cell office:value-type="string" table:style-name="ce4">
            <text:p>Micro</text:p>
          </table:table-cell>
          <table:table-cell office:value-type="float" office:value="3990987704" table:style-name="ce4">
            <text:p>3990987704</text:p>
          </table:table-cell>
          <table:table-cell office:value-type="date" office:date-value="2022-06-03T00:00:00" table:style-name="ce5">
            <text:p>03/06/22</text:p>
          </table:table-cell>
          <table:table-cell office:value-type="date" office:date-value="2022-07-14T00:00:00" table:style-name="ce5">
            <text:p>1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0</text:p>
          </table:table-cell>
          <table:table-cell office:value-type="string" table:style-name="ce4">
            <text:p>Nano</text:p>
          </table:table-cell>
          <table:table-cell office:value-type="float" office:value="3934567940" table:style-name="ce4">
            <text:p>3934567940</text:p>
          </table:table-cell>
          <table:table-cell office:value-type="date" office:date-value="2023-07-08T00:00:00" table:style-name="ce5">
            <text:p>08/07/23</text:p>
          </table:table-cell>
          <table:table-cell office:value-type="date" office:date-value="2023-08-18T00:00:00" table:style-name="ce5">
            <text:p>1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1</text:p>
          </table:table-cell>
          <table:table-cell office:value-type="string" table:style-name="ce4">
            <text:p>Elettronica</text:p>
          </table:table-cell>
          <table:table-cell office:value-type="float" office:value="3912345728" table:style-name="ce4">
            <text:p>3912345728</text:p>
          </table:table-cell>
          <table:table-cell office:value-type="date" office:date-value="2022-07-14T00:00:00" table:style-name="ce5">
            <text:p>14/07/22</text:p>
          </table:table-cell>
          <table:table-cell office:value-type="date" office:date-value="2022-08-23T00:00:00" table:style-name="ce5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2</text:p>
          </table:table-cell>
          <table:table-cell office:value-type="string" table:style-name="ce4">
            <text:p>Standard</text:p>
          </table:table-cell>
          <table:table-cell office:value-type="float" office:value="3987654419" table:style-name="ce4">
            <text:p>3987654419</text:p>
          </table:table-cell>
          <table:table-cell office:value-type="date" office:date-value="2023-08-18T00:00:00" table:style-name="ce5">
            <text:p>18/08/23</text:p>
          </table:table-cell>
          <table:table-cell office:value-type="date" office:date-value="2023-09-28T00:00:00" table:style-name="ce5">
            <text:p>2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3</text:p>
          </table:table-cell>
          <table:table-cell office:value-type="string" table:style-name="ce4">
            <text:p>Micro</text:p>
          </table:table-cell>
          <table:table-cell office:value-type="float" office:value="3998765483" table:style-name="ce4">
            <text:p>3998765483</text:p>
          </table:table-cell>
          <table:table-cell office:value-type="date" office:date-value="2022-09-23T00:00:00" table:style-name="ce5">
            <text:p>23/09/22</text:p>
          </table:table-cell>
          <table:table-cell office:value-type="date" office:date-value="2022-11-03T00:00:00" table:style-name="ce5">
            <text:p>0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4</text:p>
          </table:table-cell>
          <table:table-cell office:value-type="string" table:style-name="ce4">
            <text:p>Nano</text:p>
          </table:table-cell>
          <table:table-cell office:value-type="float" office:value="3943218815" table:style-name="ce4">
            <text:p>3943218815</text:p>
          </table:table-cell>
          <table:table-cell office:value-type="date" office:date-value="2023-10-29T00:00:00" table:style-name="ce5">
            <text:p>29/10/23</text:p>
          </table:table-cell>
          <table:table-cell office:value-type="date" office:date-value="2023-12-09T00:00:00" table:style-name="ce5">
            <text:p>0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5</text:p>
          </table:table-cell>
          <table:table-cell office:value-type="string" table:style-name="ce4">
            <text:p>Elettronica</text:p>
          </table:table-cell>
          <table:table-cell office:value-type="float" office:value="3965432159" table:style-name="ce4">
            <text:p>3965432159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2-12-14T00:00:00" table:style-name="ce5">
            <text:p>1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6</text:p>
          </table:table-cell>
          <table:table-cell office:value-type="string" table:style-name="ce4">
            <text:p>Standard</text:p>
          </table:table-cell>
          <table:table-cell office:value-type="float" office:value="3976543260" table:style-name="ce4">
            <text:p>3976543260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7</text:p>
          </table:table-cell>
          <table:table-cell office:value-type="string" table:style-name="ce4">
            <text:p>Micro</text:p>
          </table:table-cell>
          <table:table-cell office:value-type="float" office:value="3990123506" table:style-name="ce4">
            <text:p>3990123506</text:p>
          </table:table-cell>
          <table:table-cell office:value-type="date" office:date-value="2023-02-13T00:00:00" table:style-name="ce5">
            <text:p>13/02/23</text:p>
          </table:table-cell>
          <table:table-cell office:value-type="date" office:date-value="2023-03-26T00:00:00" table:style-name="ce5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9</text:p>
          </table:table-cell>
          <table:table-cell office:value-type="string" table:style-name="ce4">
            <text:p>Standard</text:p>
          </table:table-cell>
          <table:table-cell office:value-type="float" office:value="3987654420" table:style-name="ce4">
            <text:p>3987654420</text:p>
          </table:table-cell>
          <table:table-cell office:value-type="date" office:date-value="2023-04-29T00:00:00" table:style-name="ce5">
            <text:p>29/04/23</text:p>
          </table:table-cell>
          <table:table-cell office:value-type="date" office:date-value="2023-06-08T00:00:00" table:style-name="ce5">
            <text:p>0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0</text:p>
          </table:table-cell>
          <table:table-cell office:value-type="string" table:style-name="ce4">
            <text:p>Micro</text:p>
          </table:table-cell>
          <table:table-cell office:value-type="float" office:value="3990987705" table:style-name="ce4">
            <text:p>3990987705</text:p>
          </table:table-cell>
          <table:table-cell office:value-type="date" office:date-value="2022-06-04T00:00:00" table:style-name="ce5">
            <text:p>04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1</text:p>
          </table:table-cell>
          <table:table-cell office:value-type="string" table:style-name="ce4">
            <text:p>Nano</text:p>
          </table:table-cell>
          <table:table-cell office:value-type="float" office:value="3934567941" table:style-name="ce4">
            <text:p>3934567941</text:p>
          </table:table-cell>
          <table:table-cell office:value-type="date" office:date-value="2023-07-09T00:00:00" table:style-name="ce5">
            <text:p>09/07/23</text:p>
          </table:table-cell>
          <table:table-cell office:value-type="date" office:date-value="2023-08-19T00:00:00" table:style-name="ce5">
            <text:p>1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2</text:p>
          </table:table-cell>
          <table:table-cell office:value-type="string" table:style-name="ce4">
            <text:p>Elettronica</text:p>
          </table:table-cell>
          <table:table-cell office:value-type="float" office:value="3912345729" table:style-name="ce4">
            <text:p>3912345729</text:p>
          </table:table-cell>
          <table:table-cell office:value-type="date" office:date-value="2022-07-15T00:00:00" table:style-name="ce5">
            <text:p>15/07/22</text:p>
          </table:table-cell>
          <table:table-cell office:value-type="date" office:date-value="2022-08-24T00:00:00" table:style-name="ce5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3</text:p>
          </table:table-cell>
          <table:table-cell office:value-type="string" table:style-name="ce4">
            <text:p>Standard</text:p>
          </table:table-cell>
          <table:table-cell office:value-type="float" office:value="3987654421" table:style-name="ce4">
            <text:p>3987654421</text:p>
          </table:table-cell>
          <table:table-cell office:value-type="date" office:date-value="2023-08-19T00:00:00" table:style-name="ce5">
            <text:p>19/08/23</text:p>
          </table:table-cell>
          <table:table-cell office:value-type="date" office:date-value="2023-09-29T00:00:00" table:style-name="ce5">
            <text:p>2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4</text:p>
          </table:table-cell>
          <table:table-cell office:value-type="string" table:style-name="ce4">
            <text:p>Micro</text:p>
          </table:table-cell>
          <table:table-cell office:value-type="float" office:value="3998765484" table:style-name="ce4">
            <text:p>3998765484</text:p>
          </table:table-cell>
          <table:table-cell office:value-type="date" office:date-value="2022-09-24T00:00:00" table:style-name="ce5">
            <text:p>24/09/22</text:p>
          </table:table-cell>
          <table:table-cell office:value-type="date" office:date-value="2022-11-04T00:00:00" table:style-name="ce5">
            <text:p>0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5</text:p>
          </table:table-cell>
          <table:table-cell office:value-type="string" table:style-name="ce4">
            <text:p>Nano</text:p>
          </table:table-cell>
          <table:table-cell office:value-type="float" office:value="3943218816" table:style-name="ce4">
            <text:p>3943218816</text:p>
          </table:table-cell>
          <table:table-cell office:value-type="date" office:date-value="2023-10-30T00:00:00" table:style-name="ce5">
            <text:p>30/10/23</text:p>
          </table:table-cell>
          <table:table-cell office:value-type="date" office:date-value="2023-12-10T00:00:00" table:style-name="ce5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6</text:p>
          </table:table-cell>
          <table:table-cell office:value-type="string" table:style-name="ce4">
            <text:p>Elettronica</text:p>
          </table:table-cell>
          <table:table-cell office:value-type="float" office:value="3965432160" table:style-name="ce4">
            <text:p>3965432160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2-12-15T00:00:00" table:style-name="ce5">
            <text:p>1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7</text:p>
          </table:table-cell>
          <table:table-cell office:value-type="string" table:style-name="ce4">
            <text:p>Standard</text:p>
          </table:table-cell>
          <table:table-cell office:value-type="float" office:value="3976543261" table:style-name="ce4">
            <text:p>3976543261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8</text:p>
          </table:table-cell>
          <table:table-cell office:value-type="string" table:style-name="ce4">
            <text:p>Micro</text:p>
          </table:table-cell>
          <table:table-cell office:value-type="float" office:value="3990123507" table:style-name="ce4">
            <text:p>3990123507</text:p>
          </table:table-cell>
          <table:table-cell office:value-type="date" office:date-value="2023-02-14T00:00:00" table:style-name="ce5">
            <text:p>14/02/23</text:p>
          </table:table-cell>
          <table:table-cell office:value-type="date" office:date-value="2023-03-27T00:00:00" table:style-name="ce5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0</text:p>
          </table:table-cell>
          <table:table-cell office:value-type="string" table:style-name="ce4">
            <text:p>Standard</text:p>
          </table:table-cell>
          <table:table-cell office:value-type="float" office:value="3987654422" table:style-name="ce4">
            <text:p>3987654422</text:p>
          </table:table-cell>
          <table:table-cell office:value-type="date" office:date-value="2023-04-30T00:00:00" table:style-name="ce5">
            <text:p>30/04/23</text:p>
          </table:table-cell>
          <table:table-cell office:value-type="date" office:date-value="2023-06-09T00:00:00" table:style-name="ce5">
            <text:p>0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1</text:p>
          </table:table-cell>
          <table:table-cell office:value-type="string" table:style-name="ce4">
            <text:p>Micro</text:p>
          </table:table-cell>
          <table:table-cell office:value-type="float" office:value="3990987706" table:style-name="ce4">
            <text:p>3990987706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2</text:p>
          </table:table-cell>
          <table:table-cell office:value-type="string" table:style-name="ce4">
            <text:p>Nano</text:p>
          </table:table-cell>
          <table:table-cell office:value-type="float" office:value="3934567942" table:style-name="ce4">
            <text:p>3934567942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3</text:p>
          </table:table-cell>
          <table:table-cell office:value-type="string" table:style-name="ce4">
            <text:p>Elettronica</text:p>
          </table:table-cell>
          <table:table-cell office:value-type="float" office:value="3912345730" table:style-name="ce4">
            <text:p>3912345730</text:p>
          </table:table-cell>
          <table:table-cell office:value-type="date" office:date-value="2022-07-16T00:00:00" table:style-name="ce5">
            <text:p>16/07/22</text:p>
          </table:table-cell>
          <table:table-cell office:value-type="date" office:date-value="2022-08-25T00:00:00" table:style-name="ce5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4</text:p>
          </table:table-cell>
          <table:table-cell office:value-type="string" table:style-name="ce4">
            <text:p>Standard</text:p>
          </table:table-cell>
          <table:table-cell office:value-type="float" office:value="3987654423" table:style-name="ce4">
            <text:p>3987654423</text:p>
          </table:table-cell>
          <table:table-cell office:value-type="date" office:date-value="2023-08-20T00:00:00" table:style-name="ce5">
            <text:p>20/08/23</text:p>
          </table:table-cell>
          <table:table-cell office:value-type="date" office:date-value="2023-09-30T00:00:00" table:style-name="ce5">
            <text:p>3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5</text:p>
          </table:table-cell>
          <table:table-cell office:value-type="string" table:style-name="ce4">
            <text:p>Micro</text:p>
          </table:table-cell>
          <table:table-cell office:value-type="float" office:value="3998765485" table:style-name="ce4">
            <text:p>3998765485</text:p>
          </table:table-cell>
          <table:table-cell office:value-type="date" office:date-value="2022-09-25T00:00:00" table:style-name="ce5">
            <text:p>25/09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6</text:p>
          </table:table-cell>
          <table:table-cell office:value-type="string" table:style-name="ce4">
            <text:p>Nano</text:p>
          </table:table-cell>
          <table:table-cell office:value-type="float" office:value="3943218817" table:style-name="ce4">
            <text:p>3943218817</text:p>
          </table:table-cell>
          <table:table-cell office:value-type="date" office:date-value="2023-10-31T00:00:00" table:style-name="ce5">
            <text:p>31/10/23</text:p>
          </table:table-cell>
          <table:table-cell office:value-type="date" office:date-value="2023-12-11T00:00:00" table:style-name="ce5">
            <text:p>1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7</text:p>
          </table:table-cell>
          <table:table-cell office:value-type="string" table:style-name="ce4">
            <text:p>Elettronica</text:p>
          </table:table-cell>
          <table:table-cell office:value-type="float" office:value="3965432161" table:style-name="ce4">
            <text:p>3965432161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2-12-16T00:00:00" table:style-name="ce5">
            <text:p>1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8</text:p>
          </table:table-cell>
          <table:table-cell office:value-type="string" table:style-name="ce4">
            <text:p>Standard</text:p>
          </table:table-cell>
          <table:table-cell office:value-type="float" office:value="3976543262" table:style-name="ce4">
            <text:p>3976543262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9</text:p>
          </table:table-cell>
          <table:table-cell office:value-type="string" table:style-name="ce4">
            <text:p>Micro</text:p>
          </table:table-cell>
          <table:table-cell office:value-type="float" office:value="3990123508" table:style-name="ce4">
            <text:p>3990123508</text:p>
          </table:table-cell>
          <table:table-cell office:value-type="date" office:date-value="2023-02-15T00:00:00" table:style-name="ce5">
            <text:p>15/02/23</text:p>
          </table:table-cell>
          <table:table-cell office:value-type="date" office:date-value="2023-03-28T00:00:00" table:style-name="ce5">
            <text:p>2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1</text:p>
          </table:table-cell>
          <table:table-cell office:value-type="string" table:style-name="ce4">
            <text:p>Standard</text:p>
          </table:table-cell>
          <table:table-cell office:value-type="float" office:value="3987654424" table:style-name="ce4">
            <text:p>3987654424</text:p>
          </table:table-cell>
          <table:table-cell office:value-type="date" office:date-value="2023-05-01T00:00:00" table:style-name="ce5">
            <text:p>01/05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2</text:p>
          </table:table-cell>
          <table:table-cell office:value-type="string" table:style-name="ce4">
            <text:p>Micro</text:p>
          </table:table-cell>
          <table:table-cell office:value-type="float" office:value="3990987707" table:style-name="ce4">
            <text:p>3990987707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3</text:p>
          </table:table-cell>
          <table:table-cell office:value-type="string" table:style-name="ce4">
            <text:p>Nano</text:p>
          </table:table-cell>
          <table:table-cell office:value-type="float" office:value="3934567943" table:style-name="ce4">
            <text:p>39345679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4</text:p>
          </table:table-cell>
          <table:table-cell office:value-type="string" table:style-name="ce4">
            <text:p>Elettronica</text:p>
          </table:table-cell>
          <table:table-cell office:value-type="float" office:value="3912345731" table:style-name="ce4">
            <text:p>3912345731</text:p>
          </table:table-cell>
          <table:table-cell office:value-type="date" office:date-value="2022-07-17T00:00:00" table:style-name="ce5">
            <text:p>17/07/22</text:p>
          </table:table-cell>
          <table:table-cell office:value-type="date" office:date-value="2022-08-26T00:00:00" table:style-name="ce5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5</text:p>
          </table:table-cell>
          <table:table-cell office:value-type="string" table:style-name="ce4">
            <text:p>Standard</text:p>
          </table:table-cell>
          <table:table-cell office:value-type="float" office:value="3987654425" table:style-name="ce4">
            <text:p>3987654425</text:p>
          </table:table-cell>
          <table:table-cell office:value-type="date" office:date-value="2023-08-21T00:00:00" table:style-name="ce5">
            <text:p>21/08/23</text:p>
          </table:table-cell>
          <table:table-cell office:value-type="date" office:date-value="2023-10-01T00:00:00" table:style-name="ce5">
            <text:p>0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6</text:p>
          </table:table-cell>
          <table:table-cell office:value-type="string" table:style-name="ce4">
            <text:p>Micro</text:p>
          </table:table-cell>
          <table:table-cell office:value-type="float" office:value="3998765486" table:style-name="ce4">
            <text:p>3998765486</text:p>
          </table:table-cell>
          <table:table-cell office:value-type="date" office:date-value="2022-09-26T00:00:00" table:style-name="ce5">
            <text:p>26/09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7</text:p>
          </table:table-cell>
          <table:table-cell office:value-type="string" table:style-name="ce4">
            <text:p>Nano</text:p>
          </table:table-cell>
          <table:table-cell office:value-type="float" office:value="3943218818" table:style-name="ce4">
            <text:p>3943218818</text:p>
          </table:table-cell>
          <table:table-cell office:value-type="date" office:date-value="2023-11-01T00:00:00" table:style-name="ce5">
            <text:p>01/11/23</text:p>
          </table:table-cell>
          <table:table-cell office:value-type="date" office:date-value="2023-12-12T00:00:00" table:style-name="ce5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8</text:p>
          </table:table-cell>
          <table:table-cell office:value-type="string" table:style-name="ce4">
            <text:p>Elettronica</text:p>
          </table:table-cell>
          <table:table-cell office:value-type="float" office:value="3965432162" table:style-name="ce4">
            <text:p>3965432162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2-12-17T00:00:00" table:style-name="ce5">
            <text:p>1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9</text:p>
          </table:table-cell>
          <table:table-cell office:value-type="string" table:style-name="ce4">
            <text:p>Standard</text:p>
          </table:table-cell>
          <table:table-cell office:value-type="float" office:value="3976543263" table:style-name="ce4">
            <text:p>3976543263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0</text:p>
          </table:table-cell>
          <table:table-cell office:value-type="string" table:style-name="ce4">
            <text:p>Micro</text:p>
          </table:table-cell>
          <table:table-cell office:value-type="float" office:value="3990123509" table:style-name="ce4">
            <text:p>3990123509</text:p>
          </table:table-cell>
          <table:table-cell office:value-type="date" office:date-value="2023-02-16T00:00:00" table:style-name="ce5">
            <text:p>16/02/23</text:p>
          </table:table-cell>
          <table:table-cell office:value-type="date" office:date-value="2023-03-29T00:00:00" table:style-name="ce5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2</text:p>
          </table:table-cell>
          <table:table-cell office:value-type="string" table:style-name="ce4">
            <text:p>Standard</text:p>
          </table:table-cell>
          <table:table-cell office:value-type="float" office:value="3987654426" table:style-name="ce4">
            <text:p>3987654426</text:p>
          </table:table-cell>
          <table:table-cell office:value-type="date" office:date-value="2023-05-02T00:00:00" table:style-name="ce5">
            <text:p>02/05/23</text:p>
          </table:table-cell>
          <table:table-cell office:value-type="date" office:date-value="2023-06-11T00:00:00" table:style-name="ce5">
            <text:p>1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3</text:p>
          </table:table-cell>
          <table:table-cell office:value-type="string" table:style-name="ce4">
            <text:p>Micro</text:p>
          </table:table-cell>
          <table:table-cell office:value-type="float" office:value="3990987708" table:style-name="ce4">
            <text:p>3990987708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4</text:p>
          </table:table-cell>
          <table:table-cell office:value-type="string" table:style-name="ce4">
            <text:p>Nano</text:p>
          </table:table-cell>
          <table:table-cell office:value-type="float" office:value="3934567944" table:style-name="ce4">
            <text:p>3934567944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5</text:p>
          </table:table-cell>
          <table:table-cell office:value-type="string" table:style-name="ce4">
            <text:p>Elettronica</text:p>
          </table:table-cell>
          <table:table-cell office:value-type="float" office:value="3912345732" table:style-name="ce4">
            <text:p>3912345732</text:p>
          </table:table-cell>
          <table:table-cell office:value-type="date" office:date-value="2022-07-18T00:00:00" table:style-name="ce5">
            <text:p>18/07/22</text:p>
          </table:table-cell>
          <table:table-cell office:value-type="date" office:date-value="2022-08-27T00:00:00" table:style-name="ce5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6</text:p>
          </table:table-cell>
          <table:table-cell office:value-type="string" table:style-name="ce4">
            <text:p>Standard</text:p>
          </table:table-cell>
          <table:table-cell office:value-type="float" office:value="3987654427" table:style-name="ce4">
            <text:p>3987654427</text:p>
          </table:table-cell>
          <table:table-cell office:value-type="date" office:date-value="2023-08-22T00:00:00" table:style-name="ce5">
            <text:p>22/08/23</text:p>
          </table:table-cell>
          <table:table-cell office:value-type="date" office:date-value="2023-10-02T00:00:00" table:style-name="ce5">
            <text:p>0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7</text:p>
          </table:table-cell>
          <table:table-cell office:value-type="string" table:style-name="ce4">
            <text:p>Micro</text:p>
          </table:table-cell>
          <table:table-cell office:value-type="float" office:value="3998765487" table:style-name="ce4">
            <text:p>3998765487</text:p>
          </table:table-cell>
          <table:table-cell office:value-type="date" office:date-value="2022-09-27T00:00:00" table:style-name="ce5">
            <text:p>27/09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8</text:p>
          </table:table-cell>
          <table:table-cell office:value-type="string" table:style-name="ce4">
            <text:p>Nano</text:p>
          </table:table-cell>
          <table:table-cell office:value-type="float" office:value="3943218819" table:style-name="ce4">
            <text:p>3943218819</text:p>
          </table:table-cell>
          <table:table-cell office:value-type="date" office:date-value="2023-11-02T00:00:00" table:style-name="ce5">
            <text:p>02/11/23</text:p>
          </table:table-cell>
          <table:table-cell office:value-type="date" office:date-value="2023-12-13T00:00:00" table:style-name="ce5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9</text:p>
          </table:table-cell>
          <table:table-cell office:value-type="string" table:style-name="ce4">
            <text:p>Elettronica</text:p>
          </table:table-cell>
          <table:table-cell office:value-type="float" office:value="3965432163" table:style-name="ce4">
            <text:p>3965432163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2-12-18T00:00:00" table:style-name="ce5">
            <text:p>1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0</text:p>
          </table:table-cell>
          <table:table-cell office:value-type="string" table:style-name="ce4">
            <text:p>Standard</text:p>
          </table:table-cell>
          <table:table-cell office:value-type="float" office:value="3976543264" table:style-name="ce4">
            <text:p>3976543264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1</text:p>
          </table:table-cell>
          <table:table-cell office:value-type="string" table:style-name="ce4">
            <text:p>Micro</text:p>
          </table:table-cell>
          <table:table-cell office:value-type="float" office:value="3990123510" table:style-name="ce4">
            <text:p>3990123510</text:p>
          </table:table-cell>
          <table:table-cell office:value-type="date" office:date-value="2023-02-17T00:00:00" table:style-name="ce5">
            <text:p>17/02/23</text:p>
          </table:table-cell>
          <table:table-cell office:value-type="date" office:date-value="2023-03-30T00:00:00" table:style-name="ce5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3</text:p>
          </table:table-cell>
          <table:table-cell office:value-type="string" table:style-name="ce4">
            <text:p>Standard</text:p>
          </table:table-cell>
          <table:table-cell office:value-type="float" office:value="3987654428" table:style-name="ce4">
            <text:p>3987654428</text:p>
          </table:table-cell>
          <table:table-cell office:value-type="date" office:date-value="2023-05-03T00:00:00" table:style-name="ce5">
            <text:p>03/05/23</text:p>
          </table:table-cell>
          <table:table-cell office:value-type="date" office:date-value="2023-06-12T00:00:00" table:style-name="ce5">
            <text:p>1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4</text:p>
          </table:table-cell>
          <table:table-cell office:value-type="string" table:style-name="ce4">
            <text:p>Micro</text:p>
          </table:table-cell>
          <table:table-cell office:value-type="float" office:value="3990987709" table:style-name="ce4">
            <text:p>3990987709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5</text:p>
          </table:table-cell>
          <table:table-cell office:value-type="string" table:style-name="ce4">
            <text:p>Nano</text:p>
          </table:table-cell>
          <table:table-cell office:value-type="float" office:value="3934567945" table:style-name="ce4">
            <text:p>3934567945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6</text:p>
          </table:table-cell>
          <table:table-cell office:value-type="string" table:style-name="ce4">
            <text:p>Elettronica</text:p>
          </table:table-cell>
          <table:table-cell office:value-type="float" office:value="3912345733" table:style-name="ce4">
            <text:p>3912345733</text:p>
          </table:table-cell>
          <table:table-cell office:value-type="date" office:date-value="2022-07-19T00:00:00" table:style-name="ce5">
            <text:p>19/07/22</text:p>
          </table:table-cell>
          <table:table-cell office:value-type="date" office:date-value="2022-08-28T00:00:00" table:style-name="ce5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7</text:p>
          </table:table-cell>
          <table:table-cell office:value-type="string" table:style-name="ce4">
            <text:p>Standard</text:p>
          </table:table-cell>
          <table:table-cell office:value-type="float" office:value="3987654429" table:style-name="ce4">
            <text:p>3987654429</text:p>
          </table:table-cell>
          <table:table-cell office:value-type="date" office:date-value="2023-08-23T00:00:00" table:style-name="ce5">
            <text:p>23/08/23</text:p>
          </table:table-cell>
          <table:table-cell office:value-type="date" office:date-value="2023-10-03T00:00:00" table:style-name="ce5">
            <text:p>0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8</text:p>
          </table:table-cell>
          <table:table-cell office:value-type="string" table:style-name="ce4">
            <text:p>Micro</text:p>
          </table:table-cell>
          <table:table-cell office:value-type="float" office:value="3998765488" table:style-name="ce4">
            <text:p>3998765488</text:p>
          </table:table-cell>
          <table:table-cell office:value-type="date" office:date-value="2022-09-28T00:00:00" table:style-name="ce5">
            <text:p>28/09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9</text:p>
          </table:table-cell>
          <table:table-cell office:value-type="string" table:style-name="ce4">
            <text:p>Nano</text:p>
          </table:table-cell>
          <table:table-cell office:value-type="float" office:value="3943218820" table:style-name="ce4">
            <text:p>3943218820</text:p>
          </table:table-cell>
          <table:table-cell office:value-type="date" office:date-value="2023-11-03T00:00:00" table:style-name="ce5">
            <text:p>03/11/23</text:p>
          </table:table-cell>
          <table:table-cell office:value-type="date" office:date-value="2023-12-14T00:00:00" table:style-name="ce5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0</text:p>
          </table:table-cell>
          <table:table-cell office:value-type="string" table:style-name="ce4">
            <text:p>Elettronica</text:p>
          </table:table-cell>
          <table:table-cell office:value-type="float" office:value="3965432164" table:style-name="ce4">
            <text:p>3965432164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2-12-19T00:00:00" table:style-name="ce5">
            <text:p>1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1</text:p>
          </table:table-cell>
          <table:table-cell office:value-type="string" table:style-name="ce4">
            <text:p>Standard</text:p>
          </table:table-cell>
          <table:table-cell office:value-type="float" office:value="3976543265" table:style-name="ce4">
            <text:p>3976543265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2</text:p>
          </table:table-cell>
          <table:table-cell office:value-type="string" table:style-name="ce4">
            <text:p>Micro</text:p>
          </table:table-cell>
          <table:table-cell office:value-type="float" office:value="3990123511" table:style-name="ce4">
            <text:p>3990123511</text:p>
          </table:table-cell>
          <table:table-cell office:value-type="date" office:date-value="2023-02-18T00:00:00" table:style-name="ce5">
            <text:p>18/02/23</text:p>
          </table:table-cell>
          <table:table-cell office:value-type="date" office:date-value="2023-03-31T00:00:00" table:style-name="ce5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4</text:p>
          </table:table-cell>
          <table:table-cell office:value-type="string" table:style-name="ce4">
            <text:p>Standard</text:p>
          </table:table-cell>
          <table:table-cell office:value-type="float" office:value="3987654430" table:style-name="ce4">
            <text:p>3987654430</text:p>
          </table:table-cell>
          <table:table-cell office:value-type="date" office:date-value="2023-05-04T00:00:00" table:style-name="ce5">
            <text:p>04/05/23</text:p>
          </table:table-cell>
          <table:table-cell office:value-type="date" office:date-value="2023-06-13T00:00:00" table:style-name="ce5">
            <text:p>1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5</text:p>
          </table:table-cell>
          <table:table-cell office:value-type="string" table:style-name="ce4">
            <text:p>Micro</text:p>
          </table:table-cell>
          <table:table-cell office:value-type="float" office:value="3990987710" table:style-name="ce4">
            <text:p>3990987710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6</text:p>
          </table:table-cell>
          <table:table-cell office:value-type="string" table:style-name="ce4">
            <text:p>Nano</text:p>
          </table:table-cell>
          <table:table-cell office:value-type="float" office:value="3934567946" table:style-name="ce4">
            <text:p>3934567946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7</text:p>
          </table:table-cell>
          <table:table-cell office:value-type="string" table:style-name="ce4">
            <text:p>Elettronica</text:p>
          </table:table-cell>
          <table:table-cell office:value-type="float" office:value="3912345734" table:style-name="ce4">
            <text:p>3912345734</text:p>
          </table:table-cell>
          <table:table-cell office:value-type="date" office:date-value="2022-07-20T00:00:00" table:style-name="ce5">
            <text:p>20/07/22</text:p>
          </table:table-cell>
          <table:table-cell office:value-type="date" office:date-value="2022-08-29T00:00:00" table:style-name="ce5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8</text:p>
          </table:table-cell>
          <table:table-cell office:value-type="string" table:style-name="ce4">
            <text:p>Standard</text:p>
          </table:table-cell>
          <table:table-cell office:value-type="float" office:value="3987654431" table:style-name="ce4">
            <text:p>3987654431</text:p>
          </table:table-cell>
          <table:table-cell office:value-type="date" office:date-value="2023-08-24T00:00:00" table:style-name="ce5">
            <text:p>24/08/23</text:p>
          </table:table-cell>
          <table:table-cell office:value-type="date" office:date-value="2023-10-04T00:00:00" table:style-name="ce5">
            <text:p>0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9</text:p>
          </table:table-cell>
          <table:table-cell office:value-type="string" table:style-name="ce4">
            <text:p>Micro</text:p>
          </table:table-cell>
          <table:table-cell office:value-type="float" office:value="3998765489" table:style-name="ce4">
            <text:p>3998765489</text:p>
          </table:table-cell>
          <table:table-cell office:value-type="date" office:date-value="2022-09-29T00:00:00" table:style-name="ce5">
            <text:p>29/09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0</text:p>
          </table:table-cell>
          <table:table-cell office:value-type="string" table:style-name="ce4">
            <text:p>Nano</text:p>
          </table:table-cell>
          <table:table-cell office:value-type="float" office:value="3943218821" table:style-name="ce4">
            <text:p>3943218821</text:p>
          </table:table-cell>
          <table:table-cell office:value-type="date" office:date-value="2023-11-04T00:00:00" table:style-name="ce5">
            <text:p>04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1</text:p>
          </table:table-cell>
          <table:table-cell office:value-type="string" table:style-name="ce4">
            <text:p>Elettronica</text:p>
          </table:table-cell>
          <table:table-cell office:value-type="float" office:value="3965432165" table:style-name="ce4">
            <text:p>3965432165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2-12-20T00:00:00" table:style-name="ce5">
            <text:p>2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2</text:p>
          </table:table-cell>
          <table:table-cell office:value-type="string" table:style-name="ce4">
            <text:p>Standard</text:p>
          </table:table-cell>
          <table:table-cell office:value-type="float" office:value="3976543266" table:style-name="ce4">
            <text:p>3976543266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3</text:p>
          </table:table-cell>
          <table:table-cell office:value-type="string" table:style-name="ce4">
            <text:p>Micro</text:p>
          </table:table-cell>
          <table:table-cell office:value-type="float" office:value="3990123512" table:style-name="ce4">
            <text:p>3990123512</text:p>
          </table:table-cell>
          <table:table-cell office:value-type="date" office:date-value="2023-02-19T00:00:00" table:style-name="ce5">
            <text:p>19/02/23</text:p>
          </table:table-cell>
          <table:table-cell office:value-type="date" office:date-value="2023-04-01T00:00:00" table:style-name="ce5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5</text:p>
          </table:table-cell>
          <table:table-cell office:value-type="string" table:style-name="ce4">
            <text:p>Standard</text:p>
          </table:table-cell>
          <table:table-cell office:value-type="float" office:value="3987654432" table:style-name="ce4">
            <text:p>3987654432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4T00:00:00" table:style-name="ce5">
            <text:p>1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6</text:p>
          </table:table-cell>
          <table:table-cell office:value-type="string" table:style-name="ce4">
            <text:p>Micro</text:p>
          </table:table-cell>
          <table:table-cell office:value-type="float" office:value="3990987711" table:style-name="ce4">
            <text:p>399098771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7</text:p>
          </table:table-cell>
          <table:table-cell office:value-type="string" table:style-name="ce4">
            <text:p>Nano</text:p>
          </table:table-cell>
          <table:table-cell office:value-type="float" office:value="3934567947" table:style-name="ce4">
            <text:p>3934567947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8</text:p>
          </table:table-cell>
          <table:table-cell office:value-type="string" table:style-name="ce4">
            <text:p>Elettronica</text:p>
          </table:table-cell>
          <table:table-cell office:value-type="float" office:value="3912345735" table:style-name="ce4">
            <text:p>3912345735</text:p>
          </table:table-cell>
          <table:table-cell office:value-type="date" office:date-value="2022-07-21T00:00:00" table:style-name="ce5">
            <text:p>21/07/22</text:p>
          </table:table-cell>
          <table:table-cell office:value-type="date" office:date-value="2022-08-30T00:00:00" table:style-name="ce5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9</text:p>
          </table:table-cell>
          <table:table-cell office:value-type="string" table:style-name="ce4">
            <text:p>Standard</text:p>
          </table:table-cell>
          <table:table-cell office:value-type="float" office:value="3987654433" table:style-name="ce4">
            <text:p>3987654433</text:p>
          </table:table-cell>
          <table:table-cell office:value-type="date" office:date-value="2023-08-25T00:00:00" table:style-name="ce5">
            <text:p>25/08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0</text:p>
          </table:table-cell>
          <table:table-cell office:value-type="string" table:style-name="ce4">
            <text:p>Micro</text:p>
          </table:table-cell>
          <table:table-cell office:value-type="float" office:value="3998765490" table:style-name="ce4">
            <text:p>3998765490</text:p>
          </table:table-cell>
          <table:table-cell office:value-type="date" office:date-value="2022-09-30T00:00:00" table:style-name="ce5">
            <text:p>30/09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1</text:p>
          </table:table-cell>
          <table:table-cell office:value-type="string" table:style-name="ce4">
            <text:p>Nano</text:p>
          </table:table-cell>
          <table:table-cell office:value-type="float" office:value="3943218822" table:style-name="ce4">
            <text:p>3943218822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6T00:00:00" table:style-name="ce5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2</text:p>
          </table:table-cell>
          <table:table-cell office:value-type="string" table:style-name="ce4">
            <text:p>Elettronica</text:p>
          </table:table-cell>
          <table:table-cell office:value-type="float" office:value="3965432166" table:style-name="ce4">
            <text:p>3965432166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2-12-21T00:00:00" table:style-name="ce5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3</text:p>
          </table:table-cell>
          <table:table-cell office:value-type="string" table:style-name="ce4">
            <text:p>Standard</text:p>
          </table:table-cell>
          <table:table-cell office:value-type="float" office:value="3976543267" table:style-name="ce4">
            <text:p>3976543267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4</text:p>
          </table:table-cell>
          <table:table-cell office:value-type="string" table:style-name="ce4">
            <text:p>Micro</text:p>
          </table:table-cell>
          <table:table-cell office:value-type="float" office:value="3990123513" table:style-name="ce4">
            <text:p>3990123513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6</text:p>
          </table:table-cell>
          <table:table-cell office:value-type="string" table:style-name="ce4">
            <text:p>Standard</text:p>
          </table:table-cell>
          <table:table-cell office:value-type="float" office:value="3987654434" table:style-name="ce4">
            <text:p>3987654434</text:p>
          </table:table-cell>
          <table:table-cell office:value-type="date" office:date-value="2023-05-06T00:00:00" table:style-name="ce5">
            <text:p>06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7</text:p>
          </table:table-cell>
          <table:table-cell office:value-type="string" table:style-name="ce4">
            <text:p>Micro</text:p>
          </table:table-cell>
          <table:table-cell office:value-type="float" office:value="3990987712" table:style-name="ce4">
            <text:p>3990987712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8</text:p>
          </table:table-cell>
          <table:table-cell office:value-type="string" table:style-name="ce4">
            <text:p>Nano</text:p>
          </table:table-cell>
          <table:table-cell office:value-type="float" office:value="3934567948" table:style-name="ce4">
            <text:p>3934567948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9</text:p>
          </table:table-cell>
          <table:table-cell office:value-type="string" table:style-name="ce4">
            <text:p>Elettronica</text:p>
          </table:table-cell>
          <table:table-cell office:value-type="float" office:value="3912345736" table:style-name="ce4">
            <text:p>3912345736</text:p>
          </table:table-cell>
          <table:table-cell office:value-type="date" office:date-value="2022-07-22T00:00:00" table:style-name="ce5">
            <text:p>22/07/22</text:p>
          </table:table-cell>
          <table:table-cell office:value-type="date" office:date-value="2022-08-31T00:00:00" table:style-name="ce5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0</text:p>
          </table:table-cell>
          <table:table-cell office:value-type="string" table:style-name="ce4">
            <text:p>Standard</text:p>
          </table:table-cell>
          <table:table-cell office:value-type="float" office:value="3987654435" table:style-name="ce4">
            <text:p>3987654435</text:p>
          </table:table-cell>
          <table:table-cell office:value-type="date" office:date-value="2023-08-26T00:00:00" table:style-name="ce5">
            <text:p>26/08/23</text:p>
          </table:table-cell>
          <table:table-cell office:value-type="date" office:date-value="2023-10-06T00:00:00" table:style-name="ce5">
            <text:p>0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1</text:p>
          </table:table-cell>
          <table:table-cell office:value-type="string" table:style-name="ce4">
            <text:p>Micro</text:p>
          </table:table-cell>
          <table:table-cell office:value-type="float" office:value="3998765491" table:style-name="ce4">
            <text:p>3998765491</text:p>
          </table:table-cell>
          <table:table-cell office:value-type="date" office:date-value="2022-10-01T00:00:00" table:style-name="ce5">
            <text:p>0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2</text:p>
          </table:table-cell>
          <table:table-cell office:value-type="string" table:style-name="ce4">
            <text:p>Nano</text:p>
          </table:table-cell>
          <table:table-cell office:value-type="float" office:value="3943218823" table:style-name="ce4">
            <text:p>3943218823</text:p>
          </table:table-cell>
          <table:table-cell office:value-type="date" office:date-value="2023-11-06T00:00:00" table:style-name="ce5">
            <text:p>06/11/23</text:p>
          </table:table-cell>
          <table:table-cell office:value-type="date" office:date-value="2023-12-17T00:00:00" table:style-name="ce5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3</text:p>
          </table:table-cell>
          <table:table-cell office:value-type="string" table:style-name="ce4">
            <text:p>Elettronica</text:p>
          </table:table-cell>
          <table:table-cell office:value-type="float" office:value="3965432167" table:style-name="ce4">
            <text:p>3965432167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2-12-22T00:00:00" table:style-name="ce5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4</text:p>
          </table:table-cell>
          <table:table-cell office:value-type="string" table:style-name="ce4">
            <text:p>Standard</text:p>
          </table:table-cell>
          <table:table-cell office:value-type="float" office:value="3976543268" table:style-name="ce4">
            <text:p>3976543268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5</text:p>
          </table:table-cell>
          <table:table-cell office:value-type="string" table:style-name="ce4">
            <text:p>Micro</text:p>
          </table:table-cell>
          <table:table-cell office:value-type="float" office:value="3990123514" table:style-name="ce4">
            <text:p>3990123514</text:p>
          </table:table-cell>
          <table:table-cell office:value-type="date" office:date-value="2023-02-21T00:00:00" table:style-name="ce5">
            <text:p>21/02/23</text:p>
          </table:table-cell>
          <table:table-cell office:value-type="date" office:date-value="2023-04-03T00:00:00" table:style-name="ce5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7</text:p>
          </table:table-cell>
          <table:table-cell office:value-type="string" table:style-name="ce4">
            <text:p>Standard</text:p>
          </table:table-cell>
          <table:table-cell office:value-type="float" office:value="3987654436" table:style-name="ce4">
            <text:p>3987654436</text:p>
          </table:table-cell>
          <table:table-cell office:value-type="date" office:date-value="2023-05-07T00:00:00" table:style-name="ce5">
            <text:p>07/05/23</text:p>
          </table:table-cell>
          <table:table-cell office:value-type="date" office:date-value="2023-06-16T00:00:00" table:style-name="ce5">
            <text:p>1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8</text:p>
          </table:table-cell>
          <table:table-cell office:value-type="string" table:style-name="ce4">
            <text:p>Micro</text:p>
          </table:table-cell>
          <table:table-cell office:value-type="float" office:value="3990987713" table:style-name="ce4">
            <text:p>3990987713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9</text:p>
          </table:table-cell>
          <table:table-cell office:value-type="string" table:style-name="ce4">
            <text:p>Nano</text:p>
          </table:table-cell>
          <table:table-cell office:value-type="float" office:value="3934567949" table:style-name="ce4">
            <text:p>3934567949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0</text:p>
          </table:table-cell>
          <table:table-cell office:value-type="string" table:style-name="ce4">
            <text:p>Elettronica</text:p>
          </table:table-cell>
          <table:table-cell office:value-type="float" office:value="3912345737" table:style-name="ce4">
            <text:p>3912345737</text:p>
          </table:table-cell>
          <table:table-cell office:value-type="date" office:date-value="2022-07-23T00:00:00" table:style-name="ce5">
            <text:p>23/07/22</text:p>
          </table:table-cell>
          <table:table-cell office:value-type="date" office:date-value="2022-09-01T00:00:00" table:style-name="ce5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1</text:p>
          </table:table-cell>
          <table:table-cell office:value-type="string" table:style-name="ce4">
            <text:p>Standard</text:p>
          </table:table-cell>
          <table:table-cell office:value-type="float" office:value="3987654437" table:style-name="ce4">
            <text:p>3987654437</text:p>
          </table:table-cell>
          <table:table-cell office:value-type="date" office:date-value="2023-08-27T00:00:00" table:style-name="ce5">
            <text:p>27/08/23</text:p>
          </table:table-cell>
          <table:table-cell office:value-type="date" office:date-value="2023-10-07T00:00:00" table:style-name="ce5">
            <text:p>0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2</text:p>
          </table:table-cell>
          <table:table-cell office:value-type="string" table:style-name="ce4">
            <text:p>Micro</text:p>
          </table:table-cell>
          <table:table-cell office:value-type="float" office:value="3998765492" table:style-name="ce4">
            <text:p>3998765492</text:p>
          </table:table-cell>
          <table:table-cell office:value-type="date" office:date-value="2022-10-02T00:00:00" table:style-name="ce5">
            <text:p>02/10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3</text:p>
          </table:table-cell>
          <table:table-cell office:value-type="string" table:style-name="ce4">
            <text:p>Nano</text:p>
          </table:table-cell>
          <table:table-cell office:value-type="float" office:value="3943218824" table:style-name="ce4">
            <text:p>3943218824</text:p>
          </table:table-cell>
          <table:table-cell office:value-type="date" office:date-value="2023-11-07T00:00:00" table:style-name="ce5">
            <text:p>07/11/23</text:p>
          </table:table-cell>
          <table:table-cell office:value-type="date" office:date-value="2023-12-18T00:00:00" table:style-name="ce5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4</text:p>
          </table:table-cell>
          <table:table-cell office:value-type="string" table:style-name="ce4">
            <text:p>Elettronica</text:p>
          </table:table-cell>
          <table:table-cell office:value-type="float" office:value="3965432168" table:style-name="ce4">
            <text:p>3965432168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2-12-23T00:00:00" table:style-name="ce5">
            <text:p>2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5</text:p>
          </table:table-cell>
          <table:table-cell office:value-type="string" table:style-name="ce4">
            <text:p>Standard</text:p>
          </table:table-cell>
          <table:table-cell office:value-type="float" office:value="3976543269" table:style-name="ce4">
            <text:p>3976543269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6</text:p>
          </table:table-cell>
          <table:table-cell office:value-type="string" table:style-name="ce4">
            <text:p>Micro</text:p>
          </table:table-cell>
          <table:table-cell office:value-type="float" office:value="3990123515" table:style-name="ce4">
            <text:p>3990123515</text:p>
          </table:table-cell>
          <table:table-cell office:value-type="date" office:date-value="2023-02-22T00:00:00" table:style-name="ce5">
            <text:p>22/02/23</text:p>
          </table:table-cell>
          <table:table-cell office:value-type="date" office:date-value="2023-04-04T00:00:00" table:style-name="ce5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8</text:p>
          </table:table-cell>
          <table:table-cell office:value-type="string" table:style-name="ce4">
            <text:p>Standard</text:p>
          </table:table-cell>
          <table:table-cell office:value-type="float" office:value="3987654438" table:style-name="ce4">
            <text:p>3987654438</text:p>
          </table:table-cell>
          <table:table-cell office:value-type="date" office:date-value="2023-05-08T00:00:00" table:style-name="ce5">
            <text:p>08/05/23</text:p>
          </table:table-cell>
          <table:table-cell office:value-type="date" office:date-value="2023-06-17T00:00:00" table:style-name="ce5">
            <text:p>1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9</text:p>
          </table:table-cell>
          <table:table-cell office:value-type="string" table:style-name="ce4">
            <text:p>Micro</text:p>
          </table:table-cell>
          <table:table-cell office:value-type="float" office:value="3990987714" table:style-name="ce4">
            <text:p>3990987714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0</text:p>
          </table:table-cell>
          <table:table-cell office:value-type="string" table:style-name="ce4">
            <text:p>Nano</text:p>
          </table:table-cell>
          <table:table-cell office:value-type="float" office:value="3934567950" table:style-name="ce4">
            <text:p>3934567950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1</text:p>
          </table:table-cell>
          <table:table-cell office:value-type="string" table:style-name="ce4">
            <text:p>Elettronica</text:p>
          </table:table-cell>
          <table:table-cell office:value-type="float" office:value="3912345738" table:style-name="ce4">
            <text:p>3912345738</text:p>
          </table:table-cell>
          <table:table-cell office:value-type="date" office:date-value="2022-07-24T00:00:00" table:style-name="ce5">
            <text:p>24/07/22</text:p>
          </table:table-cell>
          <table:table-cell office:value-type="date" office:date-value="2022-09-02T00:00:00" table:style-name="ce5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2</text:p>
          </table:table-cell>
          <table:table-cell office:value-type="string" table:style-name="ce4">
            <text:p>Standard</text:p>
          </table:table-cell>
          <table:table-cell office:value-type="float" office:value="3987654439" table:style-name="ce4">
            <text:p>3987654439</text:p>
          </table:table-cell>
          <table:table-cell office:value-type="date" office:date-value="2023-08-28T00:00:00" table:style-name="ce5">
            <text:p>28/08/23</text:p>
          </table:table-cell>
          <table:table-cell office:value-type="date" office:date-value="2023-10-08T00:00:00" table:style-name="ce5">
            <text:p>0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3</text:p>
          </table:table-cell>
          <table:table-cell office:value-type="string" table:style-name="ce4">
            <text:p>Micro</text:p>
          </table:table-cell>
          <table:table-cell office:value-type="float" office:value="3998765493" table:style-name="ce4">
            <text:p>3998765493</text:p>
          </table:table-cell>
          <table:table-cell office:value-type="date" office:date-value="2022-10-03T00:00:00" table:style-name="ce5">
            <text:p>03/10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4</text:p>
          </table:table-cell>
          <table:table-cell office:value-type="string" table:style-name="ce4">
            <text:p>Nano</text:p>
          </table:table-cell>
          <table:table-cell office:value-type="float" office:value="3943218825" table:style-name="ce4">
            <text:p>3943218825</text:p>
          </table:table-cell>
          <table:table-cell office:value-type="date" office:date-value="2023-11-08T00:00:00" table:style-name="ce5">
            <text:p>08/11/23</text:p>
          </table:table-cell>
          <table:table-cell office:value-type="date" office:date-value="2023-12-19T00:00:00" table:style-name="ce5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5</text:p>
          </table:table-cell>
          <table:table-cell office:value-type="string" table:style-name="ce4">
            <text:p>Elettronica</text:p>
          </table:table-cell>
          <table:table-cell office:value-type="float" office:value="3965432169" table:style-name="ce4">
            <text:p>3965432169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2-12-24T00:00:00" table:style-name="ce5">
            <text:p>2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6</text:p>
          </table:table-cell>
          <table:table-cell office:value-type="string" table:style-name="ce4">
            <text:p>Standard</text:p>
          </table:table-cell>
          <table:table-cell office:value-type="float" office:value="3976543270" table:style-name="ce4">
            <text:p>3976543270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7</text:p>
          </table:table-cell>
          <table:table-cell office:value-type="string" table:style-name="ce4">
            <text:p>Micro</text:p>
          </table:table-cell>
          <table:table-cell office:value-type="float" office:value="3990123516" table:style-name="ce4">
            <text:p>3990123516</text:p>
          </table:table-cell>
          <table:table-cell office:value-type="date" office:date-value="2023-02-23T00:00:00" table:style-name="ce5">
            <text:p>23/02/23</text:p>
          </table:table-cell>
          <table:table-cell office:value-type="date" office:date-value="2023-04-05T00:00:00" table:style-name="ce5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9</text:p>
          </table:table-cell>
          <table:table-cell office:value-type="string" table:style-name="ce4">
            <text:p>Standard</text:p>
          </table:table-cell>
          <table:table-cell office:value-type="float" office:value="3987654440" table:style-name="ce4">
            <text:p>3987654440</text:p>
          </table:table-cell>
          <table:table-cell office:value-type="date" office:date-value="2023-05-09T00:00:00" table:style-name="ce5">
            <text:p>09/05/23</text:p>
          </table:table-cell>
          <table:table-cell office:value-type="date" office:date-value="2023-06-18T00:00:00" table:style-name="ce5">
            <text:p>1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0</text:p>
          </table:table-cell>
          <table:table-cell office:value-type="string" table:style-name="ce4">
            <text:p>Micro</text:p>
          </table:table-cell>
          <table:table-cell office:value-type="float" office:value="3990987715" table:style-name="ce4">
            <text:p>3990987715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1</text:p>
          </table:table-cell>
          <table:table-cell office:value-type="string" table:style-name="ce4">
            <text:p>Nano</text:p>
          </table:table-cell>
          <table:table-cell office:value-type="float" office:value="3934567951" table:style-name="ce4">
            <text:p>3934567951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2</text:p>
          </table:table-cell>
          <table:table-cell office:value-type="string" table:style-name="ce4">
            <text:p>Elettronica</text:p>
          </table:table-cell>
          <table:table-cell office:value-type="float" office:value="3912345739" table:style-name="ce4">
            <text:p>3912345739</text:p>
          </table:table-cell>
          <table:table-cell office:value-type="date" office:date-value="2022-07-25T00:00:00" table:style-name="ce5">
            <text:p>25/07/22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3</text:p>
          </table:table-cell>
          <table:table-cell office:value-type="string" table:style-name="ce4">
            <text:p>Standard</text:p>
          </table:table-cell>
          <table:table-cell office:value-type="float" office:value="3987654441" table:style-name="ce4">
            <text:p>3987654441</text:p>
          </table:table-cell>
          <table:table-cell office:value-type="date" office:date-value="2023-08-29T00:00:00" table:style-name="ce5">
            <text:p>29/08/23</text:p>
          </table:table-cell>
          <table:table-cell office:value-type="date" office:date-value="2023-10-09T00:00:00" table:style-name="ce5">
            <text:p>0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4</text:p>
          </table:table-cell>
          <table:table-cell office:value-type="string" table:style-name="ce4">
            <text:p>Micro</text:p>
          </table:table-cell>
          <table:table-cell office:value-type="float" office:value="3998765494" table:style-name="ce4">
            <text:p>3998765494</text:p>
          </table:table-cell>
          <table:table-cell office:value-type="date" office:date-value="2022-10-04T00:00:00" table:style-name="ce5">
            <text:p>04/10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5</text:p>
          </table:table-cell>
          <table:table-cell office:value-type="string" table:style-name="ce4">
            <text:p>Nano</text:p>
          </table:table-cell>
          <table:table-cell office:value-type="float" office:value="3943218826" table:style-name="ce4">
            <text:p>3943218826</text:p>
          </table:table-cell>
          <table:table-cell office:value-type="date" office:date-value="2023-11-09T00:00:00" table:style-name="ce5">
            <text:p>09/11/23</text:p>
          </table:table-cell>
          <table:table-cell office:value-type="date" office:date-value="2023-12-20T00:00:00" table:style-name="ce5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6</text:p>
          </table:table-cell>
          <table:table-cell office:value-type="string" table:style-name="ce4">
            <text:p>Elettronica</text:p>
          </table:table-cell>
          <table:table-cell office:value-type="float" office:value="3965432170" table:style-name="ce4">
            <text:p>3965432170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2-12-25T00:00:00" table:style-name="ce5">
            <text:p>2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7</text:p>
          </table:table-cell>
          <table:table-cell office:value-type="string" table:style-name="ce4">
            <text:p>Standard</text:p>
          </table:table-cell>
          <table:table-cell office:value-type="float" office:value="3976543271" table:style-name="ce4">
            <text:p>3976543271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8</text:p>
          </table:table-cell>
          <table:table-cell office:value-type="string" table:style-name="ce4">
            <text:p>Micro</text:p>
          </table:table-cell>
          <table:table-cell office:value-type="float" office:value="3990123517" table:style-name="ce4">
            <text:p>3990123517</text:p>
          </table:table-cell>
          <table:table-cell office:value-type="date" office:date-value="2023-02-24T00:00:00" table:style-name="ce5">
            <text:p>24/02/23</text:p>
          </table:table-cell>
          <table:table-cell office:value-type="date" office:date-value="2023-04-06T00:00:00" table:style-name="ce5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0</text:p>
          </table:table-cell>
          <table:table-cell office:value-type="string" table:style-name="ce4">
            <text:p>Standard</text:p>
          </table:table-cell>
          <table:table-cell office:value-type="float" office:value="3987654442" table:style-name="ce4">
            <text:p>3987654442</text:p>
          </table:table-cell>
          <table:table-cell office:value-type="date" office:date-value="2023-05-10T00:00:00" table:style-name="ce5">
            <text:p>10/05/23</text:p>
          </table:table-cell>
          <table:table-cell office:value-type="date" office:date-value="2023-06-19T00:00:00" table:style-name="ce5">
            <text:p>1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1</text:p>
          </table:table-cell>
          <table:table-cell office:value-type="string" table:style-name="ce4">
            <text:p>Micro</text:p>
          </table:table-cell>
          <table:table-cell office:value-type="float" office:value="3990987716" table:style-name="ce4">
            <text:p>3990987716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2</text:p>
          </table:table-cell>
          <table:table-cell office:value-type="string" table:style-name="ce4">
            <text:p>Nano</text:p>
          </table:table-cell>
          <table:table-cell office:value-type="float" office:value="3934567952" table:style-name="ce4">
            <text:p>3934567952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3</text:p>
          </table:table-cell>
          <table:table-cell office:value-type="string" table:style-name="ce4">
            <text:p>Elettronica</text:p>
          </table:table-cell>
          <table:table-cell office:value-type="float" office:value="3912345740" table:style-name="ce4">
            <text:p>3912345740</text:p>
          </table:table-cell>
          <table:table-cell office:value-type="date" office:date-value="2022-07-26T00:00:00" table:style-name="ce5">
            <text:p>26/07/22</text:p>
          </table:table-cell>
          <table:table-cell office:value-type="date" office:date-value="2022-09-04T00:00:00" table:style-name="ce5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4</text:p>
          </table:table-cell>
          <table:table-cell office:value-type="string" table:style-name="ce4">
            <text:p>Standard</text:p>
          </table:table-cell>
          <table:table-cell office:value-type="float" office:value="3987654443" table:style-name="ce4">
            <text:p>3987654443</text:p>
          </table:table-cell>
          <table:table-cell office:value-type="date" office:date-value="2023-08-30T00:00:00" table:style-name="ce5">
            <text:p>30/08/23</text:p>
          </table:table-cell>
          <table:table-cell office:value-type="date" office:date-value="2023-10-10T00:00:00" table:style-name="ce5">
            <text:p>1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5</text:p>
          </table:table-cell>
          <table:table-cell office:value-type="string" table:style-name="ce4">
            <text:p>Micro</text:p>
          </table:table-cell>
          <table:table-cell office:value-type="float" office:value="3998765495" table:style-name="ce4">
            <text:p>3998765495</text:p>
          </table:table-cell>
          <table:table-cell office:value-type="date" office:date-value="2022-10-05T00:00:00" table:style-name="ce5">
            <text:p>05/10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6</text:p>
          </table:table-cell>
          <table:table-cell office:value-type="string" table:style-name="ce4">
            <text:p>Nano</text:p>
          </table:table-cell>
          <table:table-cell office:value-type="float" office:value="3943218827" table:style-name="ce4">
            <text:p>3943218827</text:p>
          </table:table-cell>
          <table:table-cell office:value-type="date" office:date-value="2023-11-10T00:00:00" table:style-name="ce5">
            <text:p>10/11/23</text:p>
          </table:table-cell>
          <table:table-cell office:value-type="date" office:date-value="2023-12-21T00:00:00" table:style-name="ce5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7</text:p>
          </table:table-cell>
          <table:table-cell office:value-type="string" table:style-name="ce4">
            <text:p>Elettronica</text:p>
          </table:table-cell>
          <table:table-cell office:value-type="float" office:value="3965432171" table:style-name="ce4">
            <text:p>3965432171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2-12-26T00:00:00" table:style-name="ce5">
            <text:p>2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8</text:p>
          </table:table-cell>
          <table:table-cell office:value-type="string" table:style-name="ce4">
            <text:p>Standard</text:p>
          </table:table-cell>
          <table:table-cell office:value-type="float" office:value="3976543272" table:style-name="ce4">
            <text:p>3976543272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9</text:p>
          </table:table-cell>
          <table:table-cell office:value-type="string" table:style-name="ce4">
            <text:p>Micro</text:p>
          </table:table-cell>
          <table:table-cell office:value-type="float" office:value="3990123518" table:style-name="ce4">
            <text:p>3990123518</text:p>
          </table:table-cell>
          <table:table-cell office:value-type="date" office:date-value="2023-02-25T00:00:00" table:style-name="ce5">
            <text:p>25/02/23</text:p>
          </table:table-cell>
          <table:table-cell office:value-type="date" office:date-value="2023-04-07T00:00:00" table:style-name="ce5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1</text:p>
          </table:table-cell>
          <table:table-cell office:value-type="string" table:style-name="ce4">
            <text:p>Standard</text:p>
          </table:table-cell>
          <table:table-cell office:value-type="float" office:value="3987654444" table:style-name="ce4">
            <text:p>3987654444</text:p>
          </table:table-cell>
          <table:table-cell office:value-type="date" office:date-value="2023-05-11T00:00:00" table:style-name="ce5">
            <text:p>11/05/23</text:p>
          </table:table-cell>
          <table:table-cell office:value-type="date" office:date-value="2023-06-20T00:00:00" table:style-name="ce5">
            <text:p>2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2</text:p>
          </table:table-cell>
          <table:table-cell office:value-type="string" table:style-name="ce4">
            <text:p>Micro</text:p>
          </table:table-cell>
          <table:table-cell office:value-type="float" office:value="3990987717" table:style-name="ce4">
            <text:p>3990987717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3</text:p>
          </table:table-cell>
          <table:table-cell office:value-type="string" table:style-name="ce4">
            <text:p>Nano</text:p>
          </table:table-cell>
          <table:table-cell office:value-type="float" office:value="3934567953" table:style-name="ce4">
            <text:p>393456795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4</text:p>
          </table:table-cell>
          <table:table-cell office:value-type="string" table:style-name="ce4">
            <text:p>Elettronica</text:p>
          </table:table-cell>
          <table:table-cell office:value-type="float" office:value="3912345741" table:style-name="ce4">
            <text:p>3912345741</text:p>
          </table:table-cell>
          <table:table-cell office:value-type="date" office:date-value="2022-07-27T00:00:00" table:style-name="ce5">
            <text:p>27/07/22</text:p>
          </table:table-cell>
          <table:table-cell office:value-type="date" office:date-value="2022-09-05T00:00:00" table:style-name="ce5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5</text:p>
          </table:table-cell>
          <table:table-cell office:value-type="string" table:style-name="ce4">
            <text:p>Standard</text:p>
          </table:table-cell>
          <table:table-cell office:value-type="float" office:value="3987654445" table:style-name="ce4">
            <text:p>3987654445</text:p>
          </table:table-cell>
          <table:table-cell office:value-type="date" office:date-value="2023-08-31T00:00:00" table:style-name="ce5">
            <text:p>31/08/23</text:p>
          </table:table-cell>
          <table:table-cell office:value-type="date" office:date-value="2023-10-11T00:00:00" table:style-name="ce5">
            <text:p>1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6</text:p>
          </table:table-cell>
          <table:table-cell office:value-type="string" table:style-name="ce4">
            <text:p>Micro</text:p>
          </table:table-cell>
          <table:table-cell office:value-type="float" office:value="3998765496" table:style-name="ce4">
            <text:p>3998765496</text:p>
          </table:table-cell>
          <table:table-cell office:value-type="date" office:date-value="2022-10-06T00:00:00" table:style-name="ce5">
            <text:p>06/10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7</text:p>
          </table:table-cell>
          <table:table-cell office:value-type="string" table:style-name="ce4">
            <text:p>Nano</text:p>
          </table:table-cell>
          <table:table-cell office:value-type="float" office:value="3943218828" table:style-name="ce4">
            <text:p>3943218828</text:p>
          </table:table-cell>
          <table:table-cell office:value-type="date" office:date-value="2023-11-11T00:00:00" table:style-name="ce5">
            <text:p>11/11/23</text:p>
          </table:table-cell>
          <table:table-cell office:value-type="date" office:date-value="2023-12-22T00:00:00" table:style-name="ce5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8</text:p>
          </table:table-cell>
          <table:table-cell office:value-type="string" table:style-name="ce4">
            <text:p>Elettronica</text:p>
          </table:table-cell>
          <table:table-cell office:value-type="float" office:value="3965432172" table:style-name="ce4">
            <text:p>3965432172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2-12-27T00:00:00" table:style-name="ce5">
            <text:p>2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9</text:p>
          </table:table-cell>
          <table:table-cell office:value-type="string" table:style-name="ce4">
            <text:p>Standard</text:p>
          </table:table-cell>
          <table:table-cell office:value-type="float" office:value="3976543273" table:style-name="ce4">
            <text:p>3976543273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0</text:p>
          </table:table-cell>
          <table:table-cell office:value-type="string" table:style-name="ce4">
            <text:p>Micro</text:p>
          </table:table-cell>
          <table:table-cell office:value-type="float" office:value="3990123519" table:style-name="ce4">
            <text:p>3990123519</text:p>
          </table:table-cell>
          <table:table-cell office:value-type="date" office:date-value="2023-02-26T00:00:00" table:style-name="ce5">
            <text:p>26/02/23</text:p>
          </table:table-cell>
          <table:table-cell office:value-type="date" office:date-value="2023-04-08T00:00:00" table:style-name="ce5">
            <text:p>0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2</text:p>
          </table:table-cell>
          <table:table-cell office:value-type="string" table:style-name="ce4">
            <text:p>Standard</text:p>
          </table:table-cell>
          <table:table-cell office:value-type="float" office:value="3987654446" table:style-name="ce4">
            <text:p>3987654446</text:p>
          </table:table-cell>
          <table:table-cell office:value-type="date" office:date-value="2023-05-12T00:00:00" table:style-name="ce5">
            <text:p>12/05/23</text:p>
          </table:table-cell>
          <table:table-cell office:value-type="date" office:date-value="2023-06-21T00:00:00" table:style-name="ce5">
            <text:p>2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3</text:p>
          </table:table-cell>
          <table:table-cell office:value-type="string" table:style-name="ce4">
            <text:p>Micro</text:p>
          </table:table-cell>
          <table:table-cell office:value-type="float" office:value="3990987718" table:style-name="ce4">
            <text:p>3990987718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4</text:p>
          </table:table-cell>
          <table:table-cell office:value-type="string" table:style-name="ce4">
            <text:p>Nano</text:p>
          </table:table-cell>
          <table:table-cell office:value-type="float" office:value="3934567954" table:style-name="ce4">
            <text:p>3934567954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5</text:p>
          </table:table-cell>
          <table:table-cell office:value-type="string" table:style-name="ce4">
            <text:p>Elettronica</text:p>
          </table:table-cell>
          <table:table-cell office:value-type="float" office:value="3912345742" table:style-name="ce4">
            <text:p>3912345742</text:p>
          </table:table-cell>
          <table:table-cell office:value-type="date" office:date-value="2022-07-28T00:00:00" table:style-name="ce5">
            <text:p>28/07/22</text:p>
          </table:table-cell>
          <table:table-cell office:value-type="date" office:date-value="2022-09-06T00:00:00" table:style-name="ce5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6</text:p>
          </table:table-cell>
          <table:table-cell office:value-type="string" table:style-name="ce4">
            <text:p>Standard</text:p>
          </table:table-cell>
          <table:table-cell office:value-type="float" office:value="3987654447" table:style-name="ce4">
            <text:p>3987654447</text:p>
          </table:table-cell>
          <table:table-cell office:value-type="date" office:date-value="2023-09-01T00:00:00" table:style-name="ce5">
            <text:p>01/09/23</text:p>
          </table:table-cell>
          <table:table-cell office:value-type="date" office:date-value="2023-10-12T00:00:00" table:style-name="ce5">
            <text:p>1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7</text:p>
          </table:table-cell>
          <table:table-cell office:value-type="string" table:style-name="ce4">
            <text:p>Micro</text:p>
          </table:table-cell>
          <table:table-cell office:value-type="float" office:value="3998765497" table:style-name="ce4">
            <text:p>3998765497</text:p>
          </table:table-cell>
          <table:table-cell office:value-type="date" office:date-value="2022-10-07T00:00:00" table:style-name="ce5">
            <text:p>07/10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8</text:p>
          </table:table-cell>
          <table:table-cell office:value-type="string" table:style-name="ce4">
            <text:p>Nano</text:p>
          </table:table-cell>
          <table:table-cell office:value-type="float" office:value="3943218829" table:style-name="ce4">
            <text:p>3943218829</text:p>
          </table:table-cell>
          <table:table-cell office:value-type="date" office:date-value="2023-11-12T00:00:00" table:style-name="ce5">
            <text:p>12/11/23</text:p>
          </table:table-cell>
          <table:table-cell office:value-type="date" office:date-value="2023-12-23T00:00:00" table:style-name="ce5">
            <text:p>2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9</text:p>
          </table:table-cell>
          <table:table-cell office:value-type="string" table:style-name="ce4">
            <text:p>Elettronica</text:p>
          </table:table-cell>
          <table:table-cell office:value-type="float" office:value="3965432173" table:style-name="ce4">
            <text:p>3965432173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2-12-28T00:00:00" table:style-name="ce5">
            <text:p>2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0</text:p>
          </table:table-cell>
          <table:table-cell office:value-type="string" table:style-name="ce4">
            <text:p>Standard</text:p>
          </table:table-cell>
          <table:table-cell office:value-type="float" office:value="3976543274" table:style-name="ce4">
            <text:p>3976543274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1</text:p>
          </table:table-cell>
          <table:table-cell office:value-type="string" table:style-name="ce4">
            <text:p>Micro</text:p>
          </table:table-cell>
          <table:table-cell office:value-type="float" office:value="3990123520" table:style-name="ce4">
            <text:p>3990123520</text:p>
          </table:table-cell>
          <table:table-cell office:value-type="date" office:date-value="2023-02-27T00:00:00" table:style-name="ce5">
            <text:p>27/02/23</text:p>
          </table:table-cell>
          <table:table-cell office:value-type="date" office:date-value="2023-04-09T00:00:00" table:style-name="ce5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3</text:p>
          </table:table-cell>
          <table:table-cell office:value-type="string" table:style-name="ce4">
            <text:p>Standard</text:p>
          </table:table-cell>
          <table:table-cell office:value-type="float" office:value="3987654448" table:style-name="ce4">
            <text:p>3987654448</text:p>
          </table:table-cell>
          <table:table-cell office:value-type="date" office:date-value="2023-05-13T00:00:00" table:style-name="ce5">
            <text:p>13/05/23</text:p>
          </table:table-cell>
          <table:table-cell office:value-type="date" office:date-value="2023-06-22T00:00:00" table:style-name="ce5">
            <text:p>2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4</text:p>
          </table:table-cell>
          <table:table-cell office:value-type="string" table:style-name="ce4">
            <text:p>Micro</text:p>
          </table:table-cell>
          <table:table-cell office:value-type="float" office:value="3990987719" table:style-name="ce4">
            <text:p>3990987719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5</text:p>
          </table:table-cell>
          <table:table-cell office:value-type="string" table:style-name="ce4">
            <text:p>Nano</text:p>
          </table:table-cell>
          <table:table-cell office:value-type="float" office:value="3934567955" table:style-name="ce4">
            <text:p>3934567955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6</text:p>
          </table:table-cell>
          <table:table-cell office:value-type="string" table:style-name="ce4">
            <text:p>Elettronica</text:p>
          </table:table-cell>
          <table:table-cell office:value-type="float" office:value="3912345743" table:style-name="ce4">
            <text:p>3912345743</text:p>
          </table:table-cell>
          <table:table-cell office:value-type="date" office:date-value="2022-07-29T00:00:00" table:style-name="ce5">
            <text:p>29/07/22</text:p>
          </table:table-cell>
          <table:table-cell office:value-type="date" office:date-value="2022-09-07T00:00:00" table:style-name="ce5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7</text:p>
          </table:table-cell>
          <table:table-cell office:value-type="string" table:style-name="ce4">
            <text:p>Standard</text:p>
          </table:table-cell>
          <table:table-cell office:value-type="float" office:value="3987654449" table:style-name="ce4">
            <text:p>3987654449</text:p>
          </table:table-cell>
          <table:table-cell office:value-type="date" office:date-value="2023-09-02T00:00:00" table:style-name="ce5">
            <text:p>02/09/23</text:p>
          </table:table-cell>
          <table:table-cell office:value-type="date" office:date-value="2023-10-13T00:00:00" table:style-name="ce5">
            <text:p>1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8</text:p>
          </table:table-cell>
          <table:table-cell office:value-type="string" table:style-name="ce4">
            <text:p>Micro</text:p>
          </table:table-cell>
          <table:table-cell office:value-type="float" office:value="3998765498" table:style-name="ce4">
            <text:p>3998765498</text:p>
          </table:table-cell>
          <table:table-cell office:value-type="date" office:date-value="2022-10-08T00:00:00" table:style-name="ce5">
            <text:p>08/10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9</text:p>
          </table:table-cell>
          <table:table-cell office:value-type="string" table:style-name="ce4">
            <text:p>Nano</text:p>
          </table:table-cell>
          <table:table-cell office:value-type="float" office:value="3943218830" table:style-name="ce4">
            <text:p>3943218830</text:p>
          </table:table-cell>
          <table:table-cell office:value-type="date" office:date-value="2023-11-13T00:00:00" table:style-name="ce5">
            <text:p>13/11/23</text:p>
          </table:table-cell>
          <table:table-cell office:value-type="date" office:date-value="2023-12-24T00:00:00" table:style-name="ce5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0</text:p>
          </table:table-cell>
          <table:table-cell office:value-type="string" table:style-name="ce4">
            <text:p>Elettronica</text:p>
          </table:table-cell>
          <table:table-cell office:value-type="float" office:value="3965432174" table:style-name="ce4">
            <text:p>3965432174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2-12-29T00:00:00" table:style-name="ce5">
            <text:p>2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1</text:p>
          </table:table-cell>
          <table:table-cell office:value-type="string" table:style-name="ce4">
            <text:p>Standard</text:p>
          </table:table-cell>
          <table:table-cell office:value-type="float" office:value="3976543275" table:style-name="ce4">
            <text:p>3976543275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2</text:p>
          </table:table-cell>
          <table:table-cell office:value-type="string" table:style-name="ce4">
            <text:p>Micro</text:p>
          </table:table-cell>
          <table:table-cell office:value-type="float" office:value="3990123521" table:style-name="ce4">
            <text:p>3990123521</text:p>
          </table:table-cell>
          <table:table-cell office:value-type="date" office:date-value="2023-02-28T00:00:00" table:style-name="ce5">
            <text:p>28/02/23</text:p>
          </table:table-cell>
          <table:table-cell office:value-type="date" office:date-value="2023-04-10T00:00:00" table:style-name="ce5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4</text:p>
          </table:table-cell>
          <table:table-cell office:value-type="string" table:style-name="ce4">
            <text:p>Standard</text:p>
          </table:table-cell>
          <table:table-cell office:value-type="float" office:value="3987654450" table:style-name="ce4">
            <text:p>3987654450</text:p>
          </table:table-cell>
          <table:table-cell office:value-type="date" office:date-value="2023-05-14T00:00:00" table:style-name="ce5">
            <text:p>14/05/23</text:p>
          </table:table-cell>
          <table:table-cell office:value-type="date" office:date-value="2023-06-23T00:00:00" table:style-name="ce5">
            <text:p>2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5</text:p>
          </table:table-cell>
          <table:table-cell office:value-type="string" table:style-name="ce4">
            <text:p>Micro</text:p>
          </table:table-cell>
          <table:table-cell office:value-type="float" office:value="3990987720" table:style-name="ce4">
            <text:p>3990987720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6</text:p>
          </table:table-cell>
          <table:table-cell office:value-type="string" table:style-name="ce4">
            <text:p>Nano</text:p>
          </table:table-cell>
          <table:table-cell office:value-type="float" office:value="3934567956" table:style-name="ce4">
            <text:p>3934567956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7</text:p>
          </table:table-cell>
          <table:table-cell office:value-type="string" table:style-name="ce4">
            <text:p>Elettronica</text:p>
          </table:table-cell>
          <table:table-cell office:value-type="float" office:value="3912345744" table:style-name="ce4">
            <text:p>3912345744</text:p>
          </table:table-cell>
          <table:table-cell office:value-type="date" office:date-value="2022-07-30T00:00:00" table:style-name="ce5">
            <text:p>30/07/22</text:p>
          </table:table-cell>
          <table:table-cell office:value-type="date" office:date-value="2022-09-08T00:00:00" table:style-name="ce5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8</text:p>
          </table:table-cell>
          <table:table-cell office:value-type="string" table:style-name="ce4">
            <text:p>Standard</text:p>
          </table:table-cell>
          <table:table-cell office:value-type="float" office:value="3987654451" table:style-name="ce4">
            <text:p>3987654451</text:p>
          </table:table-cell>
          <table:table-cell office:value-type="date" office:date-value="2023-09-03T00:00:00" table:style-name="ce5">
            <text:p>03/09/23</text:p>
          </table:table-cell>
          <table:table-cell office:value-type="date" office:date-value="2023-10-14T00:00:00" table:style-name="ce5">
            <text:p>1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9</text:p>
          </table:table-cell>
          <table:table-cell office:value-type="string" table:style-name="ce4">
            <text:p>Micro</text:p>
          </table:table-cell>
          <table:table-cell office:value-type="float" office:value="3998765499" table:style-name="ce4">
            <text:p>3998765499</text:p>
          </table:table-cell>
          <table:table-cell office:value-type="date" office:date-value="2022-10-09T00:00:00" table:style-name="ce5">
            <text:p>09/10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0</text:p>
          </table:table-cell>
          <table:table-cell office:value-type="string" table:style-name="ce4">
            <text:p>Nano</text:p>
          </table:table-cell>
          <table:table-cell office:value-type="float" office:value="3943218831" table:style-name="ce4">
            <text:p>3943218831</text:p>
          </table:table-cell>
          <table:table-cell office:value-type="date" office:date-value="2023-11-14T00:00:00" table:style-name="ce5">
            <text:p>14/11/23</text:p>
          </table:table-cell>
          <table:table-cell office:value-type="date" office:date-value="2023-12-25T00:00:00" table:style-name="ce5">
            <text:p>2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1</text:p>
          </table:table-cell>
          <table:table-cell office:value-type="string" table:style-name="ce4">
            <text:p>Elettronica</text:p>
          </table:table-cell>
          <table:table-cell office:value-type="float" office:value="3965432175" table:style-name="ce4">
            <text:p>3965432175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2</text:p>
          </table:table-cell>
          <table:table-cell office:value-type="string" table:style-name="ce4">
            <text:p>Standard</text:p>
          </table:table-cell>
          <table:table-cell office:value-type="float" office:value="3976543276" table:style-name="ce4">
            <text:p>397654327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3</text:p>
          </table:table-cell>
          <table:table-cell office:value-type="string" table:style-name="ce4">
            <text:p>Micro</text:p>
          </table:table-cell>
          <table:table-cell office:value-type="float" office:value="3990123522" table:style-name="ce4">
            <text:p>3990123522</text:p>
          </table:table-cell>
          <table:table-cell office:value-type="date" office:date-value="2023-03-01T00:00:00" table:style-name="ce5">
            <text:p>01/03/23</text:p>
          </table:table-cell>
          <table:table-cell office:value-type="date" office:date-value="2023-04-11T00:00:00" table:style-name="ce5">
            <text:p>1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5</text:p>
          </table:table-cell>
          <table:table-cell office:value-type="string" table:style-name="ce4">
            <text:p>Standard</text:p>
          </table:table-cell>
          <table:table-cell office:value-type="float" office:value="3987654452" table:style-name="ce4">
            <text:p>3987654452</text:p>
          </table:table-cell>
          <table:table-cell office:value-type="date" office:date-value="2023-05-15T00:00:00" table:style-name="ce5">
            <text:p>15/05/23</text:p>
          </table:table-cell>
          <table:table-cell office:value-type="date" office:date-value="2023-06-24T00:00:00" table:style-name="ce5">
            <text:p>2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6</text:p>
          </table:table-cell>
          <table:table-cell office:value-type="string" table:style-name="ce4">
            <text:p>Micro</text:p>
          </table:table-cell>
          <table:table-cell office:value-type="float" office:value="3990987721" table:style-name="ce4">
            <text:p>3990987721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7</text:p>
          </table:table-cell>
          <table:table-cell office:value-type="string" table:style-name="ce4">
            <text:p>Nano</text:p>
          </table:table-cell>
          <table:table-cell office:value-type="float" office:value="3934567957" table:style-name="ce4">
            <text:p>3934567957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8</text:p>
          </table:table-cell>
          <table:table-cell office:value-type="string" table:style-name="ce4">
            <text:p>Elettronica</text:p>
          </table:table-cell>
          <table:table-cell office:value-type="float" office:value="3912345745" table:style-name="ce4">
            <text:p>3912345745</text:p>
          </table:table-cell>
          <table:table-cell office:value-type="date" office:date-value="2022-07-31T00:00:00" table:style-name="ce5">
            <text:p>31/07/22</text:p>
          </table:table-cell>
          <table:table-cell office:value-type="date" office:date-value="2022-09-09T00:00:00" table:style-name="ce5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9</text:p>
          </table:table-cell>
          <table:table-cell office:value-type="string" table:style-name="ce4">
            <text:p>Standard</text:p>
          </table:table-cell>
          <table:table-cell office:value-type="float" office:value="3987654453" table:style-name="ce4">
            <text:p>3987654453</text:p>
          </table:table-cell>
          <table:table-cell office:value-type="date" office:date-value="2023-09-04T00:00:00" table:style-name="ce5">
            <text:p>04/09/23</text:p>
          </table:table-cell>
          <table:table-cell office:value-type="date" office:date-value="2023-10-15T00:00:00" table:style-name="ce5">
            <text:p>1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0</text:p>
          </table:table-cell>
          <table:table-cell office:value-type="string" table:style-name="ce4">
            <text:p>Micro</text:p>
          </table:table-cell>
          <table:table-cell office:value-type="float" office:value="3998765500" table:style-name="ce4">
            <text:p>3998765500</text:p>
          </table:table-cell>
          <table:table-cell office:value-type="date" office:date-value="2022-10-10T00:00:00" table:style-name="ce5">
            <text:p>10/10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1</text:p>
          </table:table-cell>
          <table:table-cell office:value-type="string" table:style-name="ce4">
            <text:p>Nano</text:p>
          </table:table-cell>
          <table:table-cell office:value-type="float" office:value="3943218832" table:style-name="ce4">
            <text:p>3943218832</text:p>
          </table:table-cell>
          <table:table-cell office:value-type="date" office:date-value="2023-11-15T00:00:00" table:style-name="ce5">
            <text:p>15/11/23</text:p>
          </table:table-cell>
          <table:table-cell office:value-type="date" office:date-value="2023-12-26T00:00:00" table:style-name="ce5">
            <text:p>2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2</text:p>
          </table:table-cell>
          <table:table-cell office:value-type="string" table:style-name="ce4">
            <text:p>Elettronica</text:p>
          </table:table-cell>
          <table:table-cell office:value-type="float" office:value="3965432176" table:style-name="ce4">
            <text:p>3965432176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2-12-31T00:00:00" table:style-name="ce5">
            <text:p>3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3</text:p>
          </table:table-cell>
          <table:table-cell office:value-type="string" table:style-name="ce4">
            <text:p>Standard</text:p>
          </table:table-cell>
          <table:table-cell office:value-type="float" office:value="3976543277" table:style-name="ce4">
            <text:p>3976543277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4</text:p>
          </table:table-cell>
          <table:table-cell office:value-type="string" table:style-name="ce4">
            <text:p>Micro</text:p>
          </table:table-cell>
          <table:table-cell office:value-type="float" office:value="3990123523" table:style-name="ce4">
            <text:p>3990123523</text:p>
          </table:table-cell>
          <table:table-cell office:value-type="date" office:date-value="2023-03-02T00:00:00" table:style-name="ce5">
            <text:p>02/03/23</text:p>
          </table:table-cell>
          <table:table-cell office:value-type="date" office:date-value="2023-04-12T00:00:00" table:style-name="ce5">
            <text:p>1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6</text:p>
          </table:table-cell>
          <table:table-cell office:value-type="string" table:style-name="ce4">
            <text:p>Standard</text:p>
          </table:table-cell>
          <table:table-cell office:value-type="float" office:value="3987654454" table:style-name="ce4">
            <text:p>3987654454</text:p>
          </table:table-cell>
          <table:table-cell office:value-type="date" office:date-value="2023-05-16T00:00:00" table:style-name="ce5">
            <text:p>16/05/23</text:p>
          </table:table-cell>
          <table:table-cell office:value-type="date" office:date-value="2023-06-25T00:00:00" table:style-name="ce5">
            <text:p>2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7</text:p>
          </table:table-cell>
          <table:table-cell office:value-type="string" table:style-name="ce4">
            <text:p>Micro</text:p>
          </table:table-cell>
          <table:table-cell office:value-type="float" office:value="3990987722" table:style-name="ce4">
            <text:p>3990987722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8</text:p>
          </table:table-cell>
          <table:table-cell office:value-type="string" table:style-name="ce4">
            <text:p>Nano</text:p>
          </table:table-cell>
          <table:table-cell office:value-type="float" office:value="3934567958" table:style-name="ce4">
            <text:p>3934567958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9</text:p>
          </table:table-cell>
          <table:table-cell office:value-type="string" table:style-name="ce4">
            <text:p>Elettronica</text:p>
          </table:table-cell>
          <table:table-cell office:value-type="float" office:value="3912345746" table:style-name="ce4">
            <text:p>3912345746</text:p>
          </table:table-cell>
          <table:table-cell office:value-type="date" office:date-value="2022-08-01T00:00:00" table:style-name="ce5">
            <text:p>01/08/22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0</text:p>
          </table:table-cell>
          <table:table-cell office:value-type="string" table:style-name="ce4">
            <text:p>Standard</text:p>
          </table:table-cell>
          <table:table-cell office:value-type="float" office:value="3987654455" table:style-name="ce4">
            <text:p>3987654455</text:p>
          </table:table-cell>
          <table:table-cell office:value-type="date" office:date-value="2023-09-05T00:00:00" table:style-name="ce5">
            <text:p>05/09/23</text:p>
          </table:table-cell>
          <table:table-cell office:value-type="date" office:date-value="2023-10-16T00:00:00" table:style-name="ce5">
            <text:p>1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1</text:p>
          </table:table-cell>
          <table:table-cell office:value-type="string" table:style-name="ce4">
            <text:p>Micro</text:p>
          </table:table-cell>
          <table:table-cell office:value-type="float" office:value="3998765501" table:style-name="ce4">
            <text:p>3998765501</text:p>
          </table:table-cell>
          <table:table-cell office:value-type="date" office:date-value="2022-10-11T00:00:00" table:style-name="ce5">
            <text:p>11/10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2</text:p>
          </table:table-cell>
          <table:table-cell office:value-type="string" table:style-name="ce4">
            <text:p>Nano</text:p>
          </table:table-cell>
          <table:table-cell office:value-type="float" office:value="3943218833" table:style-name="ce4">
            <text:p>3943218833</text:p>
          </table:table-cell>
          <table:table-cell office:value-type="date" office:date-value="2023-11-16T00:00:00" table:style-name="ce5">
            <text:p>16/11/23</text:p>
          </table:table-cell>
          <table:table-cell office:value-type="date" office:date-value="2023-12-27T00:00:00" table:style-name="ce5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3</text:p>
          </table:table-cell>
          <table:table-cell office:value-type="string" table:style-name="ce4">
            <text:p>Elettronica</text:p>
          </table:table-cell>
          <table:table-cell office:value-type="float" office:value="3965432177" table:style-name="ce4">
            <text:p>3965432177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1-01T00:00:00" table:style-name="ce5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4</text:p>
          </table:table-cell>
          <table:table-cell office:value-type="string" table:style-name="ce4">
            <text:p>Standard</text:p>
          </table:table-cell>
          <table:table-cell office:value-type="float" office:value="3976543278" table:style-name="ce4">
            <text:p>3976543278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5</text:p>
          </table:table-cell>
          <table:table-cell office:value-type="string" table:style-name="ce4">
            <text:p>Micro</text:p>
          </table:table-cell>
          <table:table-cell office:value-type="float" office:value="3990123524" table:style-name="ce4">
            <text:p>3990123524</text:p>
          </table:table-cell>
          <table:table-cell office:value-type="date" office:date-value="2023-03-03T00:00:00" table:style-name="ce5">
            <text:p>03/03/23</text:p>
          </table:table-cell>
          <table:table-cell office:value-type="date" office:date-value="2023-04-13T00:00:00" table:style-name="ce5">
            <text:p>1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7</text:p>
          </table:table-cell>
          <table:table-cell office:value-type="string" table:style-name="ce4">
            <text:p>Standard</text:p>
          </table:table-cell>
          <table:table-cell office:value-type="float" office:value="3987654456" table:style-name="ce4">
            <text:p>3987654456</text:p>
          </table:table-cell>
          <table:table-cell office:value-type="date" office:date-value="2023-05-17T00:00:00" table:style-name="ce5">
            <text:p>17/05/23</text:p>
          </table:table-cell>
          <table:table-cell office:value-type="date" office:date-value="2023-06-26T00:00:00" table:style-name="ce5">
            <text:p>2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8</text:p>
          </table:table-cell>
          <table:table-cell office:value-type="string" table:style-name="ce4">
            <text:p>Micro</text:p>
          </table:table-cell>
          <table:table-cell office:value-type="float" office:value="3990987723" table:style-name="ce4">
            <text:p>3990987723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9</text:p>
          </table:table-cell>
          <table:table-cell office:value-type="string" table:style-name="ce4">
            <text:p>Nano</text:p>
          </table:table-cell>
          <table:table-cell office:value-type="float" office:value="3934567959" table:style-name="ce4">
            <text:p>3934567959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0</text:p>
          </table:table-cell>
          <table:table-cell office:value-type="string" table:style-name="ce4">
            <text:p>Elettronica</text:p>
          </table:table-cell>
          <table:table-cell office:value-type="float" office:value="3912345747" table:style-name="ce4">
            <text:p>3912345747</text:p>
          </table:table-cell>
          <table:table-cell office:value-type="date" office:date-value="2022-08-02T00:00:00" table:style-name="ce5">
            <text:p>02/08/22</text:p>
          </table:table-cell>
          <table:table-cell office:value-type="date" office:date-value="2022-09-11T00:00:00" table:style-name="ce5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1</text:p>
          </table:table-cell>
          <table:table-cell office:value-type="string" table:style-name="ce4">
            <text:p>Standard</text:p>
          </table:table-cell>
          <table:table-cell office:value-type="float" office:value="3987654457" table:style-name="ce4">
            <text:p>3987654457</text:p>
          </table:table-cell>
          <table:table-cell office:value-type="date" office:date-value="2023-09-06T00:00:00" table:style-name="ce5">
            <text:p>06/09/23</text:p>
          </table:table-cell>
          <table:table-cell office:value-type="date" office:date-value="2023-10-17T00:00:00" table:style-name="ce5">
            <text:p>1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2</text:p>
          </table:table-cell>
          <table:table-cell office:value-type="string" table:style-name="ce4">
            <text:p>Micro</text:p>
          </table:table-cell>
          <table:table-cell office:value-type="float" office:value="3998765502" table:style-name="ce4">
            <text:p>3998765502</text:p>
          </table:table-cell>
          <table:table-cell office:value-type="date" office:date-value="2022-10-12T00:00:00" table:style-name="ce5">
            <text:p>12/10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3</text:p>
          </table:table-cell>
          <table:table-cell office:value-type="string" table:style-name="ce4">
            <text:p>Nano</text:p>
          </table:table-cell>
          <table:table-cell office:value-type="float" office:value="3943218834" table:style-name="ce4">
            <text:p>3943218834</text:p>
          </table:table-cell>
          <table:table-cell office:value-type="date" office:date-value="2023-11-17T00:00:00" table:style-name="ce5">
            <text:p>17/11/23</text:p>
          </table:table-cell>
          <table:table-cell office:value-type="date" office:date-value="2023-12-28T00:00:00" table:style-name="ce5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4</text:p>
          </table:table-cell>
          <table:table-cell office:value-type="string" table:style-name="ce4">
            <text:p>Elettronica</text:p>
          </table:table-cell>
          <table:table-cell office:value-type="float" office:value="3965432178" table:style-name="ce4">
            <text:p>3965432178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1-02T00:00:00" table:style-name="ce5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5</text:p>
          </table:table-cell>
          <table:table-cell office:value-type="string" table:style-name="ce4">
            <text:p>Standard</text:p>
          </table:table-cell>
          <table:table-cell office:value-type="float" office:value="3976543279" table:style-name="ce4">
            <text:p>3976543279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6</text:p>
          </table:table-cell>
          <table:table-cell office:value-type="string" table:style-name="ce4">
            <text:p>Micro</text:p>
          </table:table-cell>
          <table:table-cell office:value-type="float" office:value="3990123525" table:style-name="ce4">
            <text:p>3990123525</text:p>
          </table:table-cell>
          <table:table-cell office:value-type="date" office:date-value="2023-03-04T00:00:00" table:style-name="ce5">
            <text:p>04/03/23</text:p>
          </table:table-cell>
          <table:table-cell office:value-type="date" office:date-value="2023-04-14T00:00:00" table:style-name="ce5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8</text:p>
          </table:table-cell>
          <table:table-cell office:value-type="string" table:style-name="ce4">
            <text:p>Standard</text:p>
          </table:table-cell>
          <table:table-cell office:value-type="float" office:value="3987654458" table:style-name="ce4">
            <text:p>3987654458</text:p>
          </table:table-cell>
          <table:table-cell office:value-type="date" office:date-value="2023-05-18T00:00:00" table:style-name="ce5">
            <text:p>18/05/23</text:p>
          </table:table-cell>
          <table:table-cell office:value-type="date" office:date-value="2023-06-27T00:00:00" table:style-name="ce5">
            <text:p>2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9</text:p>
          </table:table-cell>
          <table:table-cell office:value-type="string" table:style-name="ce4">
            <text:p>Micro</text:p>
          </table:table-cell>
          <table:table-cell office:value-type="float" office:value="3990987724" table:style-name="ce4">
            <text:p>3990987724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0</text:p>
          </table:table-cell>
          <table:table-cell office:value-type="string" table:style-name="ce4">
            <text:p>Nano</text:p>
          </table:table-cell>
          <table:table-cell office:value-type="float" office:value="3934567960" table:style-name="ce4">
            <text:p>3934567960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1</text:p>
          </table:table-cell>
          <table:table-cell office:value-type="string" table:style-name="ce4">
            <text:p>Elettronica</text:p>
          </table:table-cell>
          <table:table-cell office:value-type="float" office:value="3912345748" table:style-name="ce4">
            <text:p>3912345748</text:p>
          </table:table-cell>
          <table:table-cell office:value-type="date" office:date-value="2022-08-03T00:00:00" table:style-name="ce5">
            <text:p>03/08/22</text:p>
          </table:table-cell>
          <table:table-cell office:value-type="date" office:date-value="2022-09-12T00:00:00" table:style-name="ce5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2</text:p>
          </table:table-cell>
          <table:table-cell office:value-type="string" table:style-name="ce4">
            <text:p>Standard</text:p>
          </table:table-cell>
          <table:table-cell office:value-type="float" office:value="3987654459" table:style-name="ce4">
            <text:p>3987654459</text:p>
          </table:table-cell>
          <table:table-cell office:value-type="date" office:date-value="2023-09-07T00:00:00" table:style-name="ce5">
            <text:p>07/09/23</text:p>
          </table:table-cell>
          <table:table-cell office:value-type="date" office:date-value="2023-10-18T00:00:00" table:style-name="ce5">
            <text:p>1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3</text:p>
          </table:table-cell>
          <table:table-cell office:value-type="string" table:style-name="ce4">
            <text:p>Micro</text:p>
          </table:table-cell>
          <table:table-cell office:value-type="float" office:value="3998765503" table:style-name="ce4">
            <text:p>3998765503</text:p>
          </table:table-cell>
          <table:table-cell office:value-type="date" office:date-value="2022-10-13T00:00:00" table:style-name="ce5">
            <text:p>13/10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4</text:p>
          </table:table-cell>
          <table:table-cell office:value-type="string" table:style-name="ce4">
            <text:p>Nano</text:p>
          </table:table-cell>
          <table:table-cell office:value-type="float" office:value="3943218835" table:style-name="ce4">
            <text:p>3943218835</text:p>
          </table:table-cell>
          <table:table-cell office:value-type="date" office:date-value="2023-11-18T00:00:00" table:style-name="ce5">
            <text:p>18/11/23</text:p>
          </table:table-cell>
          <table:table-cell office:value-type="date" office:date-value="2023-12-29T00:00:00" table:style-name="ce5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5</text:p>
          </table:table-cell>
          <table:table-cell office:value-type="string" table:style-name="ce4">
            <text:p>Elettronica</text:p>
          </table:table-cell>
          <table:table-cell office:value-type="float" office:value="3965432179" table:style-name="ce4">
            <text:p>3965432179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1-03T00:00:00" table:style-name="ce5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6</text:p>
          </table:table-cell>
          <table:table-cell office:value-type="string" table:style-name="ce4">
            <text:p>Standard</text:p>
          </table:table-cell>
          <table:table-cell office:value-type="float" office:value="3976543280" table:style-name="ce4">
            <text:p>3976543280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7</text:p>
          </table:table-cell>
          <table:table-cell office:value-type="string" table:style-name="ce4">
            <text:p>Micro</text:p>
          </table:table-cell>
          <table:table-cell office:value-type="float" office:value="3990123526" table:style-name="ce4">
            <text:p>3990123526</text:p>
          </table:table-cell>
          <table:table-cell office:value-type="date" office:date-value="2023-03-05T00:00:00" table:style-name="ce5">
            <text:p>05/03/23</text:p>
          </table:table-cell>
          <table:table-cell office:value-type="date" office:date-value="2023-04-15T00:00:00" table:style-name="ce5">
            <text:p>1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9</text:p>
          </table:table-cell>
          <table:table-cell office:value-type="string" table:style-name="ce4">
            <text:p>Standard</text:p>
          </table:table-cell>
          <table:table-cell office:value-type="float" office:value="3987654460" table:style-name="ce4">
            <text:p>3987654460</text:p>
          </table:table-cell>
          <table:table-cell office:value-type="date" office:date-value="2023-05-19T00:00:00" table:style-name="ce5">
            <text:p>19/05/23</text:p>
          </table:table-cell>
          <table:table-cell office:value-type="date" office:date-value="2023-06-28T00:00:00" table:style-name="ce5">
            <text:p>2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0</text:p>
          </table:table-cell>
          <table:table-cell office:value-type="string" table:style-name="ce4">
            <text:p>Micro</text:p>
          </table:table-cell>
          <table:table-cell office:value-type="float" office:value="3990987725" table:style-name="ce4">
            <text:p>3990987725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1</text:p>
          </table:table-cell>
          <table:table-cell office:value-type="string" table:style-name="ce4">
            <text:p>Nano</text:p>
          </table:table-cell>
          <table:table-cell office:value-type="float" office:value="3934567961" table:style-name="ce4">
            <text:p>3934567961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2</text:p>
          </table:table-cell>
          <table:table-cell office:value-type="string" table:style-name="ce4">
            <text:p>Elettronica</text:p>
          </table:table-cell>
          <table:table-cell office:value-type="float" office:value="3912345749" table:style-name="ce4">
            <text:p>3912345749</text:p>
          </table:table-cell>
          <table:table-cell office:value-type="date" office:date-value="2022-08-04T00:00:00" table:style-name="ce5">
            <text:p>04/08/22</text:p>
          </table:table-cell>
          <table:table-cell office:value-type="date" office:date-value="2022-09-13T00:00:00" table:style-name="ce5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3</text:p>
          </table:table-cell>
          <table:table-cell office:value-type="string" table:style-name="ce4">
            <text:p>Standard</text:p>
          </table:table-cell>
          <table:table-cell office:value-type="float" office:value="3987654461" table:style-name="ce4">
            <text:p>3987654461</text:p>
          </table:table-cell>
          <table:table-cell office:value-type="date" office:date-value="2023-09-08T00:00:00" table:style-name="ce5">
            <text:p>08/09/23</text:p>
          </table:table-cell>
          <table:table-cell office:value-type="date" office:date-value="2023-10-19T00:00:00" table:style-name="ce5">
            <text:p>1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4</text:p>
          </table:table-cell>
          <table:table-cell office:value-type="string" table:style-name="ce4">
            <text:p>Micro</text:p>
          </table:table-cell>
          <table:table-cell office:value-type="float" office:value="3998765504" table:style-name="ce4">
            <text:p>3998765504</text:p>
          </table:table-cell>
          <table:table-cell office:value-type="date" office:date-value="2022-10-14T00:00:00" table:style-name="ce5">
            <text:p>14/10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5</text:p>
          </table:table-cell>
          <table:table-cell office:value-type="string" table:style-name="ce4">
            <text:p>Nano</text:p>
          </table:table-cell>
          <table:table-cell office:value-type="float" office:value="3943218836" table:style-name="ce4">
            <text:p>3943218836</text:p>
          </table:table-cell>
          <table:table-cell office:value-type="date" office:date-value="2023-11-19T00:00:00" table:style-name="ce5">
            <text:p>19/11/23</text:p>
          </table:table-cell>
          <table:table-cell office:value-type="date" office:date-value="2023-12-30T00:00:00" table:style-name="ce5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6</text:p>
          </table:table-cell>
          <table:table-cell office:value-type="string" table:style-name="ce4">
            <text:p>Elettronica</text:p>
          </table:table-cell>
          <table:table-cell office:value-type="float" office:value="3965432180" table:style-name="ce4">
            <text:p>3965432180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1-04T00:00:00" table:style-name="ce5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7</text:p>
          </table:table-cell>
          <table:table-cell office:value-type="string" table:style-name="ce4">
            <text:p>Standard</text:p>
          </table:table-cell>
          <table:table-cell office:value-type="float" office:value="3976543281" table:style-name="ce4">
            <text:p>3976543281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8</text:p>
          </table:table-cell>
          <table:table-cell office:value-type="string" table:style-name="ce4">
            <text:p>Micro</text:p>
          </table:table-cell>
          <table:table-cell office:value-type="float" office:value="3990123527" table:style-name="ce4">
            <text:p>3990123527</text:p>
          </table:table-cell>
          <table:table-cell office:value-type="date" office:date-value="2023-03-06T00:00:00" table:style-name="ce5">
            <text:p>06/03/23</text:p>
          </table:table-cell>
          <table:table-cell office:value-type="date" office:date-value="2023-04-16T00:00:00" table:style-name="ce5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0</text:p>
          </table:table-cell>
          <table:table-cell office:value-type="string" table:style-name="ce4">
            <text:p>Standard</text:p>
          </table:table-cell>
          <table:table-cell office:value-type="float" office:value="3987654462" table:style-name="ce4">
            <text:p>3987654462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29T00:00:00" table:style-name="ce5">
            <text:p>2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1</text:p>
          </table:table-cell>
          <table:table-cell office:value-type="string" table:style-name="ce4">
            <text:p>Micro</text:p>
          </table:table-cell>
          <table:table-cell office:value-type="float" office:value="3990987726" table:style-name="ce4">
            <text:p>3990987726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2</text:p>
          </table:table-cell>
          <table:table-cell office:value-type="string" table:style-name="ce4">
            <text:p>Nano</text:p>
          </table:table-cell>
          <table:table-cell office:value-type="float" office:value="3934567962" table:style-name="ce4">
            <text:p>3934567962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3</text:p>
          </table:table-cell>
          <table:table-cell office:value-type="string" table:style-name="ce4">
            <text:p>Elettronica</text:p>
          </table:table-cell>
          <table:table-cell office:value-type="float" office:value="3912345750" table:style-name="ce4">
            <text:p>3912345750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4T00:00:00" table:style-name="ce5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4</text:p>
          </table:table-cell>
          <table:table-cell office:value-type="string" table:style-name="ce4">
            <text:p>Standard</text:p>
          </table:table-cell>
          <table:table-cell office:value-type="float" office:value="3987654463" table:style-name="ce4">
            <text:p>3987654463</text:p>
          </table:table-cell>
          <table:table-cell office:value-type="date" office:date-value="2023-09-09T00:00:00" table:style-name="ce5">
            <text:p>09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5</text:p>
          </table:table-cell>
          <table:table-cell office:value-type="string" table:style-name="ce4">
            <text:p>Micro</text:p>
          </table:table-cell>
          <table:table-cell office:value-type="float" office:value="3998765505" table:style-name="ce4">
            <text:p>3998765505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6</text:p>
          </table:table-cell>
          <table:table-cell office:value-type="string" table:style-name="ce4">
            <text:p>Nano</text:p>
          </table:table-cell>
          <table:table-cell office:value-type="float" office:value="3943218837" table:style-name="ce4">
            <text:p>3943218837</text:p>
          </table:table-cell>
          <table:table-cell office:value-type="date" office:date-value="2023-11-20T00:00:00" table:style-name="ce5">
            <text:p>20/11/23</text:p>
          </table:table-cell>
          <table:table-cell office:value-type="date" office:date-value="2023-12-31T00:00:00" table:style-name="ce5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7</text:p>
          </table:table-cell>
          <table:table-cell office:value-type="string" table:style-name="ce4">
            <text:p>Elettronica</text:p>
          </table:table-cell>
          <table:table-cell office:value-type="float" office:value="3965432181" table:style-name="ce4">
            <text:p>3965432181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8</text:p>
          </table:table-cell>
          <table:table-cell office:value-type="string" table:style-name="ce4">
            <text:p>Standard</text:p>
          </table:table-cell>
          <table:table-cell office:value-type="float" office:value="3976543282" table:style-name="ce4">
            <text:p>3976543282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9</text:p>
          </table:table-cell>
          <table:table-cell office:value-type="string" table:style-name="ce4">
            <text:p>Micro</text:p>
          </table:table-cell>
          <table:table-cell office:value-type="float" office:value="3990123528" table:style-name="ce4">
            <text:p>3990123528</text:p>
          </table:table-cell>
          <table:table-cell office:value-type="date" office:date-value="2023-03-07T00:00:00" table:style-name="ce5">
            <text:p>07/03/23</text:p>
          </table:table-cell>
          <table:table-cell office:value-type="date" office:date-value="2023-04-17T00:00:00" table:style-name="ce5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1</text:p>
          </table:table-cell>
          <table:table-cell office:value-type="string" table:style-name="ce4">
            <text:p>Standard</text:p>
          </table:table-cell>
          <table:table-cell office:value-type="float" office:value="3987654464" table:style-name="ce4">
            <text:p>3987654464</text:p>
          </table:table-cell>
          <table:table-cell office:value-type="date" office:date-value="2023-05-21T00:00:00" table:style-name="ce5">
            <text:p>21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2</text:p>
          </table:table-cell>
          <table:table-cell office:value-type="string" table:style-name="ce4">
            <text:p>Micro</text:p>
          </table:table-cell>
          <table:table-cell office:value-type="float" office:value="3990987727" table:style-name="ce4">
            <text:p>3990987727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3</text:p>
          </table:table-cell>
          <table:table-cell office:value-type="string" table:style-name="ce4">
            <text:p>Nano</text:p>
          </table:table-cell>
          <table:table-cell office:value-type="float" office:value="3934567963" table:style-name="ce4">
            <text:p>393456796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4</text:p>
          </table:table-cell>
          <table:table-cell office:value-type="string" table:style-name="ce4">
            <text:p>Elettronica</text:p>
          </table:table-cell>
          <table:table-cell office:value-type="float" office:value="3912345751" table:style-name="ce4">
            <text:p>3912345751</text:p>
          </table:table-cell>
          <table:table-cell office:value-type="date" office:date-value="2022-08-06T00:00:00" table:style-name="ce5">
            <text:p>06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5</text:p>
          </table:table-cell>
          <table:table-cell office:value-type="string" table:style-name="ce4">
            <text:p>Standard</text:p>
          </table:table-cell>
          <table:table-cell office:value-type="float" office:value="3987654465" table:style-name="ce4">
            <text:p>398765446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1T00:00:00" table:style-name="ce5">
            <text:p>2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6</text:p>
          </table:table-cell>
          <table:table-cell office:value-type="string" table:style-name="ce4">
            <text:p>Micro</text:p>
          </table:table-cell>
          <table:table-cell office:value-type="float" office:value="3998765506" table:style-name="ce4">
            <text:p>3998765506</text:p>
          </table:table-cell>
          <table:table-cell office:value-type="date" office:date-value="2022-10-16T00:00:00" table:style-name="ce5">
            <text:p>16/10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7</text:p>
          </table:table-cell>
          <table:table-cell office:value-type="string" table:style-name="ce4">
            <text:p>Nano</text:p>
          </table:table-cell>
          <table:table-cell office:value-type="float" office:value="3943218838" table:style-name="ce4">
            <text:p>3943218838</text:p>
          </table:table-cell>
          <table:table-cell office:value-type="date" office:date-value="2023-11-21T00:00:00" table:style-name="ce5">
            <text:p>21/11/23</text:p>
          </table:table-cell>
          <table:table-cell office:value-type="date" office:date-value="2024-01-01T00:00:00" table:style-name="ce5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8</text:p>
          </table:table-cell>
          <table:table-cell office:value-type="string" table:style-name="ce4">
            <text:p>Elettronica</text:p>
          </table:table-cell>
          <table:table-cell office:value-type="float" office:value="3965432182" table:style-name="ce4">
            <text:p>3965432182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1-06T00:00:00" table:style-name="ce5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9</text:p>
          </table:table-cell>
          <table:table-cell office:value-type="string" table:style-name="ce4">
            <text:p>Standard</text:p>
          </table:table-cell>
          <table:table-cell office:value-type="float" office:value="3976543283" table:style-name="ce4">
            <text:p>3976543283</text:p>
          </table:table-cell>
          <table:table-cell office:value-type="date" office:date-value="2023-01-01T00:00:00" table:style-name="ce5">
            <text:p>0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0</text:p>
          </table:table-cell>
          <table:table-cell office:value-type="string" table:style-name="ce4">
            <text:p>Micro</text:p>
          </table:table-cell>
          <table:table-cell office:value-type="float" office:value="3990123529" table:style-name="ce4">
            <text:p>3990123529</text:p>
          </table:table-cell>
          <table:table-cell office:value-type="date" office:date-value="2023-03-08T00:00:00" table:style-name="ce5">
            <text:p>08/03/23</text:p>
          </table:table-cell>
          <table:table-cell office:value-type="date" office:date-value="2023-04-18T00:00:00" table:style-name="ce5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2</text:p>
          </table:table-cell>
          <table:table-cell office:value-type="string" table:style-name="ce4">
            <text:p>Standard</text:p>
          </table:table-cell>
          <table:table-cell office:value-type="float" office:value="3987654466" table:style-name="ce4">
            <text:p>3987654466</text:p>
          </table:table-cell>
          <table:table-cell office:value-type="date" office:date-value="2023-05-22T00:00:00" table:style-name="ce5">
            <text:p>22/05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3</text:p>
          </table:table-cell>
          <table:table-cell office:value-type="string" table:style-name="ce4">
            <text:p>Micro</text:p>
          </table:table-cell>
          <table:table-cell office:value-type="float" office:value="3990987728" table:style-name="ce4">
            <text:p>3990987728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4</text:p>
          </table:table-cell>
          <table:table-cell office:value-type="string" table:style-name="ce4">
            <text:p>Nano</text:p>
          </table:table-cell>
          <table:table-cell office:value-type="float" office:value="3934567964" table:style-name="ce4">
            <text:p>3934567964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5</text:p>
          </table:table-cell>
          <table:table-cell office:value-type="string" table:style-name="ce4">
            <text:p>Elettronica</text:p>
          </table:table-cell>
          <table:table-cell office:value-type="float" office:value="3912345752" table:style-name="ce4">
            <text:p>3912345752</text:p>
          </table:table-cell>
          <table:table-cell office:value-type="date" office:date-value="2022-08-07T00:00:00" table:style-name="ce5">
            <text:p>07/08/22</text:p>
          </table:table-cell>
          <table:table-cell office:value-type="date" office:date-value="2022-09-16T00:00:00" table:style-name="ce5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6</text:p>
          </table:table-cell>
          <table:table-cell office:value-type="string" table:style-name="ce4">
            <text:p>Standard</text:p>
          </table:table-cell>
          <table:table-cell office:value-type="float" office:value="3987654467" table:style-name="ce4">
            <text:p>3987654467</text:p>
          </table:table-cell>
          <table:table-cell office:value-type="date" office:date-value="2023-09-11T00:00:00" table:style-name="ce5">
            <text:p>11/09/23</text:p>
          </table:table-cell>
          <table:table-cell office:value-type="date" office:date-value="2023-10-22T00:00:00" table:style-name="ce5">
            <text:p>2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7</text:p>
          </table:table-cell>
          <table:table-cell office:value-type="string" table:style-name="ce4">
            <text:p>Micro</text:p>
          </table:table-cell>
          <table:table-cell office:value-type="float" office:value="3998765507" table:style-name="ce4">
            <text:p>3998765507</text:p>
          </table:table-cell>
          <table:table-cell office:value-type="date" office:date-value="2022-10-17T00:00:00" table:style-name="ce5">
            <text:p>17/10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8</text:p>
          </table:table-cell>
          <table:table-cell office:value-type="string" table:style-name="ce4">
            <text:p>Nano</text:p>
          </table:table-cell>
          <table:table-cell office:value-type="float" office:value="3943218839" table:style-name="ce4">
            <text:p>3943218839</text:p>
          </table:table-cell>
          <table:table-cell office:value-type="date" office:date-value="2023-11-22T00:00:00" table:style-name="ce5">
            <text:p>22/11/23</text:p>
          </table:table-cell>
          <table:table-cell office:value-type="date" office:date-value="2024-01-02T00:00:00" table:style-name="ce5">
            <text:p>02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9</text:p>
          </table:table-cell>
          <table:table-cell office:value-type="string" table:style-name="ce4">
            <text:p>Elettronica</text:p>
          </table:table-cell>
          <table:table-cell office:value-type="float" office:value="3965432183" table:style-name="ce4">
            <text:p>3965432183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1-07T00:00:00" table:style-name="ce5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0</text:p>
          </table:table-cell>
          <table:table-cell office:value-type="string" table:style-name="ce4">
            <text:p>Standard</text:p>
          </table:table-cell>
          <table:table-cell office:value-type="float" office:value="3976543284" table:style-name="ce4">
            <text:p>3976543284</text:p>
          </table:table-cell>
          <table:table-cell office:value-type="date" office:date-value="2023-01-02T00:00:00" table:style-name="ce5">
            <text:p>02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1</text:p>
          </table:table-cell>
          <table:table-cell office:value-type="string" table:style-name="ce4">
            <text:p>Micro</text:p>
          </table:table-cell>
          <table:table-cell office:value-type="float" office:value="3990123530" table:style-name="ce4">
            <text:p>3990123530</text:p>
          </table:table-cell>
          <table:table-cell office:value-type="date" office:date-value="2023-03-09T00:00:00" table:style-name="ce5">
            <text:p>09/03/23</text:p>
          </table:table-cell>
          <table:table-cell office:value-type="date" office:date-value="2023-04-19T00:00:00" table:style-name="ce5">
            <text:p>1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3</text:p>
          </table:table-cell>
          <table:table-cell office:value-type="string" table:style-name="ce4">
            <text:p>Standard</text:p>
          </table:table-cell>
          <table:table-cell office:value-type="float" office:value="3987654468" table:style-name="ce4">
            <text:p>3987654468</text:p>
          </table:table-cell>
          <table:table-cell office:value-type="date" office:date-value="2023-05-23T00:00:00" table:style-name="ce5">
            <text:p>23/05/23</text:p>
          </table:table-cell>
          <table:table-cell office:value-type="date" office:date-value="2023-07-02T00:00:00" table:style-name="ce5">
            <text:p>0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4</text:p>
          </table:table-cell>
          <table:table-cell office:value-type="string" table:style-name="ce4">
            <text:p>Micro</text:p>
          </table:table-cell>
          <table:table-cell office:value-type="float" office:value="3990987729" table:style-name="ce4">
            <text:p>3990987729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5</text:p>
          </table:table-cell>
          <table:table-cell office:value-type="string" table:style-name="ce4">
            <text:p>Nano</text:p>
          </table:table-cell>
          <table:table-cell office:value-type="float" office:value="3934567965" table:style-name="ce4">
            <text:p>3934567965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6</text:p>
          </table:table-cell>
          <table:table-cell office:value-type="string" table:style-name="ce4">
            <text:p>Elettronica</text:p>
          </table:table-cell>
          <table:table-cell office:value-type="float" office:value="3912345753" table:style-name="ce4">
            <text:p>3912345753</text:p>
          </table:table-cell>
          <table:table-cell office:value-type="date" office:date-value="2022-08-08T00:00:00" table:style-name="ce5">
            <text:p>08/08/22</text:p>
          </table:table-cell>
          <table:table-cell office:value-type="date" office:date-value="2022-09-17T00:00:00" table:style-name="ce5">
            <text:p>1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7</text:p>
          </table:table-cell>
          <table:table-cell office:value-type="string" table:style-name="ce4">
            <text:p>Standard</text:p>
          </table:table-cell>
          <table:table-cell office:value-type="float" office:value="3987654469" table:style-name="ce4">
            <text:p>3987654469</text:p>
          </table:table-cell>
          <table:table-cell office:value-type="date" office:date-value="2023-09-12T00:00:00" table:style-name="ce5">
            <text:p>12/09/23</text:p>
          </table:table-cell>
          <table:table-cell office:value-type="date" office:date-value="2023-10-23T00:00:00" table:style-name="ce5">
            <text:p>2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8</text:p>
          </table:table-cell>
          <table:table-cell office:value-type="string" table:style-name="ce4">
            <text:p>Micro</text:p>
          </table:table-cell>
          <table:table-cell office:value-type="float" office:value="3998765508" table:style-name="ce4">
            <text:p>3998765508</text:p>
          </table:table-cell>
          <table:table-cell office:value-type="date" office:date-value="2022-10-18T00:00:00" table:style-name="ce5">
            <text:p>18/10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9</text:p>
          </table:table-cell>
          <table:table-cell office:value-type="string" table:style-name="ce4">
            <text:p>Nano</text:p>
          </table:table-cell>
          <table:table-cell office:value-type="float" office:value="3943218840" table:style-name="ce4">
            <text:p>3943218840</text:p>
          </table:table-cell>
          <table:table-cell office:value-type="date" office:date-value="2023-11-23T00:00:00" table:style-name="ce5">
            <text:p>23/11/23</text:p>
          </table:table-cell>
          <table:table-cell office:value-type="date" office:date-value="2024-01-03T00:00:00" table:style-name="ce5">
            <text:p>03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0</text:p>
          </table:table-cell>
          <table:table-cell office:value-type="string" table:style-name="ce4">
            <text:p>Elettronica</text:p>
          </table:table-cell>
          <table:table-cell office:value-type="float" office:value="3965432184" table:style-name="ce4">
            <text:p>3965432184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1-08T00:00:00" table:style-name="ce5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1</text:p>
          </table:table-cell>
          <table:table-cell office:value-type="string" table:style-name="ce4">
            <text:p>Standard</text:p>
          </table:table-cell>
          <table:table-cell office:value-type="float" office:value="3976543285" table:style-name="ce4">
            <text:p>3976543285</text:p>
          </table:table-cell>
          <table:table-cell office:value-type="date" office:date-value="2023-01-03T00:00:00" table:style-name="ce5">
            <text:p>03/01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2</text:p>
          </table:table-cell>
          <table:table-cell office:value-type="string" table:style-name="ce4">
            <text:p>Micro</text:p>
          </table:table-cell>
          <table:table-cell office:value-type="float" office:value="3990123531" table:style-name="ce4">
            <text:p>3990123531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4</text:p>
          </table:table-cell>
          <table:table-cell office:value-type="string" table:style-name="ce4">
            <text:p>Standard</text:p>
          </table:table-cell>
          <table:table-cell office:value-type="float" office:value="3987654470" table:style-name="ce4">
            <text:p>3987654470</text:p>
          </table:table-cell>
          <table:table-cell office:value-type="date" office:date-value="2023-05-24T00:00:00" table:style-name="ce5">
            <text:p>24/05/23</text:p>
          </table:table-cell>
          <table:table-cell office:value-type="date" office:date-value="2023-07-03T00:00:00" table:style-name="ce5">
            <text:p>0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5</text:p>
          </table:table-cell>
          <table:table-cell office:value-type="string" table:style-name="ce4">
            <text:p>Micro</text:p>
          </table:table-cell>
          <table:table-cell office:value-type="float" office:value="3990987730" table:style-name="ce4">
            <text:p>3990987730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6</text:p>
          </table:table-cell>
          <table:table-cell office:value-type="string" table:style-name="ce4">
            <text:p>Nano</text:p>
          </table:table-cell>
          <table:table-cell office:value-type="float" office:value="3934567966" table:style-name="ce4">
            <text:p>3934567966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7</text:p>
          </table:table-cell>
          <table:table-cell office:value-type="string" table:style-name="ce4">
            <text:p>Elettronica</text:p>
          </table:table-cell>
          <table:table-cell office:value-type="float" office:value="3912345754" table:style-name="ce4">
            <text:p>3912345754</text:p>
          </table:table-cell>
          <table:table-cell office:value-type="date" office:date-value="2022-08-09T00:00:00" table:style-name="ce5">
            <text:p>09/08/22</text:p>
          </table:table-cell>
          <table:table-cell office:value-type="date" office:date-value="2022-09-18T00:00:00" table:style-name="ce5">
            <text:p>1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8</text:p>
          </table:table-cell>
          <table:table-cell office:value-type="string" table:style-name="ce4">
            <text:p>Standard</text:p>
          </table:table-cell>
          <table:table-cell office:value-type="float" office:value="3987654471" table:style-name="ce4">
            <text:p>3987654471</text:p>
          </table:table-cell>
          <table:table-cell office:value-type="date" office:date-value="2023-09-13T00:00:00" table:style-name="ce5">
            <text:p>13/09/23</text:p>
          </table:table-cell>
          <table:table-cell office:value-type="date" office:date-value="2023-10-24T00:00:00" table:style-name="ce5">
            <text:p>2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9</text:p>
          </table:table-cell>
          <table:table-cell office:value-type="string" table:style-name="ce4">
            <text:p>Micro</text:p>
          </table:table-cell>
          <table:table-cell office:value-type="float" office:value="3998765509" table:style-name="ce4">
            <text:p>3998765509</text:p>
          </table:table-cell>
          <table:table-cell office:value-type="date" office:date-value="2022-10-19T00:00:00" table:style-name="ce5">
            <text:p>19/10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0</text:p>
          </table:table-cell>
          <table:table-cell office:value-type="string" table:style-name="ce4">
            <text:p>Nano</text:p>
          </table:table-cell>
          <table:table-cell office:value-type="float" office:value="3943218841" table:style-name="ce4">
            <text:p>3943218841</text:p>
          </table:table-cell>
          <table:table-cell office:value-type="date" office:date-value="2023-11-24T00:00:00" table:style-name="ce5">
            <text:p>24/11/23</text:p>
          </table:table-cell>
          <table:table-cell office:value-type="date" office:date-value="2024-01-04T00:00:00" table:style-name="ce5">
            <text:p>04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1</text:p>
          </table:table-cell>
          <table:table-cell office:value-type="string" table:style-name="ce4">
            <text:p>Elettronica</text:p>
          </table:table-cell>
          <table:table-cell office:value-type="float" office:value="3965432185" table:style-name="ce4">
            <text:p>3965432185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1-09T00:00:00" table:style-name="ce5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2</text:p>
          </table:table-cell>
          <table:table-cell office:value-type="string" table:style-name="ce4">
            <text:p>Standard</text:p>
          </table:table-cell>
          <table:table-cell office:value-type="float" office:value="3976543286" table:style-name="ce4">
            <text:p>3976543286</text:p>
          </table:table-cell>
          <table:table-cell office:value-type="date" office:date-value="2023-01-04T00:00:00" table:style-name="ce5">
            <text:p>04/01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3</text:p>
          </table:table-cell>
          <table:table-cell office:value-type="string" table:style-name="ce4">
            <text:p>Micro</text:p>
          </table:table-cell>
          <table:table-cell office:value-type="float" office:value="3990123532" table:style-name="ce4">
            <text:p>3990123532</text:p>
          </table:table-cell>
          <table:table-cell office:value-type="date" office:date-value="2023-03-11T00:00:00" table:style-name="ce5">
            <text:p>11/03/23</text:p>
          </table:table-cell>
          <table:table-cell office:value-type="date" office:date-value="2023-04-21T00:00:00" table:style-name="ce5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5</text:p>
          </table:table-cell>
          <table:table-cell office:value-type="string" table:style-name="ce4">
            <text:p>Standard</text:p>
          </table:table-cell>
          <table:table-cell office:value-type="float" office:value="3987654472" table:style-name="ce4">
            <text:p>3987654472</text:p>
          </table:table-cell>
          <table:table-cell office:value-type="date" office:date-value="2023-05-25T00:00:00" table:style-name="ce5">
            <text:p>25/05/23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6</text:p>
          </table:table-cell>
          <table:table-cell office:value-type="string" table:style-name="ce4">
            <text:p>Micro</text:p>
          </table:table-cell>
          <table:table-cell office:value-type="float" office:value="3990987731" table:style-name="ce4">
            <text:p>3990987731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7</text:p>
          </table:table-cell>
          <table:table-cell office:value-type="string" table:style-name="ce4">
            <text:p>Nano</text:p>
          </table:table-cell>
          <table:table-cell office:value-type="float" office:value="3934567967" table:style-name="ce4">
            <text:p>3934567967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8</text:p>
          </table:table-cell>
          <table:table-cell office:value-type="string" table:style-name="ce4">
            <text:p>Elettronica</text:p>
          </table:table-cell>
          <table:table-cell office:value-type="float" office:value="3912345755" table:style-name="ce4">
            <text:p>3912345755</text:p>
          </table:table-cell>
          <table:table-cell office:value-type="date" office:date-value="2022-08-10T00:00:00" table:style-name="ce5">
            <text:p>10/08/22</text:p>
          </table:table-cell>
          <table:table-cell office:value-type="date" office:date-value="2022-09-19T00:00:00" table:style-name="ce5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9</text:p>
          </table:table-cell>
          <table:table-cell office:value-type="string" table:style-name="ce4">
            <text:p>Standard</text:p>
          </table:table-cell>
          <table:table-cell office:value-type="float" office:value="3987654473" table:style-name="ce4">
            <text:p>3987654473</text:p>
          </table:table-cell>
          <table:table-cell office:value-type="date" office:date-value="2023-09-14T00:00:00" table:style-name="ce5">
            <text:p>14/09/23</text:p>
          </table:table-cell>
          <table:table-cell office:value-type="date" office:date-value="2023-10-25T00:00:00" table:style-name="ce5">
            <text:p>2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0</text:p>
          </table:table-cell>
          <table:table-cell office:value-type="string" table:style-name="ce4">
            <text:p>Micro</text:p>
          </table:table-cell>
          <table:table-cell office:value-type="float" office:value="3998765510" table:style-name="ce4">
            <text:p>3998765510</text:p>
          </table:table-cell>
          <table:table-cell office:value-type="date" office:date-value="2022-10-20T00:00:00" table:style-name="ce5">
            <text:p>20/10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1</text:p>
          </table:table-cell>
          <table:table-cell office:value-type="string" table:style-name="ce4">
            <text:p>Nano</text:p>
          </table:table-cell>
          <table:table-cell office:value-type="float" office:value="3943218842" table:style-name="ce4">
            <text:p>3943218842</text:p>
          </table:table-cell>
          <table:table-cell office:value-type="date" office:date-value="2023-11-25T00:00:00" table:style-name="ce5">
            <text:p>25/11/23</text:p>
          </table:table-cell>
          <table:table-cell office:value-type="date" office:date-value="2024-01-05T00:00:00" table:style-name="ce5">
            <text:p>05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2</text:p>
          </table:table-cell>
          <table:table-cell office:value-type="string" table:style-name="ce4">
            <text:p>Elettronica</text:p>
          </table:table-cell>
          <table:table-cell office:value-type="float" office:value="3965432186" table:style-name="ce4">
            <text:p>3965432186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3</text:p>
          </table:table-cell>
          <table:table-cell office:value-type="string" table:style-name="ce4">
            <text:p>Standard</text:p>
          </table:table-cell>
          <table:table-cell office:value-type="float" office:value="3976543287" table:style-name="ce4">
            <text:p>397654328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4</text:p>
          </table:table-cell>
          <table:table-cell office:value-type="string" table:style-name="ce4">
            <text:p>Micro</text:p>
          </table:table-cell>
          <table:table-cell office:value-type="float" office:value="3990123533" table:style-name="ce4">
            <text:p>3990123533</text:p>
          </table:table-cell>
          <table:table-cell office:value-type="date" office:date-value="2023-03-12T00:00:00" table:style-name="ce5">
            <text:p>12/03/23</text:p>
          </table:table-cell>
          <table:table-cell office:value-type="date" office:date-value="2023-04-22T00:00:00" table:style-name="ce5">
            <text:p>2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6</text:p>
          </table:table-cell>
          <table:table-cell office:value-type="string" table:style-name="ce4">
            <text:p>Standard</text:p>
          </table:table-cell>
          <table:table-cell office:value-type="float" office:value="3987654474" table:style-name="ce4">
            <text:p>3987654474</text:p>
          </table:table-cell>
          <table:table-cell office:value-type="date" office:date-value="2023-05-26T00:00:00" table:style-name="ce5">
            <text:p>26/05/23</text:p>
          </table:table-cell>
          <table:table-cell office:value-type="date" office:date-value="2023-07-05T00:00:00" table:style-name="ce5">
            <text:p>0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7</text:p>
          </table:table-cell>
          <table:table-cell office:value-type="string" table:style-name="ce4">
            <text:p>Micro</text:p>
          </table:table-cell>
          <table:table-cell office:value-type="float" office:value="3990987732" table:style-name="ce4">
            <text:p>3990987732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8</text:p>
          </table:table-cell>
          <table:table-cell office:value-type="string" table:style-name="ce4">
            <text:p>Nano</text:p>
          </table:table-cell>
          <table:table-cell office:value-type="float" office:value="3934567968" table:style-name="ce4">
            <text:p>3934567968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9</text:p>
          </table:table-cell>
          <table:table-cell office:value-type="string" table:style-name="ce4">
            <text:p>Elettronica</text:p>
          </table:table-cell>
          <table:table-cell office:value-type="float" office:value="3912345756" table:style-name="ce4">
            <text:p>3912345756</text:p>
          </table:table-cell>
          <table:table-cell office:value-type="date" office:date-value="2022-08-11T00:00:00" table:style-name="ce5">
            <text:p>11/08/22</text:p>
          </table:table-cell>
          <table:table-cell office:value-type="date" office:date-value="2022-09-20T00:00:00" table:style-name="ce5">
            <text:p>2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70</text:p>
          </table:table-cell>
          <table:table-cell office:value-type="string" table:style-name="ce4">
            <text:p>Standard</text:p>
          </table:table-cell>
          <table:table-cell office:value-type="float" office:value="3987654475" table:style-name="ce4">
            <text:p>3987654475</text:p>
          </table:table-cell>
          <table:table-cell office:value-type="date" office:date-value="2023-09-15T00:00:00" table:style-name="ce5">
            <text:p>15/09/23</text:p>
          </table:table-cell>
          <table:table-cell office:value-type="date" office:date-value="2023-10-26T00:00:00" table:style-name="ce5">
            <text:p>2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1</text:p>
          </table:table-cell>
          <table:table-cell office:value-type="string" table:style-name="ce4">
            <text:p>Micro</text:p>
          </table:table-cell>
          <table:table-cell office:value-type="float" office:value="3998765511" table:style-name="ce4">
            <text:p>3998765511</text:p>
          </table:table-cell>
          <table:table-cell office:value-type="date" office:date-value="2022-10-21T00:00:00" table:style-name="ce5">
            <text:p>21/10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2</text:p>
          </table:table-cell>
          <table:table-cell office:value-type="string" table:style-name="ce4">
            <text:p>Nano</text:p>
          </table:table-cell>
          <table:table-cell office:value-type="float" office:value="3943218843" table:style-name="ce4">
            <text:p>3943218843</text:p>
          </table:table-cell>
          <table:table-cell office:value-type="date" office:date-value="2023-11-26T00:00:00" table:style-name="ce5">
            <text:p>26/11/23</text:p>
          </table:table-cell>
          <table:table-cell office:value-type="date" office:date-value="2024-01-06T00:00:00" table:style-name="ce5">
            <text:p>06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3</text:p>
          </table:table-cell>
          <table:table-cell office:value-type="string" table:style-name="ce4">
            <text:p>Elettronica</text:p>
          </table:table-cell>
          <table:table-cell office:value-type="float" office:value="3965432187" table:style-name="ce4">
            <text:p>3965432187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4</text:p>
          </table:table-cell>
          <table:table-cell office:value-type="string" table:style-name="ce4">
            <text:p>Standard</text:p>
          </table:table-cell>
          <table:table-cell office:value-type="float" office:value="3976543288" table:style-name="ce4">
            <text:p>397654328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5</text:p>
          </table:table-cell>
          <table:table-cell office:value-type="string" table:style-name="ce4">
            <text:p>Micro</text:p>
          </table:table-cell>
          <table:table-cell office:value-type="float" office:value="3990123534" table:style-name="ce4">
            <text:p>3990123534</text:p>
          </table:table-cell>
          <table:table-cell office:value-type="date" office:date-value="2023-03-13T00:00:00" table:style-name="ce5">
            <text:p>13/03/23</text:p>
          </table:table-cell>
          <table:table-cell office:value-type="date" office:date-value="2023-04-23T00:00:00" table:style-name="ce5">
            <text:p>23/04/23</text:p>
          </table:table-cell>
          <table:table-cell table:number-columns-repeated="16379"/>
        </table:table-row>
        <table:table-row table:number-rows-repeated="1047865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654321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765432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876543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54321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432109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321098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210987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109876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09876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5T00:00:00" table:style-name="ce5">
            <text:p>25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987654</text:p>
          </table:table-cell>
          <table:table-cell office:value-type="string" table:style-name="ce4">
            <text:p>Nano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22334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2233445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3344556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4455667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5566778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6677889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7788990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8899001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9900112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0011223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09:30:53Z</dc:date>
  </office:meta>
</office:document-meta>
</file>